
<file path=META-INF/manifest.xml><?xml version="1.0" encoding="utf-8"?>
<manifest:manifest xmlns:manifest="urn:oasis:names:tc:opendocument:xmlns:manifest:1.0">
  <manifest:file-entry manifest:full-path="/" manifest:media-type="application/vnd.oasis.opendocument.tex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formx="urn:openoffice:names:experimental:ooxml-odf-interop:xmlns:form:1.0" xmlns:draw="urn:oasis:names:tc:opendocument:xmlns:drawing:1.0" xmlns:rpt="http://openoffice.org/2005/report" xmlns:office="urn:oasis:names:tc:opendocument:xmlns:office:1.0" xmlns:text="urn:oasis:names:tc:opendocument:xmlns:text:1.0" xmlns:ooo="http://openoffice.org/2004/office" xmlns:grddl="http://www.w3.org/2003/g/data-view#" xmlns:dc="http://purl.org/dc/elements/1.1/" xmlns:number="urn:oasis:names:tc:opendocument:xmlns:datastyle:1.0" xmlns:oooc="http://openoffice.org/2004/calc" xmlns:meta="urn:oasis:names:tc:opendocument:xmlns:meta:1.0" xmlns:table="urn:oasis:names:tc:opendocument:xmlns:table:1.0" xmlns:dr3d="urn:oasis:names:tc:opendocument:xmlns:dr3d:1.0" xmlns:fo="urn:oasis:names:tc:opendocument:xmlns:xsl-fo-compatible:1.0" xmlns:style="urn:oasis:names:tc:opendocument:xmlns:style:1.0" xmlns:xsi="http://www.w3.org/2001/XMLSchema-instance" xmlns:form="urn:oasis:names:tc:opendocument:xmlns:form:1.0" xmlns:script="urn:oasis:names:tc:opendocument:xmlns:script:1.0" xmlns:ooow="http://openoffice.org/2004/writer" xmlns:svg="urn:oasis:names:tc:opendocument:xmlns:svg-compatible:1.0" xmlns:chart="urn:oasis:names:tc:opendocument:xmlns:chart:1.0" xmlns:dom="http://www.w3.org/2001/xml-events" xmlns:xlink="http://www.w3.org/1999/xlink" xmlns:css3t="http://www.w3.org/TR/css3-text/" xmlns:field="urn:openoffice:names:experimental:ooo-ms-interop:xmlns:field:1.0" xmlns:xsd="http://www.w3.org/2001/XMLSchema" xmlns:of="urn:oasis:names:tc:opendocument:xmlns:of:1.2" xmlns:xhtml="http://www.w3.org/1999/xhtml" xmlns:xforms="http://www.w3.org/2002/xforms" xmlns:presentation="urn:oasis:names:tc:opendocument:xmlns:presentation:1.0" xmlns:tableooo="http://openoffice.org/2009/table" xmlns:math="http://www.w3.org/1998/Math/MathML">
  <office:scripts/>
  <office:font-face-decls/>
  <office:automatic-styles/>
  <office:body>
    <office:text>
      <text:variable-decls/>
      <text:user-field-decls/>
      <text:p>1. <text:span>(22r)</text:span><text:span text:style-name="T7"/><text:span text:style-name="T7"/><text:span text:style-name="T7"><text:span text:style-name="T3">incip</text:span>iunt</text:span> <text:span text:style-name="T7"><text:span text:style-name="T3">l</text:span>ibri</text:span> <text:span text:style-name="T7">s<text:span text:style-name="T1">an</text:span>c<text:span text:style-name="T1">t</text:span>i</text:span> <text:span text:style-name="T7"><text:span text:style-name="T3">p</text:span>atricii</text:span> <text:span text:style-name="T7">epis<text:span text:style-name="T1">copi</text:span></text:span><text:span text:style-name="T7"> | </text:span><text:span text:style-name="T7"/></text:p>
      <text:p>1. <text:span text:style-name="T7"/><text:span text:style-name="T7"><text:span text:style-name="T3">eg</text:span>o</text:span> <text:span text:style-name="T7"><text:span text:style-name="T3">patri</text:span>cius</text:span> <text:span text:style-name="T7"><text:span text:style-name="T3">p</text:span>ecca<text:span text:style-name="T3">t</text:span>or</text:span><text:span text:style-name="T7">.</text:span> <text:span text:style-name="T7">rusti</text:span><text:span text:style-name="T7">|</text:span><text:span text:style-name="T7">cissimus</text:span> <text:span text:style-name="T7"><text:span text:style-name="T3">et</text:span></text:span> <text:span text:style-name="T7">minimus</text:span> <text:span text:style-name="T7">om</text:span><text:span text:style-name="T7">|</text:span><text:span text:style-name="T7">nium</text:span> <text:span text:style-name="T7"/><text:span text:style-name="T7"><text:span text:style-name="T3">fi</text:span>delium</text:span> <text:span text:style-name="T7"><text:span text:style-name="T3">et</text:span></text:span> <text:span text:style-name="T7"><text:span text:style-name="T3">c</text:span>on<text:span text:style-name="T3">t</text:span>emp<text:span text:style-name="T3">t</text:span>ibilis</text:span><text:span text:style-name="T7"> | </text:span><text:span text:style-name="T7"><text:span text:style-name="T3">s</text:span>um</text:span> <text:span text:style-name="T7"><text:span text:style-name="T3">a</text:span>p<text:span text:style-name="T1">ud</text:span></text:span> <text:span text:style-name="T7"><text:span text:style-name="T3">p</text:span>lurimos</text:span><text:span text:style-name="T7"> | </text:span><text:span text:style-name="T7"/><text:span text:style-name="T7"><text:span text:style-name="T3">patr</text:span>em</text:span> <text:span text:style-name="T7">habui</text:span> <text:span text:style-name="T7"><text:span text:style-name="T3">c</text:span>alpornum</text:span> <text:span text:style-name="T7">dia</text:span><text:span text:style-name="T7">|</text:span><text:span text:style-name="T7">conum</text:span> <text:span text:style-name="T7"><text:span text:style-name="T3">fi</text:span>lium</text:span> <text:span text:style-name="T7">quendam</text:span> <text:span text:style-name="T7"><text:span text:style-name="T3">p</text:span>o<text:span text:style-name="T3">t</text:span>i<text:span text:style-name="T3">t</text:span>i</text:span><text:span text:style-name="T7"> | </text:span><text:span text:style-name="T7"> \\filii odissi// </text:span><text:span text:style-name="T7">p<text:span text:style-name="T1">re</text:span>sbyt<text:span text:style-name="T1">er</text:span>i</text:span> <text:span text:style-name="T7"/><text:span text:style-name="T7">qui</text:span> <text:span text:style-name="T7">fuit</text:span> <text:span text:style-name="T7">uico</text:span> <text:span text:style-name="T7">bannauem</text:span><text:span text:style-name="T7"> | </text:span><text:span text:style-name="T7"><text:span text:style-name="T3">t</text:span>aberniae</text:span> <text:span text:style-name="T7"><text:span text:style-name="T3">u</text:span>illulam</text:span> <text:span text:style-name="T7"><text:span text:style-name="T3">e</text:span>nim</text:span> <text:span text:style-name="T7">p<text:span text:style-name="T1">ro</text:span>pe</text:span> <text:span text:style-name="T7"/><text:span text:style-name="T7">habuit</text:span><text:span text:style-name="T7"> | </text:span><text:span text:style-name="T7">ubi</text:span> <text:span text:style-name="T7">ego</text:span> <text:span text:style-name="T7">capt<text:span text:style-name="T1">ur</text:span>am</text:span> <text:span text:style-name="T7">dedi</text:span> <text:span text:style-name="T7"/><text:span text:style-name="T7"><text:span text:style-name="T3">A</text:span>nnorum</text:span><text:span text:style-name="T7"> | </text:span><text:span text:style-name="T7">eram</text:span> <text:span text:style-name="T7"><text:span text:style-name="T3">t</text:span>unc</text:span> <text:span text:style-name="T7">fere</text:span> <text:span text:style-name="T7">xui</text:span> <text:span text:style-name="T7"><text:span text:style-name="T3">d</text:span><text:span text:style-name="T1">eu</text:span>m</text:span> <text:span text:style-name="T7">u<text:span text:style-name="T1">er</text:span>um</text:span> <text:span text:style-name="T7"><text:span text:style-name="T3">ig</text:span></text:span><text:span text:style-name="T7">|</text:span><text:span text:style-name="T7">norabam</text:span> <text:span text:style-name="T7">et</text:span> <text:span text:style-name="T7"/><text:span text:style-name="T7">hiberione</text:span> <text:span text:style-name="T7">in</text:span> <text:span text:style-name="T7">cap<text:span text:style-name="T3">t</text:span>iuita</text:span><text:span text:style-name="T7">|</text:span><text:span text:style-name="T7">te</text:span> <text:span text:style-name="T7"><text:span text:style-name="T3">a</text:span>dduc<text:span text:style-name="T3">t</text:span>us</text:span> <text:span text:style-name="T7">sum</text:span> <text:span text:style-name="T7"><text:span text:style-name="T3">c</text:span>um</text:span> <text:span text:style-name="T7">t<text:span text:style-name="T1">o</text:span>t</text:span> <text:span text:style-name="T7">milia</text:span><text:span text:style-name="T7"> | </text:span><text:span text:style-name="T7">hominum</text:span> <text:span text:style-name="T7"/><text:span text:style-name="T7"><text:span text:style-name="T3">se</text:span>cundum</text:span> <text:span text:style-name="T7">merita</text:span> <text:span text:style-name="T7">n<text:span text:style-name="T1">ost</text:span>ra</text:span><text:span text:style-name="T7"> | </text:span><text:span text:style-name="T7">q<text:span text:style-name="T1">uia</text:span></text:span> <text:span text:style-name="T7">a</text:span> <text:span text:style-name="T7">d<text:span text:style-name="T1">e</text:span>o</text:span> <text:span text:style-name="T7">recessimus</text:span> <text:span text:style-name="T7"><text:span text:style-name="T1">et</text:span></text:span> <text:span text:style-name="T7">p<text:span text:style-name="T1">rae</text:span>cepta</text:span> <text:span text:style-name="T7"><text:span text:style-name="T1">eius</text:span></text:span> <text:span text:style-name="T7">n<text:span text:style-name="T1">on</text:span></text:span> <text:span text:style-name="T7"/><text:span text:style-name="T7">cus</text:span><text:span text:style-name="T7">|</text:span><text:span text:style-name="T7">todiuimus</text:span> <text:span text:style-name="T7"><text:span text:style-name="T3">et</text:span></text:span> <text:span text:style-name="T7"><text:span text:style-name="T3">sa</text:span>cerdo<text:span text:style-name="T3">t</text:span>ib<text:span text:style-name="T1">us</text:span></text:span> <text:span text:style-name="T7">n<text:span text:style-name="T1">ostr</text:span>is</text:span><text:span text:style-name="T7"> | </text:span><text:span text:style-name="T7">n<text:span text:style-name="T1">on</text:span></text:span> <text:span text:style-name="T7">oboedientes</text:span> <text:span text:style-name="T7">fuimus</text:span> <text:span text:style-name="T7">qui</text:span> <text:span text:style-name="T7"/><text:span text:style-name="T7">n<text:span text:style-name="T1">ostr</text:span>am</text:span> <text:span text:style-name="T7">sa</text:span><text:span text:style-name="T7">|</text:span><text:span text:style-name="T7"><text:span text:style-name="T3">lut</text:span>em</text:span> <text:span text:style-name="T7"><text:span text:style-name="T3">ad</text:span>monebant</text:span> <text:span text:style-name="T7"><text:span text:style-name="T3">et</text:span></text:span> <text:span text:style-name="T7">d<text:span text:style-name="T1">omi</text:span>n<text:span text:style-name="T1">u</text:span>s</text:span> <text:span text:style-name="T7">indux</text:span><text:span text:style-name="T7">|</text:span><text:span text:style-name="T7">it</text:span> <text:span text:style-name="T7">sup<text:span text:style-name="T1">er</text:span></text:span> <text:span text:style-name="T7">nos</text:span> <text:span text:style-name="T7">iram</text:span> <text:span text:style-name="T7"/><text:span text:style-name="T7"><text:span text:style-name="T3">a</text:span>nimationis</text:span> <text:span text:style-name="T7">sue</text:span><text:span text:style-name="T7"> | </text:span><text:span text:style-name="T7">et</text:span> <text:span text:style-name="T7">disp<text:span text:style-name="T1">er</text:span>sit</text:span> <text:span text:style-name="T7">nos</text:span> <text:span text:style-name="T7"><text:span text:style-name="T3">i</text:span>n</text:span> <text:span text:style-name="T7"><text:span text:style-name="T3">g</text:span>en<text:span text:style-name="T3">t</text:span>ib<text:span text:style-name="T1">us</text:span></text:span> <text:span text:style-name="T7">multis</text:span> <text:span text:style-name="T7">eti<text:span text:style-name="T1">am</text:span></text:span><text:span text:style-name="T7"> | </text:span><text:span text:style-name="T7">usq<text:span text:style-name="T1">ue</text:span></text:span> <text:span text:style-name="T7">ad</text:span> <text:span text:style-name="T7">ultimum</text:span> <text:span text:style-name="T7"/><text:span text:style-name="T7">terrae</text:span> <text:span text:style-name="T7">ubi</text:span> <text:span text:style-name="T7">n<text:span text:style-name="T1">un</text:span>c</text:span><text:span text:style-name="T7"> | </text:span><text:span text:style-name="T7"><text:span text:style-name="T3">p</text:span>aruitas</text:span> <text:span text:style-name="T7">mea</text:span> <text:span text:style-name="T7">e<text:span text:style-name="T1">sse</text:span></text:span> <text:span text:style-name="T7">uidetur</text:span> <text:span text:style-name="T7">int<text:span text:style-name="T1">er</text:span></text:span> <text:span text:style-name="T7">ale</text:span><text:span text:style-name="T7">|</text:span><text:span text:style-name="T7">nigenas</text:span> <text:span text:style-name="T7"/></text:p>
      <text:p>2. <text:span text:style-name="T7"/><text:span text:style-name="T7"><text:span text:style-name="T3">et</text:span></text:span> <text:span text:style-name="T7">ibi</text:span> <text:span text:style-name="T7">d<text:span text:style-name="T1">omi</text:span>n<text:span text:style-name="T1">u</text:span>s</text:span> <text:span text:style-name="T7"><text:span text:style-name="T3">ap<text:span text:style-name="T1">er</text:span></text:span>uit</text:span> <text:span text:style-name="T7">sensum</text:span><text:span text:style-name="T7">(22rb)</text:span><text:span text:style-name="T7"> | </text:span><text:span text:style-name="T7">in<text:span text:style-name="T3">c</text:span>redulitatis</text:span> <text:span text:style-name="T7">meae</text:span> <text:span text:style-name="T7">ut</text:span> <text:span text:style-name="T7"/><text:span text:style-name="T7">sero
                \/
            </text:span> <text:span text:style-name="T7">rememora</text:span><text:span text:style-name="T7"> \\// </text:span><text:span text:style-name="T7">|</text:span><text:span text:style-name="T7">rem</text:span> <text:span text:style-name="T7">dilicta</text:span> <text:span text:style-name="T7">mea</text:span> <text:span text:style-name="T7">ut</text:span> <text:span text:style-name="T7">confirmarem</text:span> <text:span text:style-name="T7">toto</text:span> <text:span text:style-name="T7">cor</text:span><text:span text:style-name="T7">|</text:span><text:span text:style-name="T7">de</text:span> <text:span text:style-name="T7">ad</text:span> <text:span text:style-name="T7"/><text:span text:style-name="T7">d<text:span text:style-name="T1">omi</text:span>n<text:span text:style-name="T1">u</text:span>m</text:span> <text:span text:style-name="T7">d<text:span text:style-name="T1">eu</text:span>m</text:span> <text:span text:style-name="T7">m<text:span text:style-name="T1">eu</text:span>m</text:span> <text:span text:style-name="T7">qui</text:span> <text:span text:style-name="T7">respexit</text:span> <text:span text:style-name="T7">humilitatem</text:span><text:span text:style-name="T7"> | </text:span><text:span text:style-name="T7">m<text:span text:style-name="T1">ea</text:span>m</text:span> <text:span text:style-name="T7"><text:span text:style-name="T1">et</text:span></text:span> <text:span text:style-name="T7">misser<text:span text:style-name="T3">t</text:span>us</text:span> <text:span text:style-name="T7"><text:span text:style-name="T1">est</text:span></text:span> <text:span text:style-name="T7"/><text:span text:style-name="T7">adoliscentiae</text:span> <text:span text:style-name="T7">ignoran</text:span><text:span text:style-name="T7">|</text:span><text:span text:style-name="T7">tiae</text:span> <text:span text:style-name="T7">meae</text:span> <text:span text:style-name="T7"><text:span text:style-name="T3">et</text:span></text:span> <text:span text:style-name="T7"><text:span text:style-name="T3">c</text:span>u<text:span text:style-name="T3">s</text:span>todiuit</text:span> <text:span text:style-name="T7">me</text:span> <text:span text:style-name="T7">an<text:span text:style-name="T1">te</text:span>quam</text:span> <text:span text:style-name="T7"/><text:span text:style-name="T7"/><text:span text:style-name="T7">sci</text:span><text:span text:style-name="T7">|</text:span><text:span text:style-name="T7">rem</text:span> <text:span text:style-name="T7">eum</text:span> <text:span text:style-name="T7"><text:span text:style-name="T1">et</text:span></text:span> <text:span text:style-name="T7">an<text:span text:style-name="T1">te</text:span>quam</text:span> <text:span text:style-name="T7">sap<text:span text:style-name="T1">er</text:span>em</text:span> <text:span text:style-name="T7"><text:span text:style-name="T1">ue</text:span>l</text:span> <text:span text:style-name="T7">distinguerem</text:span><text:span text:style-name="T7"> | </text:span><text:span text:style-name="T7">i<text:span text:style-name="T1">nter</text:span></text:span> <text:span text:style-name="T7">bonum</text:span> <text:span text:style-name="T7"><text:span text:style-name="T1">et</text:span></text:span> <text:span text:style-name="T7">malum</text:span> <text:span text:style-name="T7"/><text:span text:style-name="T7"><text:span text:style-name="T3">et</text:span></text:span> <text:span text:style-name="T7">muniuit</text:span> <text:span text:style-name="T7">me</text:span> <text:span text:style-name="T7">et</text:span> <text:span text:style-name="T7"><text:span text:style-name="T3">c</text:span>on</text:span><text:span text:style-name="T7">|</text:span><text:span text:style-name="T7">sula<text:span text:style-name="T3">t</text:span>us</text:span> <text:span text:style-name="T7"><text:span text:style-name="T1">est</text:span></text:span> <text:span text:style-name="T7">mei</text:span> <text:span text:style-name="T7">ut</text:span> <text:span text:style-name="T7">pat<text:span text:style-name="T1">er</text:span></text:span> <text:span text:style-name="T7">filium</text:span> <text:span text:style-name="T7"/></text:p>
      <text:p>3. <text:span text:style-name="T7"/><text:span text:style-name="T7"><text:span text:style-name="T3">un</text:span>de</text:span> <text:span text:style-name="T7"><text:span text:style-name="T1">autem</text:span></text:span> <text:span text:style-name="T7"><text:span text:style-name="T3">t</text:span>a</text:span><text:span text:style-name="T7">|</text:span><text:span text:style-name="T7">cere</text:span> <text:span text:style-name="T7">n<text:span text:style-name="T1">on</text:span></text:span> <text:span text:style-name="T7">possum<text:note text:id="ftn1" text:note-class="footnote"><text:note-citation>0</text:note-citation><text:note-body><text:p text:style-name="Footnote">Gwynn and Freeman mark the
                                    initial p as bigger than the surrounding text.</text:p></text:note-body></text:note></text:span> <text:span text:style-name="T7">neq<text:span text:style-name="T1">ue</text:span></text:span> <text:span text:style-name="T7">expedit</text:span> <text:span text:style-name="T7">quidem</text:span> <text:span text:style-name="T7"><text:span text:style-name="T3">t</text:span>an<text:span text:style-name="T3">t</text:span>a</text:span><text:span text:style-name="T7"> | </text:span><text:span text:style-name="T7"/><text:span text:style-name="T7">b<text:span text:style-name="T1">ene</text:span>ficia</text:span> <text:span text:style-name="T7"><text:span text:style-name="T1">et</text:span></text:span> <text:span text:style-name="T7"><text:span text:style-name="T3">t</text:span>antam</text:span> <text:span text:style-name="T7"><text:span text:style-name="T3">g</text:span>ratiam</text:span> <text:span text:style-name="T7">quam</text:span> <text:span text:style-name="T7">mihi</text:span> <text:span text:style-name="T7">dig</text:span><text:span text:style-name="T7">|</text:span><text:span text:style-name="T7">natus</text:span> <text:span text:style-name="T7"/><text:span text:style-name="T7">in</text:span> <text:span text:style-name="T7">t<text:span text:style-name="T1">er</text:span>ra</text:span> <text:span text:style-name="T7">captiuitatis</text:span> <text:span text:style-name="T7">meae</text:span> <text:span text:style-name="T7">q<text:span text:style-name="T1">uia</text:span></text:span> <text:span text:style-name="T7">h<text:span text:style-name="T1">aec</text:span></text:span> <text:span text:style-name="T7"><text:span text:style-name="T1">est</text:span></text:span> <text:span text:style-name="T7">re</text:span><text:span text:style-name="T7">|</text:span><text:span text:style-name="T7"><text:span text:style-name="T3">tri</text:span>butio</text:span> <text:span text:style-name="T7">mea</text:span> <text:span text:style-name="T7">n<text:span text:style-name="T1">ostr</text:span>a</text:span> <text:span text:style-name="T7"><text:span text:style-name="T3">u</text:span>t</text:span> <text:span text:style-name="T7">p<text:span text:style-name="T1">os</text:span>t</text:span> <text:span text:style-name="T7"/><text:span text:style-name="T7">correptionem</text:span> <text:span text:style-name="T7"><text:span text:style-name="T1">ue</text:span>l</text:span> <text:span text:style-name="T7">ag</text:span><text:span text:style-name="T7">|</text:span><text:span text:style-name="T7">nitionem</text:span> <text:span text:style-name="T7">d<text:span text:style-name="T1">e</text:span>i</text:span> <text:span text:style-name="T7"><text:span text:style-name="T3">ex</text:span>altare</text:span> <text:span text:style-name="T7"><text:span text:style-name="T1">et</text:span></text:span> <text:span text:style-name="T7">confit<text:span text:style-name="T1">er</text:span>i</text:span> <text:span text:style-name="T7">mirabilia</text:span> <text:span text:style-name="T7"><text:span text:style-name="T1">eius</text:span></text:span><text:span text:style-name="T7"> | </text:span><text:span text:style-name="T7"/><text:span text:style-name="T7"><text:span text:style-name="T3">c</text:span>oram</text:span> <text:span text:style-name="T7">omni</text:span> <text:span text:style-name="T7">na<text:span text:style-name="T3">t</text:span>ione</text:span> <text:span text:style-name="T7">q<text:span text:style-name="T1">uae</text:span></text:span> <text:span text:style-name="T7"><text:span text:style-name="T1">est</text:span></text:span> <text:span text:style-name="T7">sub</text:span> <text:span text:style-name="T7">omni</text:span> <text:span text:style-name="T7">cae<text:span text:style-name="T3">l</text:span>o</text:span><text:span text:style-name="T7"> | </text:span><text:span text:style-name="T7"/></text:p>
      <text:p>4. <text:span text:style-name="T7"/><text:span text:style-name="T7">q<text:span text:style-name="T1">uia</text:span></text:span> <text:span text:style-name="T7">n<text:span text:style-name="T1">on</text:span></text:span> <text:span text:style-name="T7"><text:span text:style-name="T1">est</text:span></text:span> <text:span text:style-name="T7">alius</text:span> <text:span text:style-name="T7">d<text:span text:style-name="T1">eu</text:span>s</text:span> <text:span text:style-name="T7">nec</text:span> <text:span text:style-name="T7">umquam</text:span> <text:span text:style-name="T7">fuit</text:span> <text:span text:style-name="T7">nec</text:span> <text:span text:style-name="T7">an<text:span text:style-name="T1">te</text:span></text:span><text:span text:style-name="T7"> | </text:span><text:span text:style-name="T7">nec</text:span> <text:span text:style-name="T7">erit</text:span> <text:span text:style-name="T7"/><text:span text:style-name="T7">p<text:span text:style-name="T1">os</text:span>t</text:span> <text:span text:style-name="T7">h<text:span text:style-name="T1">aec</text:span></text:span> <text:span text:style-name="T7">p<text:span text:style-name="T1">rae</text:span>t<text:span text:style-name="T1">er</text:span></text:span> <text:span text:style-name="T7">d<text:span text:style-name="T1">eu</text:span>m</text:span> <text:span text:style-name="T7"><text:span text:style-name="T3">p</text:span>a<text:span text:style-name="T3">t</text:span>rem</text:span> <text:span text:style-name="T7">in<text:span text:style-name="T3">g</text:span>enitum</text:span><text:span text:style-name="T7"> | </text:span><text:span text:style-name="T7">s<text:span text:style-name="T1">i</text:span>n<text:span text:style-name="T1">e</text:span></text:span> <text:span text:style-name="T7"><text:span text:style-name="T3">p</text:span><text:span text:style-name="T1">r</text:span>incipio</text:span> <text:span text:style-name="T7">a</text:span> <text:span text:style-name="T7">quo</text:span> <text:span text:style-name="T7"><text:span text:style-name="T1">est</text:span></text:span> <text:span text:style-name="T7"/><text:span text:style-name="T7">omne</text:span> <text:span text:style-name="T7">p<text:span text:style-name="T1">r</text:span>incipium</text:span> <text:span text:style-name="T7">o<text:span text:style-name="T1">mni</text:span>a</text:span><text:span text:style-name="T7"> | </text:span><text:span text:style-name="T7"> \\:// </text:span><text:span text:style-name="T7"><text:span text:style-name="T3">t</text:span>enentem</text:span> <text:span text:style-name="T7">ut</text:span> <text:span text:style-name="T7">dicimus</text:span> <text:span text:style-name="T7"><text:span text:style-name="T1">et</text:span></text:span> <text:span text:style-name="T7"><text:span text:style-name="T1">eius</text:span></text:span> <text:span text:style-name="T7"><text:span text:style-name="T3">fi</text:span>lium</text:span> <text:span text:style-name="T7"/><text:span text:style-name="T7">i<text:span text:style-name="T1">esu</text:span>m</text:span> <text:span text:style-name="T7">chr<text:span text:style-name="T1">istu</text:span>m</text:span> <text:span text:style-name="T7">qui</text:span><text:span text:style-name="T7"> | </text:span><text:span text:style-name="T7">cum</text:span> <text:span text:style-name="T7"><text:span text:style-name="T3">pa</text:span>tre</text:span> <text:span text:style-name="T7">scilicet</text:span> <text:span text:style-name="T7">semp<text:span text:style-name="T1">er</text:span></text:span> <text:span text:style-name="T7">fuisse</text:span> <text:span text:style-name="T7"><text:span text:style-name="T3">t</text:span>estamur</text:span><text:span text:style-name="T7"> | </text:span><text:span text:style-name="T7"/><text:span text:style-name="T7">an<text:span text:style-name="T1">te</text:span></text:span> <text:span text:style-name="T7">originem</text:span> <text:span text:style-name="T7">saeculi</text:span> <text:span text:style-name="T7">sp<text:span text:style-name="T1">ir</text:span>italit<text:span text:style-name="T1">er</text:span></text:span> <text:span text:style-name="T7">ap<text:span text:style-name="T1">ud</text:span></text:span> <text:span text:style-name="T7">patrem</text:span><text:span text:style-name="T7"> | </text:span><text:span text:style-name="T7">inerrabilit<text:span text:style-name="T1">er</text:span></text:span> <text:span text:style-name="T7">genitum</text:span> <text:span text:style-name="T7"/><text:span text:style-name="T7">an<text:span text:style-name="T1">te</text:span></text:span> <text:span text:style-name="T7">omne</text:span> <text:span text:style-name="T7"><text:span text:style-name="T3">p</text:span><text:span text:style-name="T1">r</text:span>incipiu<text:span text:style-name="T1">m</text:span></text:span><text:span text:style-name="T7"> | </text:span><text:span text:style-name="T7"><text:span text:style-name="T1">et</text:span></text:span> <text:span text:style-name="T7"><text:span text:style-name="T3">p<text:span text:style-name="T1">er</text:span></text:span></text:span> <text:span text:style-name="T7">ipsum</text:span> <text:span text:style-name="T7">facta</text:span> <text:span text:style-name="T7">sunt</text:span> <text:span text:style-name="T7">uissibilia</text:span> <text:span text:style-name="T7"/><text:span text:style-name="T7">hominem</text:span><text:span text:style-name="T7"> | </text:span><text:span text:style-name="T7"><text:span text:style-name="T3">f</text:span><text:span text:style-name="T1">a</text:span>c<text:span text:style-name="T1">tu</text:span>m</text:span> <text:span text:style-name="T7">morte</text:span> <text:span text:style-name="T7">deuic<text:span text:style-name="T3">t</text:span>a</text:span> <text:span text:style-name="T7">in</text:span> <text:span text:style-name="T7">caelis</text:span> <text:span text:style-name="T7"/><text:span text:style-name="T7"><text:span text:style-name="T1">et</text:span></text:span> <text:span text:style-name="T7">dedit</text:span> <text:span text:style-name="T7">illi</text:span> <text:span text:style-name="T7">o<text:span text:style-name="T1">mn</text:span>em</text:span><text:span text:style-name="T7"> | </text:span><text:span text:style-name="T7"><text:span text:style-name="T3">p</text:span>o<text:span text:style-name="T3">t</text:span>estatem</text:span> <text:span text:style-name="T7">sup<text:span text:style-name="T1">er</text:span></text:span> <text:span text:style-name="T7">omne</text:span> <text:span text:style-name="T7">no<text:span text:style-name="T1">men</text:span></text:span> <text:span text:style-name="T7">caelestium</text:span> <text:span text:style-name="T7"/><text:span text:style-name="T7"><text:span text:style-name="T1">et</text:span></text:span> <text:span text:style-name="T7"><text:span text:style-name="T3">t</text:span>er</text:span><text:span text:style-name="T7">|</text:span><text:span text:style-name="T7">restrium</text:span> <text:span text:style-name="T7"><text:span text:style-name="T1">et</text:span></text:span> <text:span text:style-name="T7">infernorum</text:span> <text:span text:style-name="T7"><text:span text:style-name="T1">et</text:span></text:span> <text:span text:style-name="T7">omnis</text:span> <text:span text:style-name="T7">lingua</text:span> <text:span text:style-name="T7"><text:span text:style-name="T1">con</text:span></text:span><text:span text:style-name="T7">|</text:span><text:span text:style-name="T7">fiteat<text:span text:style-name="T1">ur</text:span></text:span> <text:span text:style-name="T7">ei</text:span> <text:span text:style-name="T7">q<text:span text:style-name="T1">uia</text:span></text:span> <text:span text:style-name="T7"/><text:span text:style-name="T7">d<text:span text:style-name="T1">omi</text:span>n<text:span text:style-name="T1">u</text:span>s</text:span> <text:span text:style-name="T7"><text:span text:style-name="T1">et</text:span></text:span> <text:span text:style-name="T7">d<text:span text:style-name="T1">eu</text:span>s</text:span> <text:span text:style-name="T7"><text:span text:style-name="T1">est</text:span></text:span> <text:span text:style-name="T7">ie<text:span text:style-name="T1">su</text:span>s</text:span> <text:span text:style-name="T7">chr<text:span text:style-name="T1">istu</text:span>s</text:span> <text:span text:style-name="T7">quem</text:span> <text:span text:style-name="T7">credim<text:span text:style-name="T1">us</text:span></text:span><text:span text:style-name="T7"> | </text:span><text:span text:style-name="T7"><text:span text:style-name="T1">et</text:span></text:span> <text:span text:style-name="T7"><text:span text:style-name="T3">ex[ce]</text:span>pectamus</text:span> <text:span text:style-name="T7"/><text:span text:style-name="T7">aduentum</text:span> <text:span text:style-name="T7">mox</text:span> <text:span text:style-name="T7">fut<text:span text:style-name="T1">ur</text:span>um</text:span><text:span text:style-name="T7"> | </text:span><text:span text:style-name="T7">iudex</text:span> <text:span text:style-name="T7">uiuorum</text:span> <text:span text:style-name="T7"><text:span text:style-name="T3">a</text:span>tq<text:span text:style-name="T1">ue</text:span></text:span> <text:span text:style-name="T7">mortuorum</text:span> <text:span text:style-name="T7"/><text:span text:style-name="T7">qui</text:span> <text:span text:style-name="T7">red</text:span><text:span text:style-name="T7">|</text:span><text:span text:style-name="T7">det</text:span> <text:span text:style-name="T7">unicuiq<text:span text:style-name="T1">ue</text:span></text:span> <text:span text:style-name="T7">s<text:span text:style-name="T1">ecundum</text:span></text:span> <text:span text:style-name="T7"><text:span text:style-name="T3">f</text:span>ac<text:span text:style-name="T3">t</text:span>a</text:span> <text:span text:style-name="T7"><text:span text:style-name="T3">s</text:span>ua</text:span> <text:span text:style-name="T7"><text:span text:style-name="T1">et</text:span></text:span> <text:span text:style-name="T7">effudit</text:span> <text:span text:style-name="T7">in</text:span> <text:span text:style-name="T7">uob<text:span text:style-name="T1">is</text:span></text:span><text:span text:style-name="T7"> | </text:span><text:span text:style-name="T7"/><text:span text:style-name="T7">habunde</text:span> <text:span text:style-name="T7"><text:span text:style-name="T3">s</text:span>p<text:span text:style-name="T1">iritu</text:span>m</text:span> <text:span text:style-name="T7">s<text:span text:style-name="T1">an</text:span>c<text:span text:style-name="T1">tu</text:span>m</text:span> <text:span text:style-name="T7">donum</text:span> <text:span text:style-name="T7"><text:span text:style-name="T1">et</text:span></text:span> <text:span text:style-name="T7">pignus</text:span> <text:span text:style-name="T7"><text:span text:style-name="T3">i</text:span>nmor</text:span><text:span text:style-name="T7">|</text:span><text:span text:style-name="T7"><text:span text:style-name="T3">t</text:span>alitatis</text:span> <text:span text:style-name="T7">qui</text:span> <text:span text:style-name="T7">facit</text:span> <text:span text:style-name="T7"/><text:span text:style-name="T7">credentes</text:span> <text:span text:style-name="T7"><text:span text:style-name="T1">et</text:span></text:span> <text:span text:style-name="T7">oboedientes</text:span><text:span text:style-name="T7"> | </text:span><text:span text:style-name="T7">ut</text:span> <text:span text:style-name="T7">sint</text:span> <text:span text:style-name="T7">filii</text:span> <text:span text:style-name="T7">d<text:span text:style-name="T1">e</text:span>i</text:span> <text:span text:style-name="T7"><text:span text:style-name="T1">et</text:span></text:span> <text:span text:style-name="T7">coheredes</text:span> <text:span text:style-name="T7">chr<text:span text:style-name="T1">ist</text:span>i</text:span> <text:span text:style-name="T7">quem</text:span> <text:span text:style-name="T7"/><text:span text:style-name="T7">confi</text:span><text:span text:style-name="T7">|</text:span><text:span text:style-name="T7">temur</text:span> <text:span text:style-name="T7"><text:span text:style-name="T1">et</text:span></text:span> <text:span text:style-name="T7">adoramus</text:span> <text:span text:style-name="T7">unum</text:span> <text:span text:style-name="T7">d<text:span text:style-name="T1">eu</text:span>m</text:span> <text:span text:style-name="T7">in</text:span> <text:span text:style-name="T7"><text:span text:style-name="T3">t</text:span>rini<text:span text:style-name="T3">t</text:span>a</text:span><text:span text:style-name="T7">|</text:span><text:span text:style-name="T7">te</text:span> <text:span text:style-name="T7"><text:span text:style-name="T3">s</text:span>acri</text:span> <text:span text:style-name="T7">nominis</text:span> <text:span text:style-name="T7"/></text:p>
      <text:p>5. <text:span text:style-name="T7"/><text:span text:style-name="T7">ipse</text:span> <text:span text:style-name="T7"><text:span text:style-name="T1">enim</text:span></text:span> <text:span text:style-name="T7">d<text:span text:style-name="T1">i</text:span>x<text:span text:style-name="T1">it</text:span></text:span> <text:span text:style-name="T7">p<text:span text:style-name="T1">er</text:span></text:span> <text:span text:style-name="T7">p<text:span text:style-name="T1">ro</text:span>f<text:span text:style-name="T1">etam</text:span></text:span> <text:span text:style-name="T7"><text:span text:style-name="T3">i</text:span>nuoca</text:span><text:span text:style-name="T7"> | </text:span><text:span text:style-name="T7">me</text:span> <text:span text:style-name="T7">in</text:span> <text:span text:style-name="T7">die</text:span> <text:span text:style-name="T7"><text:span text:style-name="T3">tri</text:span>bula<text:span text:style-name="T3">t</text:span>ionis</text:span> <text:span text:style-name="T7"/><text:span text:style-name="T7">tuae</text:span> <text:span text:style-name="T7"><text:span text:style-name="T1">et</text:span></text:span> <text:span text:style-name="T7">lib<text:span text:style-name="T1">er</text:span>abo</text:span> <text:span text:style-name="T7">te</text:span><text:span text:style-name="T7"> | </text:span> <text:span text:style-name="T7"><text:span text:style-name="T1">et</text:span></text:span> <text:span text:style-name="T7">magnificabis</text:span> <text:span text:style-name="T7">me</text:span><text:span text:style-name="T7">(22v)</text:span><text:span text:style-name="T7"/><text:span text:style-name="T7">(22va)</text:span><text:span text:style-name="T7"> | </text:span><text:span text:style-name="T7"><text:span text:style-name="T3">et</text:span></text:span> <text:span text:style-name="T7"><text:span text:style-name="T3">ite</text:span>rum</text:span> <text:span text:style-name="T7">inquit</text:span> <text:span text:style-name="T7"><text:span text:style-name="T3">op<text:span text:style-name="T1">er</text:span>a</text:span></text:span> <text:span text:style-name="T7">
                \<text:span text:style-name="T1">autem</text:span>/
            </text:span><text:span text:style-name="T7"/><text:span text:style-name="T7">d<text:span text:style-name="T1">e</text:span>i</text:span> <text:span text:style-name="T7">reuelare</text:span> <text:span text:style-name="T7"><text:span text:style-name="T1">et</text:span></text:span><text:span text:style-name="T7"> | </text:span><text:span text:style-name="T7"><text:span text:style-name="T3">c</text:span>onfit<text:span text:style-name="T1">er</text:span>i</text:span> <text:span text:style-name="T7">honorificum</text:span> <text:span text:style-name="T7"><text:span text:style-name="T1">est</text:span></text:span> <text:span text:style-name="T7"/><text:span text:style-name="T7"/></text:p>
      <text:p>6. <text:span text:style-name="T7"/><text:span text:style-name="T7"><text:span text:style-name="T3">t</text:span>amen</text:span> <text:span text:style-name="T7">et<text:span text:style-name="T3">s</text:span>i</text:span> <text:span text:style-name="T7"><text:span text:style-name="T3">i</text:span>n</text:span> <text:span text:style-name="T7">multis</text:span><text:span text:style-name="T7"> | </text:span><text:span text:style-name="T7"><text:span text:style-name="T3">i</text:span>np<text:span text:style-name="T1">er</text:span>fectus</text:span> <text:span text:style-name="T7">sum</text:span> <text:span text:style-name="T7">opto</text:span> <text:span text:style-name="T7">fr<text:span text:style-name="T1">atr</text:span>ib<text:span text:style-name="T1">us</text:span></text:span> <text:span text:style-name="T7"><text:span text:style-name="T1">et</text:span></text:span> <text:span text:style-name="T7">cognotatis</text:span> <text:span text:style-name="T7"/><text:span text:style-name="T7">meis</text:span><text:span text:style-name="T7"> | </text:span><text:span text:style-name="T7">scire</text:span> <text:span text:style-name="T7">qualitatem</text:span> <text:span text:style-name="T7">m<text:span text:style-name="T1">ea</text:span>m</text:span> <text:span text:style-name="T7">ut</text:span> <text:span text:style-name="T7">possint</text:span> <text:span text:style-name="T7">p<text:span text:style-name="T1">er</text:span>ficere</text:span><text:span text:style-name="T7"> | </text:span><text:span text:style-name="T7">uo<text:span text:style-name="T3">t</text:span>um</text:span> <text:span text:style-name="T7">animae</text:span> <text:span text:style-name="T7"/><text:span text:style-name="T7">meae</text:span> <text:span text:style-name="T7"/></text:p>
      <text:p>7. <text:span text:style-name="T7"/><text:span text:style-name="T7">n<text:span text:style-name="T1">on</text:span></text:span> <text:span text:style-name="T7">ignoro</text:span> <text:span text:style-name="T7">testimonium</text:span><text:span text:style-name="T7"> | </text:span><text:span text:style-name="T7">d<text:span text:style-name="T1">omi</text:span>ni</text:span> <text:span text:style-name="T7">mei</text:span> <text:span text:style-name="T7">qui</text:span> <text:span text:style-name="T7">in</text:span> <text:span text:style-name="T7">Ψalmo<text:note text:id="ftn1" text:note-class="footnote"><text:note-citation>0</text:note-citation><text:note-body><text:p text:style-name="Footnote">Freeman: yalmo</text:p></text:note-body></text:note></text:span> <text:span text:style-name="T7">testat<text:span text:style-name="T1">ur</text:span></text:span><text:span text:style-name="T7">·</text:span><text:span text:style-name="T7">·</text:span> <text:span text:style-name="T7"/><text:span text:style-name="T7"><text:span text:style-name="T3">p<text:span text:style-name="T1">er</text:span></text:span>des</text:span> <text:span text:style-name="T7">eos</text:span><text:span text:style-name="T7"> | </text:span><text:span text:style-name="T7">qui</text:span> <text:span text:style-name="T7"><text:span text:style-name="T3">l</text:span>oqunt<text:span text:style-name="T1">ur</text:span></text:span> <text:span text:style-name="T7">menda<text:span text:style-name="T3">c</text:span>ium</text:span><text:span text:style-name="T7">·</text:span><text:span text:style-name="T7">·</text:span> <text:span text:style-name="T7"><text:span text:style-name="T3">et</text:span></text:span> <text:span text:style-name="T7"><text:span text:style-name="T3">i</text:span>t<text:span text:style-name="T1">er</text:span>um</text:span> <text:span text:style-name="T7">inq<text:span text:style-name="T1">u</text:span>it</text:span><text:span text:style-name="T7"> | </text:span><text:span text:style-name="T7"><text:span text:style-name="T3">Os</text:span></text:span> <text:span text:style-name="T7"><text:span text:style-name="T3">q<text:span text:style-name="T1">uod</text:span></text:span></text:span> <text:span text:style-name="T7"/><text:span text:style-name="T7">men<text:span text:style-name="T3">t</text:span>itur</text:span> <text:span text:style-name="T7">occidit</text:span> <text:span text:style-name="T7"><text:span text:style-name="T3">a</text:span>nimam</text:span><text:span text:style-name="T7">·</text:span><text:span text:style-name="T7">·</text:span> <text:span text:style-name="T7">et</text:span> <text:span text:style-name="T7">idem</text:span> <text:span text:style-name="T7">d<text:span text:style-name="T1">omi</text:span>n<text:span text:style-name="T1">u</text:span>s</text:span><text:span text:style-name="T7"> | </text:span><text:span text:style-name="T7"/><text:span text:style-name="T7"><text:span text:style-name="T3">u</text:span><text:span text:style-name="T1">er</text:span>bum</text:span> <text:span text:style-name="T7">o<text:span text:style-name="T3">t</text:span>iossum</text:span> <text:span text:style-name="T7">q<text:span text:style-name="T1">uod</text:span></text:span> <text:span text:style-name="T7"><text:span text:style-name="T3">l</text:span>ocuti</text:span> <text:span text:style-name="T7">fuerint</text:span> <text:span text:style-name="T7">homines</text:span><text:span text:style-name="T7"> | </text:span><text:span text:style-name="T7">reddent</text:span> <text:span text:style-name="T7">ra<text:span text:style-name="T3">t</text:span>ionem</text:span> <text:span text:style-name="T7">de</text:span> <text:span text:style-name="T7">eo</text:span> <text:span text:style-name="T7">in</text:span> <text:span text:style-name="T7"/><text:span text:style-name="T7">die</text:span> <text:span text:style-name="T7">iudicii</text:span><text:span text:style-name="T7"> | </text:span><text:span text:style-name="T7"/></text:p>
      <text:p>8. <text:span text:style-name="T7"/><text:span text:style-name="T7"><text:span text:style-name="T3">un</text:span>de</text:span> <text:span text:style-name="T7">autem</text:span> <text:span text:style-name="T7"><text:span text:style-name="T3">u</text:span>ehimenter</text:span> <text:span text:style-name="T7"><text:span text:style-name="T3">c</text:span>um</text:span> <text:span text:style-name="T7"><text:span text:style-name="T3">t</text:span>imore</text:span> <text:span text:style-name="T7"><text:span text:style-name="T1">et</text:span></text:span> <text:span text:style-name="T7"><text:span text:style-name="T3">t</text:span>re</text:span><text:span text:style-name="T7">|</text:span><text:span text:style-name="T7">more</text:span> <text:span text:style-name="T7"/><text:span text:style-name="T7">metuere</text:span> <text:span text:style-name="T7">hanc</text:span> <text:span text:style-name="T7">sententiam</text:span> <text:span text:style-name="T7">i<text:span text:style-name="T1">n</text:span></text:span> <text:span text:style-name="T7">die</text:span> <text:span text:style-name="T7">illa</text:span><text:span text:style-name="T7"> | </text:span><text:span text:style-name="T7">ubi</text:span> <text:span text:style-name="T7">nemo</text:span> <text:span text:style-name="T7">se</text:span> <text:span text:style-name="T7">pot<text:span text:style-name="T1">er</text:span>it</text:span> <text:span text:style-name="T7">sub<text:span text:style-name="T3">t</text:span>rahere</text:span> <text:span text:style-name="T7"/><text:span text:style-name="T7"><text:span text:style-name="T1">ue</text:span>l</text:span> <text:span text:style-name="T7">abs<text:span text:style-name="T1">con</text:span></text:span><text:span text:style-name="T7">|</text:span><text:span text:style-name="T7">dere</text:span> <text:span text:style-name="T7">s<text:span text:style-name="T1">ed</text:span></text:span> <text:span text:style-name="T7">omnes</text:span> <text:span text:style-name="T7">omnino</text:span> <text:span text:style-name="T7">reddit<text:span text:style-name="T1">ur</text:span>i</text:span> <text:span text:style-name="T7">sum<text:span text:style-name="T1">us</text:span></text:span><text:span text:style-name="T7"> | </text:span><text:span text:style-name="T7">ra<text:span text:style-name="T3">t</text:span>ionem</text:span> <text:span text:style-name="T7">eti<text:span text:style-name="T1">am</text:span></text:span> <text:span text:style-name="T7"/><text:span text:style-name="T7">minimorum</text:span> <text:span text:style-name="T7"><text:span text:style-name="T3">p</text:span>ecca<text:span text:style-name="T3">t</text:span>orum</text:span><text:span text:style-name="T7"> | </text:span><text:span text:style-name="T7">ante</text:span> <text:span text:style-name="T7"><text:span text:style-name="T3">tri</text:span>bunal</text:span> <text:span text:style-name="T7">d<text:span text:style-name="T1">omi</text:span>ni</text:span> <text:span text:style-name="T7">christi</text:span> <text:span text:style-name="T7"/></text:p>
      <text:p>9. <text:span text:style-name="T7"/><text:span text:style-name="T7"><text:span text:style-name="T3">q</text:span>ua</text:span><text:span text:style-name="T7">.</text:span> <text:span text:style-name="T7">p<text:span text:style-name="T1">ro</text:span>p<text:span text:style-name="T1">ter</text:span></text:span><text:span text:style-name="T7">.</text:span> <text:span text:style-name="T7">ollim</text:span><text:span text:style-name="T7"> | </text:span><text:span text:style-name="T7">cogitaui</text:span> <text:span text:style-name="T7">scrib<text:span text:style-name="T1">er</text:span>e</text:span> <text:span text:style-name="T7">s<text:span text:style-name="T1">ed</text:span></text:span> <text:span text:style-name="T7"><text:span text:style-name="T1">et</text:span></text:span> <text:span text:style-name="T7">usq<text:span text:style-name="T1">ue</text:span></text:span> <text:span text:style-name="T7">nunc</text:span> <text:span text:style-name="T7">hessitaui</text:span><text:span text:style-name="T7"> | </text:span><text:span text:style-name="T7"/><text:span text:style-name="T7"><text:span text:style-name="T3">t</text:span>imui</text:span> <text:span text:style-name="T7"><text:span text:style-name="T3">e</text:span>nim</text:span> <text:span text:style-name="T7">ne</text:span> <text:span text:style-name="T7"><text:span text:style-name="T3">i</text:span>ncederem</text:span> <text:span text:style-name="T7">in</text:span> <text:span text:style-name="T7">lin<text:span text:style-name="T3">g</text:span>uam</text:span> <text:span text:style-name="T7">homi</text:span><text:span text:style-name="T7">|</text:span><text:span text:style-name="T7">num</text:span> <text:span text:style-name="T7">q<text:span text:style-name="T1">uia</text:span></text:span> <text:span text:style-name="T7">n<text:span text:style-name="T1">on</text:span></text:span> <text:span text:style-name="T7">dedici</text:span> <text:span text:style-name="T7"/><text:span text:style-name="T7">si<text:span text:style-name="T1">cut</text:span></text:span> <text:span text:style-name="T7"><text:span text:style-name="T1">et</text:span></text:span> <text:span text:style-name="T7">caet<text:span text:style-name="T1">er</text:span>i</text:span> <text:span text:style-name="T7">qui</text:span> <text:span text:style-name="T7">optime</text:span> <text:span text:style-name="T7"><text:span text:style-name="T3">i</text:span>taq<text:span text:style-name="T1">ue</text:span></text:span><text:span text:style-name="T7"> | </text:span><text:span text:style-name="T7"><text:span text:style-name="T3">i</text:span>ure</text:span> <text:span text:style-name="T7"><text:span text:style-name="T1">et</text:span></text:span> <text:span text:style-name="T7">sacras</text:span> <text:span text:style-name="T7">lit<text:span text:style-name="T1">er</text:span>as</text:span> <text:span text:style-name="T7">utroq<text:span text:style-name="T1">ue</text:span></text:span> <text:span text:style-name="T7"/><text:span text:style-name="T7">pari</text:span> <text:span text:style-name="T7">modo</text:span><text:span text:style-name="T7"> | </text:span><text:span text:style-name="T7"> \\incertus |  liber hic// </text:span><text:span text:style-name="T7">combib<text:span text:style-name="T1">er</text:span>unt</text:span><text:span text:style-name="T7">·</text:span><text:span text:style-name="T7">·</text:span> <text:span text:style-name="T7"><text:span text:style-name="T3">et</text:span></text:span> <text:span text:style-name="T7"><text:span text:style-name="T3">s</text:span>ermones</text:span> <text:span text:style-name="T7">illor<text:span text:style-name="T1">um</text:span></text:span> <text:span text:style-name="T7">ex</text:span> <text:span text:style-name="T7">infa</text:span><text:span text:style-name="T7">|</text:span><text:span text:style-name="T7">ntia</text:span> <text:span text:style-name="T7">numquam</text:span> <text:span text:style-name="T7"/><text:span text:style-name="T7">motarunt</text:span> <text:span text:style-name="T7">s<text:span text:style-name="T1">ed</text:span></text:span> <text:span text:style-name="T7">ma<text:span text:style-name="T3">g</text:span>is</text:span> <text:span text:style-name="T7">ad</text:span> <text:span text:style-name="T7">p<text:span text:style-name="T1">er</text:span></text:span><text:span text:style-name="T7">|</text:span><text:span text:style-name="T7">fectum</text:span> <text:span text:style-name="T7">semp<text:span text:style-name="T1">er</text:span></text:span> <text:span text:style-name="T7">addiderunt</text:span> <text:span text:style-name="T7"><text:span text:style-name="T3">n</text:span>am</text:span> <text:span text:style-name="T7">sermo</text:span><text:span text:style-name="T7"> | </text:span><text:span text:style-name="T7"/><text:span text:style-name="T7"><text:span text:style-name="T3"><text:span text:style-name="T1">et</text:span></text:span></text:span> <text:span text:style-name="T7"><text:span text:style-name="T3">l</text:span>oq<text:span text:style-name="T1">ue</text:span>la</text:span> <text:span text:style-name="T7">n<text:span text:style-name="T1">ostr</text:span>a</text:span> <text:span text:style-name="T7">t<text:span text:style-name="T1">ran</text:span>slata</text:span> <text:span text:style-name="T7"><text:span text:style-name="T1">est</text:span></text:span> <text:span text:style-name="T7">in</text:span> <text:span text:style-name="T7">lin<text:span text:style-name="T3">g</text:span>uam</text:span> <text:span text:style-name="T7">aliena<text:span text:style-name="T1">m</text:span></text:span> <text:span text:style-name="T7">si<text:span text:style-name="T1">cut</text:span></text:span> <text:span text:style-name="T7">fa</text:span><text:span text:style-name="T7"> | </text:span><text:span text:style-name="T7"> \\<text:note text:id="ftn1" text:note-class="footnote"><text:note-citation>0</text:note-citation><text:note-body><text:p text:style-name="Footnote">Freeman places the z-mark after the word
                                    'facile'. After the word 'facile' is a space
                                    that could indicate that the scribe paused there for whatever
                                    reason. It is not clear if this is linked to the insertion of
                                    the z-like mark in the margin.</text:p></text:note-body></text:note>// </text:span><text:span text:style-name="T7">cile</text:span> <text:span text:style-name="T7">pot<text:span text:style-name="T1">est</text:span></text:span> <text:span text:style-name="T7"/><text:span text:style-name="T7">p<text:span text:style-name="T1">ro</text:span>bari</text:span> <text:span text:style-name="T7">ex</text:span> <text:span text:style-name="T7"/><text:span text:style-name="T7">aliue</text:span> <text:span text:style-name="T7">script<text:span text:style-name="T1">ur</text:span>ae</text:span> <text:span text:style-name="T7">meae</text:span><text:span text:style-name="T7"> | </text:span><text:span text:style-name="T7">qualit<text:span text:style-name="T1">er</text:span></text:span> <text:span text:style-name="T7">sum</text:span> <text:span text:style-name="T7"><text:span text:style-name="T3">eg</text:span>o</text:span> <text:span text:style-name="T7">in</text:span> <text:span text:style-name="T7">sermonib<text:span text:style-name="T1">us</text:span></text:span> <text:span text:style-name="T7"/><text:span text:style-name="T7">instructus</text:span><text:span text:style-name="T7"> | </text:span><text:span text:style-name="T7">atq<text:span text:style-name="T1">ue</text:span></text:span> <text:span text:style-name="T7">eruditus</text:span> <text:span text:style-name="T7">q<text:span text:style-name="T1">uia</text:span></text:span> <text:span text:style-name="T7">inquit</text:span> <text:span text:style-name="T7"><text:span text:style-name="T3">s</text:span>apiens</text:span> <text:span text:style-name="T7"><text:span text:style-name="T3">p<text:span text:style-name="T1">er</text:span></text:span></text:span> <text:span text:style-name="T7"><text:span text:style-name="T3">l</text:span>in</text:span><text:span text:style-name="T7">|</text:span><text:span text:style-name="T7"><text:span text:style-name="T3">g</text:span>uam</text:span> <text:span text:style-name="T7"/><text:span text:style-name="T7">dinoscet<text:span text:style-name="T1">ur</text:span></text:span> <text:span text:style-name="T7"><text:span text:style-name="T1">et</text:span></text:span> <text:span text:style-name="T7">sensus</text:span> <text:span text:style-name="T7"><text:span text:style-name="T1">et</text:span></text:span> <text:span text:style-name="T7">scientia</text:span> <text:span text:style-name="T7"><text:span text:style-name="T1">et</text:span></text:span> <text:span text:style-name="T7">doctrina</text:span><text:span text:style-name="T7"> | </text:span> <text:span text:style-name="T7">u<text:span text:style-name="T1">er</text:span>itatis</text:span> <text:span text:style-name="T7"/></text:p>
      <text:p>10. <text:span text:style-name="T7"/><text:span text:style-name="T7">s<text:span text:style-name="T1">ed</text:span></text:span> <text:span text:style-name="T7">quid</text:span> <text:span text:style-name="T7">p<text:span text:style-name="T1">ro</text:span>d<text:span text:style-name="T1">est</text:span></text:span> <text:span text:style-name="T7">excussatio</text:span> <text:span text:style-name="T7">iuxta</text:span> <text:span text:style-name="T7">u<text:span text:style-name="T1">er</text:span>it</text:span><text:span text:style-name="T7">|</text:span><text:span text:style-name="T7">atem</text:span> <text:span text:style-name="T7">p<text:span text:style-name="T1">rae</text:span>sertim</text:span> <text:span text:style-name="T7">cum</text:span> <text:span text:style-name="T7"/><text:span text:style-name="T7">p<text:span text:style-name="T1">rae</text:span>sumptione</text:span> <text:span text:style-name="T7">q<text:span text:style-name="T1">u</text:span>atinus</text:span> <text:span text:style-name="T7">m<text:span text:style-name="T1">od</text:span>o</text:span><text:span text:style-name="T7"> | </text:span><text:span text:style-name="T7">ipse</text:span> <text:span text:style-name="T7">adpeto</text:span> <text:span text:style-name="T7">in</text:span> <text:span text:style-name="T7">senectute</text:span> <text:span text:style-name="T7">mea</text:span> <text:span text:style-name="T7">q<text:span text:style-name="T1">uod</text:span></text:span> <text:span text:style-name="T7"/><text:span text:style-name="T7"><text:span text:style-name="T3">i</text:span>n</text:span> <text:span text:style-name="T7">iuuentu</text:span><text:span text:style-name="T7">|</text:span><text:span text:style-name="T7">te</text:span> <text:span text:style-name="T7">n<text:span text:style-name="T1">on</text:span></text:span> <text:span text:style-name="T7">conparaui<text:note text:id="ftn1" text:note-class="footnote"><text:note-citation>0</text:note-citation><text:note-body><text:p text:style-name="Footnote">Gwynn: conparaui;
                                    Bieler: comparaui; Freeman: conparui</text:p></text:note-body></text:note></text:span> <text:span text:style-name="T7">q<text:span text:style-name="T1">uod</text:span></text:span> <text:span text:style-name="T7">obstiterunt</text:span> <text:span text:style-name="T7">ut</text:span> <text:span text:style-name="T7"/><text:span text:style-name="T7"><text:span text:style-name="T1">con</text:span>fir</text:span><text:span text:style-name="T7">|</text:span><text:span text:style-name="T7">marem</text:span> <text:span text:style-name="T7">q<text:span text:style-name="T1">uod</text:span></text:span> <text:span text:style-name="T7">an<text:span text:style-name="T1">te</text:span></text:span> <text:span text:style-name="T7">p<text:span text:style-name="T1">er</text:span>legeram</text:span> <text:span text:style-name="T7">s<text:span text:style-name="T1">ed</text:span></text:span> <text:span text:style-name="T7">si</text:span> <text:span text:style-name="T7">quis</text:span> <text:span text:style-name="T7">me</text:span> <text:span text:style-name="T7">cre</text:span><text:span text:style-name="T7">|</text:span><text:span text:style-name="T7">didit</text:span> <text:span text:style-name="T7"><text:span text:style-name="T1">et</text:span>si</text:span> <text:span text:style-name="T7"/><text:span text:style-name="T7">dixero</text:span> <text:span text:style-name="T7">q<text:span text:style-name="T1">uod</text:span></text:span> <text:span text:style-name="T7">an<text:span text:style-name="T1">te</text:span></text:span> <text:span text:style-name="T7">p<text:span text:style-name="T1">rae</text:span>fatus</text:span> <text:span text:style-name="T7">sum</text:span> <text:span text:style-name="T7"/><text:span text:style-name="T7"/><text:span text:style-name="T7">adoliscens</text:span><text:span text:style-name="T7">(22vb)</text:span><text:span text:style-name="T7"> | </text:span><text:span text:style-name="T7"><text:span text:style-name="T3">i</text:span><text:span text:style-name="T1">m</text:span>mo</text:span> <text:span text:style-name="T7"><text:span text:style-name="T3">p</text:span>ene</text:span> <text:span text:style-name="T7"><text:span text:style-name="T3">p</text:span>uer</text:span> <text:span text:style-name="T7">inu<text:span text:style-name="T1">er</text:span>bis</text:span> <text:span text:style-name="T7">capt<text:span text:style-name="T1">ur</text:span>am</text:span> <text:span text:style-name="T7">dedi</text:span><text:span text:style-name="T7"> | </text:span><text:span text:style-name="T7">an<text:span text:style-name="T1">te</text:span>quam</text:span> <text:span text:style-name="T7"/><text:span text:style-name="T7">scirem</text:span> <text:span text:style-name="T7">quid</text:span> <text:span text:style-name="T7"><text:span text:style-name="T3">p</text:span>et<text:span text:style-name="T1">er</text:span>em</text:span> <text:span text:style-name="T7"><text:span text:style-name="T1">ue</text:span>l</text:span> <text:span text:style-name="T7">quid</text:span><text:span text:style-name="T7"> | </text:span><text:span text:style-name="T7">adpet<text:span text:style-name="T1">er</text:span>em</text:span> <text:span text:style-name="T7"><text:span text:style-name="T1">ue</text:span>l</text:span> <text:span text:style-name="T7">quid</text:span> <text:span text:style-name="T7">uitare</text:span> <text:span text:style-name="T7">debuera<text:span text:style-name="T1">m</text:span></text:span><text:span text:style-name="T7"> | </text:span><text:span text:style-name="T7"/><text:span text:style-name="T7">un<text:span text:style-name="T1">de</text:span></text:span> <text:span text:style-name="T7"><text:span text:style-name="T1">er</text:span>go</text:span> <text:span text:style-name="T7">hodie</text:span> <text:span text:style-name="T7">erubesco</text:span> <text:span text:style-name="T7"><text:span text:style-name="T1">et</text:span></text:span> <text:span text:style-name="T7">uehimenter</text:span> <text:span text:style-name="T7">p<text:span text:style-name="T1">ro</text:span><text:span text:style-name="T3">t</text:span>imeo</text:span><text:span text:style-name="T7"> | </text:span><text:span text:style-name="T7">denudare</text:span> <text:span text:style-name="T7"/><text:span text:style-name="T7">imp<text:span text:style-name="T1">er</text:span>itiam</text:span> <text:span text:style-name="T7">m<text:span text:style-name="T1">ea</text:span>m</text:span> <text:span text:style-name="T7">q<text:span text:style-name="T1">uia</text:span></text:span> <text:span text:style-name="T7">n<text:span text:style-name="T1">on</text:span></text:span> <text:span text:style-name="T7">possum</text:span> <text:span text:style-name="T7">de</text:span><text:span text:style-name="T7"> | </text:span><text:span text:style-name="T7"> \\<text:note text:id="ftn1" text:note-class="footnote"><text:note-citation>0</text:note-citation><text:note-body><text:p text:style-name="Footnote">The z-like mark in the margin is between the lines
                                    L5 and L6. It is possibly linked to the scribal intervention at
                                    the end of line L5. The words at the end of line L5 'non
                                    possum de' are marked with punctuation above the words.
                                    Furthermore, the words 'non possum de' are not present
                                    in the other manuscript witnesses what could be an indication of
                                    interpolation of some sort. Bieler indicates a possible
                                    connection in his apparatus criticus.</text:p></text:note-body></text:note>// </text:span><text:span text:style-name="T7">deeritis</text:span> <text:span text:style-name="T7">breuitate</text:span> <text:span text:style-name="T7">sermone</text:span> <text:span text:style-name="T7">expli</text:span><text:span text:style-name="T7">|</text:span><text:span text:style-name="T7">care</text:span> <text:span text:style-name="T7">nequeo</text:span> <text:span text:style-name="T7"/><text:span text:style-name="T7"><text:span text:style-name="T3">s</text:span>icut</text:span> <text:span text:style-name="T7">enim</text:span> <text:span text:style-name="T7">sp<text:span text:style-name="T1">iritu</text:span>s</text:span> <text:span text:style-name="T7">gestit</text:span> <text:span text:style-name="T7"><text:span text:style-name="T1">et</text:span></text:span> <text:span text:style-name="T7">ani</text:span><text:span text:style-name="T7">|</text:span><text:span text:style-name="T7">mas</text:span> <text:span text:style-name="T7"><text:span text:style-name="T1">et</text:span></text:span> <text:span text:style-name="T7">sensus</text:span> <text:span text:style-name="T7">mons<text:span text:style-name="T3">t</text:span>rat</text:span> <text:span text:style-name="T7">adfectus</text:span> <text:span text:style-name="T7"/></text:p>
      <text:p>11. <text:span text:style-name="T7"/><text:span text:style-name="T7">s<text:span text:style-name="T1">ed</text:span></text:span> <text:span text:style-name="T7">si</text:span><text:span text:style-name="T7"> | </text:span><text:span text:style-name="T7"><text:span text:style-name="T3">i</text:span>taq<text:span text:style-name="T1">ue</text:span></text:span> <text:span text:style-name="T7">d<text:span text:style-name="T3">a</text:span>tum</text:span> <text:span text:style-name="T7">mihi</text:span> <text:span text:style-name="T7">fuisset</text:span> <text:span text:style-name="T7">si<text:span text:style-name="T1">cut</text:span></text:span> <text:span text:style-name="T7"><text:span text:style-name="T1">et</text:span></text:span> <text:span text:style-name="T7">cet<text:span text:style-name="T1">er</text:span>is</text:span> <text:span text:style-name="T7">u<text:span text:style-name="T1">er</text:span>um</text:span><text:span text:style-name="T7"> | </text:span><text:span text:style-name="T7"><text:span text:style-name="T3">t</text:span>amen</text:span> <text:span text:style-name="T7"/><text:span text:style-name="T7">n<text:span text:style-name="T1">on</text:span></text:span> <text:span text:style-name="T7">silerem</text:span> <text:span text:style-name="T7">p<text:span text:style-name="T1">ropter</text:span></text:span> <text:span text:style-name="T7">retributionem</text:span> <text:span text:style-name="T7"><text:span text:style-name="T1">et</text:span></text:span> <text:span text:style-name="T7">si</text:span> <text:span text:style-name="T7">forte</text:span><text:span text:style-name="T7"> | </text:span><text:span text:style-name="T7">uidetur</text:span> <text:span text:style-name="T7">ap<text:span text:style-name="T1">ud</text:span></text:span> <text:span text:style-name="T7"/><text:span text:style-name="T7">aliquantos</text:span> <text:span text:style-name="T7">me</text:span> <text:span text:style-name="T7">in</text:span> <text:span text:style-name="T7">h<text:span text:style-name="T1">oc</text:span></text:span> <text:span text:style-name="T7">p<text:span text:style-name="T1">rae</text:span>ponere</text:span><text:span text:style-name="T7"> | </text:span><text:span text:style-name="T7"><text:span text:style-name="T3">c</text:span>um</text:span> <text:span text:style-name="T7">mea</text:span> <text:span text:style-name="T7">inscientia</text:span> <text:span text:style-name="T7"><text:span text:style-name="T1">et</text:span></text:span> <text:span text:style-name="T7"><text:span text:style-name="T3">t</text:span>ardiori</text:span> <text:span text:style-name="T7">lingua</text:span><text:span text:style-name="T7"> | </text:span><text:span text:style-name="T7"/><text:span text:style-name="T7">s<text:span text:style-name="T1">ed</text:span></text:span> <text:span text:style-name="T7"><text:span text:style-name="T3">scri</text:span>p<text:span text:style-name="T3">t</text:span>um</text:span> <text:span text:style-name="T7"><text:span text:style-name="T1">est</text:span></text:span> <text:span text:style-name="T7"><text:span text:style-name="T3">l</text:span>inguae</text:span> <text:span text:style-name="T7">balbu<text:span text:style-name="T3">t</text:span>ientes</text:span> <text:span text:style-name="T7">ue</text:span><text:span text:style-name="T7">|</text:span><text:span text:style-name="T7"><text:span text:style-name="T3">l</text:span>ociter</text:span> <text:span text:style-name="T7">discent</text:span> <text:span text:style-name="T7"><text:span text:style-name="T3">l</text:span>oqui</text:span> <text:span text:style-name="T7"><text:span text:style-name="T3">pa</text:span>cem</text:span> <text:span text:style-name="T7"/><text:span text:style-name="T7">q<text:span text:style-name="T1">uan</text:span>to</text:span> <text:span text:style-name="T7">ma</text:span><text:span text:style-name="T7">|</text:span><text:span text:style-name="T7">gis</text:span> <text:span text:style-name="T7">nos</text:span> <text:span text:style-name="T7">adpet<text:span text:style-name="T1">er</text:span>e</text:span> <text:span text:style-name="T7">debemus</text:span> <text:span text:style-name="T7">qui</text:span> <text:span text:style-name="T7">sumus</text:span> <text:span text:style-name="T7">nos</text:span><text:span text:style-name="T7"> | </text:span><text:span text:style-name="T7"><text:span text:style-name="T3">a</text:span>epistola</text:span> <text:span text:style-name="T7"/><text:span text:style-name="T7">chr<text:span text:style-name="T1">ist</text:span>i</text:span> <text:span text:style-name="T7">in</text:span> <text:span text:style-name="T7"><text:span text:style-name="T3">s</text:span>alu<text:span text:style-name="T3">t</text:span>em</text:span> <text:span text:style-name="T7">usq<text:span text:style-name="T1">ue</text:span></text:span> <text:span text:style-name="T7">ad</text:span> <text:span text:style-name="T7">ultimum</text:span><text:span text:style-name="T7"> | </text:span><text:span text:style-name="T7"> \\// </text:span><text:span text:style-name="T7"><text:span text:style-name="T3">t</text:span>erre</text:span> <text:span text:style-name="T7"><text:span text:style-name="T3">e</text:span>t</text:span> <text:span text:style-name="T7"><text:span text:style-name="T3">s</text:span>i</text:span> <text:span text:style-name="T7">n<text:span text:style-name="T1">on</text:span></text:span> <text:span text:style-name="T7">deserta</text:span> <text:span text:style-name="T7">s<text:span text:style-name="T1">ed</text:span></text:span> <text:span text:style-name="T7"/><text:span text:style-name="T7">ratum</text:span> <text:span text:style-name="T7">for</text:span><text:span text:style-name="T7">|</text:span><text:span text:style-name="T7"><text:span text:style-name="T3">t</text:span>issimum</text:span> <text:span text:style-name="T7">scriptum</text:span> <text:span text:style-name="T7">in</text:span> <text:span text:style-name="T7">cordib<text:span text:style-name="T1">us</text:span></text:span> <text:span text:style-name="T7">u<text:span text:style-name="T1">estr</text:span>is</text:span><text:span text:style-name="T7"> | </text:span><text:span text:style-name="T7">non</text:span> <text:span text:style-name="T7"><text:span text:style-name="T3">a</text:span>tramento</text:span> <text:span text:style-name="T7">s<text:span text:style-name="T1">ed</text:span></text:span> <text:span text:style-name="T7"/><text:span text:style-name="T7"><text:span text:style-name="T3">s</text:span>p<text:span text:style-name="T1">irit</text:span>u</text:span> <text:span text:style-name="T7">d<text:span text:style-name="T1">e</text:span>i</text:span> <text:span text:style-name="T7">uiui</text:span> <text:span text:style-name="T7">et</text:span> <text:span text:style-name="T7">it<text:span text:style-name="T1">er</text:span>um</text:span><text:span text:style-name="T7"> | </text:span><text:span text:style-name="T7">sp<text:span text:style-name="T1">iritu</text:span>s</text:span> <text:span text:style-name="T7">testatur</text:span> <text:span text:style-name="T7"><text:span text:style-name="T3">et</text:span></text:span> <text:span text:style-name="T7">rusticationem</text:span> <text:span text:style-name="T7"/><text:span text:style-name="T7">ab</text:span><text:span text:style-name="T7"> | </text:span><text:span text:style-name="T7"> \\// </text:span><text:span text:style-name="T7">altissimo</text:span> <text:span text:style-name="T7"><text:span text:style-name="T3">c</text:span>reata</text:span> <text:span text:style-name="T7"><text:span text:style-name="T1">est</text:span></text:span> <text:span text:style-name="T7"/></text:p>
      <text:p>12. <text:span text:style-name="T7"/><text:span text:style-name="T7">un<text:span text:style-name="T1">de</text:span></text:span> <text:span text:style-name="T7"><text:span text:style-name="T3">eg</text:span>o</text:span> <text:span text:style-name="T7"><text:span text:style-name="T3">p</text:span><text:span text:style-name="T1">r</text:span>imus</text:span> <text:span text:style-name="T7"><text:span text:style-name="T3">r</text:span>us</text:span><text:span text:style-name="T7">|</text:span><text:span text:style-name="T7"><text:span text:style-name="T3">t</text:span>icus</text:span> <text:span text:style-name="T7">p<text:span text:style-name="T1">ro</text:span>fuga</text:span> <text:span text:style-name="T7">inductus<text:note text:id="ftn1" text:note-class="footnote"><text:note-citation>0</text:note-citation><text:note-body><text:p text:style-name="Footnote">Gwynn: inductus; Bieler:
                                    inductus; Freeman: indoctus</text:p></text:note-body></text:note></text:span> <text:span text:style-name="T7">scilicet</text:span> <text:span text:style-name="T7">qui</text:span> <text:span text:style-name="T7"/><text:span text:style-name="T7">nescio</text:span><text:span text:style-name="T7"> | </text:span><text:span text:style-name="T7">in</text:span> <text:span text:style-name="T7">po<text:span text:style-name="T1">s</text:span>t<text:span text:style-name="T1">er</text:span>um</text:span> <text:span text:style-name="T7">p<text:span text:style-name="T1">ro</text:span>uidere</text:span> <text:span text:style-name="T7">s<text:span text:style-name="T1">ed</text:span></text:span> <text:span text:style-name="T7">illud</text:span> <text:span text:style-name="T7">scio</text:span> <text:span text:style-name="T7">certissi</text:span><text:span text:style-name="T7">|</text:span><text:span text:style-name="T7">me<text:note text:id="ftn1" text:note-class="footnote"><text:note-citation>0</text:note-citation><text:note-body><text:p text:style-name="Footnote">Freeman: certissi me</text:p></text:note-body></text:note></text:span> <text:span text:style-name="T7">q<text:span text:style-name="T1">uia</text:span></text:span> <text:span text:style-name="T7">utiq<text:span text:style-name="T1">ue</text:span></text:span> <text:span text:style-name="T7"/><text:span text:style-name="T7"><text:span text:style-name="T3">p</text:span><text:span text:style-name="T1">r</text:span>iu<text:span text:style-name="T3">s</text:span>quam</text:span> <text:span text:style-name="T7">humiliarer</text:span><text:span text:style-name="T7"> | </text:span><text:span text:style-name="T7">ego</text:span> <text:span text:style-name="T7">eram</text:span> <text:span text:style-name="T7"><text:span text:style-name="T1">ue</text:span>lut</text:span> <text:span text:style-name="T7">lapis</text:span> <text:span text:style-name="T7">qui</text:span> <text:span text:style-name="T7">iacet</text:span> <text:span text:style-name="T7">in</text:span> <text:span text:style-name="T7">lu<text:span text:style-name="T3">t</text:span>o</text:span><text:span text:style-name="T7"> | </text:span><text:span text:style-name="T7">p<text:span text:style-name="T1">ro</text:span>fundo</text:span> <text:span text:style-name="T7"/><text:span text:style-name="T7"><text:span text:style-name="T1">et</text:span></text:span> <text:span text:style-name="T7">ueni
                /t\
            [ens]</text:span> <text:span text:style-name="T7">qui</text:span> <text:span text:style-name="T7">potens</text:span> <text:span text:style-name="T7"><text:span text:style-name="T1">est</text:span></text:span> <text:span text:style-name="T7"><text:span text:style-name="T1">et</text:span></text:span> <text:span text:style-name="T7">in</text:span><text:span text:style-name="T7"> | </text:span><text:span text:style-name="T7"><text:span text:style-name="T3">s</text:span>ua</text:span> <text:span text:style-name="T7">missericordia</text:span> <text:span text:style-name="T7">sustulit</text:span> <text:span text:style-name="T7">me</text:span><text:span text:style-name="T7"> | </text:span><text:span text:style-name="T7"><text:span text:style-name="T3">et</text:span></text:span> <text:span text:style-name="T7"><text:span text:style-name="T3">q</text:span>uidem</text:span> <text:span text:style-name="T7"/><text:span text:style-name="T7">scilicet</text:span> <text:span text:style-name="T7">sursum</text:span> <text:span text:style-name="T7">adle</text:span><text:span text:style-name="T7">|</text:span><text:span text:style-name="T7">uauit</text:span> <text:span text:style-name="T7"><text:span text:style-name="T1">et</text:span></text:span> <text:span text:style-name="T7">collocauit</text:span> <text:span text:style-name="T7">me</text:span> <text:span text:style-name="T7">in</text:span> <text:span text:style-name="T7"><text:span text:style-name="T3">s</text:span>ua</text:span> <text:span text:style-name="T7">parte</text:span><text:span text:style-name="T7"> | </text:span><text:span text:style-name="T7"/><text:span text:style-name="T7"><text:span text:style-name="T3">e</text:span>t</text:span> <text:span text:style-name="T7"><text:span text:style-name="T3">i</text:span>nde</text:span> <text:span text:style-name="T7">for<text:span text:style-name="T3">t</text:span>iter</text:span> <text:span text:style-name="T7">debueram</text:span> <text:span text:style-name="T7">excla</text:span><text:span text:style-name="T7">|</text:span><text:span text:style-name="T7">mare</text:span> <text:span text:style-name="T7">ad</text:span> <text:span text:style-name="T7">retribuendam</text:span> <text:span text:style-name="T7">q<text:span text:style-name="T1">uo</text:span>q<text:span text:style-name="T1">ue</text:span></text:span> <text:span text:style-name="T7"/><text:span text:style-name="T7">aliq<text:span text:style-name="T1">u</text:span>id</text:span> <text:span text:style-name="T7">d<text:span text:style-name="T1">omi</text:span>no</text:span><text:span text:style-name="T7"> | </text:span><text:span text:style-name="T7">p<text:span text:style-name="T1">ro</text:span></text:span> <text:span text:style-name="T7"><text:span text:style-name="T3">t</text:span>an<text:span text:style-name="T3">t</text:span>is</text:span> <text:span text:style-name="T7">beneficiis</text:span> <text:span text:style-name="T7"><text:span text:style-name="T1">eius</text:span></text:span> <text:span text:style-name="T7">hic</text:span> <text:span text:style-name="T7"><text:span text:style-name="T3">et</text:span></text:span> <text:span text:style-name="T7"><text:span text:style-name="T3">i</text:span>n</text:span> <text:span text:style-name="T7"><text:span text:style-name="T3">a</text:span>e</text:span><text:span text:style-name="T7">|</text:span><text:span text:style-name="T7">t<text:span text:style-name="T1">er</text:span>num</text:span> <text:span text:style-name="T7">q<text:span text:style-name="T1">uae</text:span></text:span><text:span text:style-name="T7">·</text:span> <text:span text:style-name="T7"/><text:span text:style-name="T7">mens</text:span> <text:span text:style-name="T7">hominum</text:span> <text:span text:style-name="T7">aestimare</text:span><text:span text:style-name="T7"> | </text:span><text:span text:style-name="T7">non</text:span> <text:span text:style-name="T7">po<text:span text:style-name="T3">t</text:span><text:span text:style-name="T1">est</text:span></text:span> <text:span text:style-name="T7"/></text:p>
      <text:p>13. <text:span text:style-name="T7"/><text:span text:style-name="T7"><text:span text:style-name="T3">un</text:span>de</text:span> <text:span text:style-name="T7"><text:span text:style-name="T1">autem</text:span></text:span> <text:span text:style-name="T7"><text:span text:style-name="T3">a</text:span>mmiramini</text:span><text:span text:style-name="T7">(23r)</text:span><text:span text:style-name="T7"/><text:span text:style-name="T7">(23ra)</text:span><text:span text:style-name="T7"> | </text:span><text:span text:style-name="T7">ma<text:span text:style-name="T3">g</text:span>ni</text:span> <text:span text:style-name="T7"><text:span text:style-name="T1">et</text:span></text:span> <text:span text:style-name="T7">pusilli</text:span> <text:span text:style-name="T7"/><text:span text:style-name="T7"><text:span text:style-name="T1">et</text:span></text:span> <text:span text:style-name="T7">uos</text:span> <text:span text:style-name="T7">domini<text:span text:style-name="T3">C</text:span>ati</text:span> <text:span text:style-name="T7">qui</text:span><text:span text:style-name="T7"> | </text:span><text:span text:style-name="T7"><text:span text:style-name="T3">t</text:span>imetis</text:span> <text:span text:style-name="T7">d<text:span text:style-name="T1">eu</text:span>m</text:span><text:span text:style-name="T7">·</text:span><text:span text:style-name="T7">·</text:span> <text:span text:style-name="T7">rethorici</text:span> <text:span text:style-name="T7"><text:span text:style-name="T3">a</text:span>udite</text:span> <text:span text:style-name="T7"><text:span text:style-name="T1">et</text:span></text:span> <text:span text:style-name="T7">scru</text:span><text:span text:style-name="T7">|</text:span><text:span text:style-name="T7">tamini</text:span> <text:span text:style-name="T7">quis</text:span> <text:span text:style-name="T7">me</text:span> <text:span text:style-name="T7"><text:span text:style-name="T3">s</text:span>tultum</text:span> <text:span text:style-name="T7"/><text:span text:style-name="T7">ex<text:span text:style-name="T3">c</text:span>itauit</text:span> <text:span text:style-name="T7">de</text:span><text:span text:style-name="T7"> | </text:span><text:span text:style-name="T7">medio</text:span> <text:span text:style-name="T7">eorum</text:span> <text:span text:style-name="T7">q<text:span text:style-name="T1">u</text:span>i</text:span> <text:span text:style-name="T7">uident<text:span text:style-name="T1">ur</text:span></text:span> <text:span text:style-name="T7">e<text:span text:style-name="T1">sse</text:span></text:span> <text:span text:style-name="T7"><text:span text:style-name="T3">s</text:span>apientes</text:span> <text:span text:style-name="T7"><text:span text:style-name="T1">et</text:span></text:span><text:span text:style-name="T7"> | </text:span><text:span text:style-name="T7"><text:span text:style-name="T3">l</text:span>eges</text:span> <text:span text:style-name="T7">p<text:span text:style-name="T1">er</text:span>iti</text:span> <text:span text:style-name="T7"/><text:span text:style-name="T7"><text:span text:style-name="T1">et</text:span></text:span> <text:span text:style-name="T7"><text:span text:style-name="T3">p</text:span>otentes</text:span> <text:span text:style-name="T7">in</text:span> <text:span text:style-name="T7">sermone</text:span> <text:span text:style-name="T7">et<text:note text:id="ftn1" text:note-class="footnote"><text:note-citation>0</text:note-citation><text:note-body><text:p text:style-name="Footnote">Gwynn marks 'et' in
                                    italics for abbreviation.</text:p></text:note-body></text:note></text:span> <text:span text:style-name="T7"><text:span text:style-name="T3">i</text:span>n</text:span> <text:span text:style-name="T7">o<text:span text:style-name="T1">mn</text:span>i</text:span><text:span text:style-name="T7"> | </text:span><text:span text:style-name="T7">re</text:span> <text:span text:style-name="T7"><text:span text:style-name="T3">e</text:span>t</text:span> <text:span text:style-name="T7">me</text:span> <text:span text:style-name="T7">quidem</text:span> <text:span text:style-name="T7">detestabilis</text:span> <text:span text:style-name="T7"/><text:span text:style-name="T7"/><text:span text:style-name="T7">h<text:span text:style-name="T1">uiu</text:span>s</text:span> <text:span text:style-name="T7">mun</text:span><text:span text:style-name="T7">|</text:span><text:span text:style-name="T7">di</text:span> <text:span text:style-name="T7">[de]\\p<text:span text:style-name="T1">rae</text:span>//</text:span><text:span text:style-name="T7"/> <text:span text:style-name="T7">caet<text:span text:style-name="T1">er</text:span>is</text:span> <text:span text:style-name="T7">inspirauit</text:span> <text:span text:style-name="T7"><text:span text:style-name="T3">s</text:span>i</text:span> <text:span text:style-name="T7">talis</text:span> <text:span text:style-name="T7">essem</text:span><text:span text:style-name="T7"> | </text:span><text:span text:style-name="T7"><text:span text:style-name="T3">d</text:span>umm<text:span text:style-name="T1">od</text:span>o</text:span> <text:span text:style-name="T7"><text:span text:style-name="T1">autem</text:span></text:span> <text:span text:style-name="T7"/><text:span text:style-name="T7">ut</text:span> <text:span text:style-name="T7"><text:span text:style-name="T3">c</text:span>um</text:span> <text:span text:style-name="T7">metu</text:span> <text:span text:style-name="T7"><text:span text:style-name="T1">et</text:span></text:span> <text:span text:style-name="T7">reu<text:span text:style-name="T1">er</text:span>antia</text:span><text:span text:style-name="T7"> | </text:span><text:span text:style-name="T7"><text:span text:style-name="T1">et</text:span></text:span> <text:span text:style-name="T7"><text:span text:style-name="T3">s</text:span>ine</text:span> <text:span text:style-name="T7">querella</text:span> <text:span text:style-name="T7"><text:span text:style-name="T3">fi</text:span>delit<text:span text:style-name="T1">er</text:span></text:span> <text:span text:style-name="T7">genti</text:span> <text:span text:style-name="T7">ad</text:span> <text:span text:style-name="T7"/><text:span text:style-name="T7">quam</text:span> <text:span text:style-name="T7"><text:span text:style-name="T3">c</text:span>a</text:span><text:span text:style-name="T7">|</text:span><text:span text:style-name="T7">ritas</text:span> <text:span text:style-name="T7">chr<text:span text:style-name="T1">ist</text:span>i</text:span> <text:span text:style-name="T7">t<text:span text:style-name="T1">ran</text:span>stulit</text:span> <text:span text:style-name="T7">et</text:span> <text:span text:style-name="T7">donauit</text:span> <text:span text:style-name="T7">me</text:span> <text:span text:style-name="T7">in</text:span> <text:span text:style-name="T7">ui</text:span><text:span text:style-name="T7">|</text:span><text:span text:style-name="T7">ta</text:span> <text:span text:style-name="T7">mea</text:span> <text:span text:style-name="T7">si</text:span> <text:span text:style-name="T7">[uiuus]\\dign<text:span text:style-name="T1">us</text:span>//</text:span><text:span text:style-name="T7"/> <text:span text:style-name="T7"/><text:span text:style-name="T7">fuero</text:span> <text:span text:style-name="T7"><text:span text:style-name="T3">d</text:span>eniq<text:span text:style-name="T1">ue</text:span></text:span> <text:span text:style-name="T7">ut</text:span><text:span text:style-name="T7"> | </text:span><text:span text:style-name="T7"><text:span text:style-name="T3">c</text:span>um</text:span> <text:span text:style-name="T7">humilitate</text:span> <text:span text:style-name="T7"><text:span text:style-name="T1">et</text:span></text:span> <text:span text:style-name="T7">u<text:span text:style-name="T1">er</text:span>acit<text:span text:style-name="T1">er</text:span></text:span> <text:span text:style-name="T7">deseruirem</text:span><text:span text:style-name="T7"> | </text:span><text:span text:style-name="T7">illis</text:span> <text:span text:style-name="T7"/></text:p>
      <text:p>14. <text:span text:style-name="T7"/><text:span text:style-name="T7"><text:span text:style-name="T3">i</text:span>n</text:span> <text:span text:style-name="T7">mensura</text:span> <text:span text:style-name="T7">itaq<text:span text:style-name="T1">ue</text:span></text:span> <text:span text:style-name="T7">fidei</text:span> <text:span text:style-name="T7"><text:span text:style-name="T3">t</text:span>rinita</text:span><text:span text:style-name="T7">|</text:span><text:span text:style-name="T7">tis</text:span> <text:span text:style-name="T7">oportet</text:span> <text:span text:style-name="T7">distinguere</text:span> <text:span text:style-name="T7">sine</text:span> <text:span text:style-name="T7"/><text:span text:style-name="T7">rep<text:span text:style-name="T1">re</text:span></text:span><text:span text:style-name="T7">|</text:span><text:span text:style-name="T7">hensione</text:span> <text:span text:style-name="T7"><text:span text:style-name="T3">p</text:span><text:span text:style-name="T1">er</text:span>iculi</text:span> <text:span text:style-name="T7">notum</text:span> <text:span text:style-name="T7">facere</text:span> <text:span text:style-name="T7">donu<text:span text:style-name="T1">m</text:span></text:span><text:span text:style-name="T7"> | </text:span><text:span text:style-name="T7">d<text:span text:style-name="T1">e</text:span>i</text:span> <text:span text:style-name="T7"><text:span text:style-name="T1">et</text:span></text:span> <text:span text:style-name="T7"><text:span text:style-name="T3">c</text:span>onsula<text:span text:style-name="T3">t</text:span>ionem</text:span> <text:span text:style-name="T7">aeternam</text:span> <text:span text:style-name="T7"/><text:span text:style-name="T7"><text:span text:style-name="T3">s</text:span><text:span text:style-name="T1">i</text:span>n<text:span text:style-name="T1">e</text:span></text:span> <text:span text:style-name="T7"><text:span text:style-name="T3">t</text:span>i</text:span><text:span text:style-name="T7">|</text:span><text:span text:style-name="T7">more</text:span> <text:span text:style-name="T7"><text:span text:style-name="T3">fi</text:span>ducialit<text:span text:style-name="T1">er</text:span></text:span> <text:span text:style-name="T7">d<text:span text:style-name="T1">e</text:span>i</text:span> <text:span text:style-name="T7">nomen</text:span> <text:span text:style-name="T7">ubiq<text:span text:style-name="T1">ue</text:span></text:span> <text:span text:style-name="T7">ex</text:span><text:span text:style-name="T7">|</text:span><text:span text:style-name="T7"><text:span text:style-name="T3">p</text:span>andere</text:span> <text:span text:style-name="T7">ut</text:span> <text:span text:style-name="T7">etiam</text:span> <text:span text:style-name="T7">p<text:span text:style-name="T1">os</text:span>t</text:span> <text:span text:style-name="T7"/><text:span text:style-name="T7">obitum</text:span> <text:span text:style-name="T7">m<text:span text:style-name="T1">eu</text:span>m</text:span> <text:span text:style-name="T7">ex</text:span><text:span text:style-name="T7"> | </text:span><text:span text:style-name="T7"> \\<text:span text:style-name="T3">i</text:span>ncerc | ertus  | lib<text:span text:style-name="T1">er</text:span>// </text:span><text:span text:style-name="T7"> \\// </text:span><text:span text:style-name="T7">agallias <text:note text:id="ftn1" text:note-class="footnote"><text:note-citation>0</text:note-citation><text:note-body><text:p text:style-name="Footnote">Gwynn and Bieler gives no solution to the
                                    abbreviation. Bieler suggested the marginal note 'incertus
                                    liber' and the z-like metamark refer to this word.
                                    Freeman: exagallias</text:p></text:note-body></text:note></text:span> <text:span text:style-name="T7">relinq<text:span text:style-name="T1">ue</text:span>re</text:span> <text:span text:style-name="T7">fr<text:span text:style-name="T1">atr</text:span>ib<text:span text:style-name="T1">us</text:span></text:span> <text:span text:style-name="T7"><text:span text:style-name="T1">et</text:span></text:span> <text:span text:style-name="T7">filiis</text:span> <text:span text:style-name="T7">meis</text:span><text:span text:style-name="T7"> | </text:span><text:span text:style-name="T7">quos</text:span> <text:span text:style-name="T7">in</text:span> <text:span text:style-name="T7"/><text:span text:style-name="T7">d<text:span text:style-name="T1">omi</text:span>no</text:span> <text:span text:style-name="T7"><text:span text:style-name="T3">e</text:span>go</text:span> <text:span text:style-name="T7">babtizaui</text:span> <text:span text:style-name="T7">t<text:span text:style-name="T1">o</text:span>t</text:span> <text:span text:style-name="T7">milia</text:span> <text:span text:style-name="T7">ho</text:span><text:span text:style-name="T7">|</text:span><text:span text:style-name="T7">minum</text:span> <text:span text:style-name="T7"/></text:p>
      <text:p>15. <text:span text:style-name="T7"/><text:span text:style-name="T7"><text:span text:style-name="T1">et</text:span></text:span> <text:span text:style-name="T7">n<text:span text:style-name="T1">on</text:span></text:span> <text:span text:style-name="T7">eram</text:span> <text:span text:style-name="T7">dignus</text:span> <text:span text:style-name="T7">neq<text:span text:style-name="T1">ue</text:span></text:span> <text:span text:style-name="T7"><text:span text:style-name="T3">t</text:span>alis</text:span> <text:span text:style-name="T7">ut</text:span> <text:span text:style-name="T7">h<text:span text:style-name="T1">oc</text:span></text:span><text:span text:style-name="T7"> | </text:span><text:span text:style-name="T7">d<text:span text:style-name="T1">omi</text:span>n<text:span text:style-name="T1">u</text:span>s</text:span> <text:span text:style-name="T7">seruulo</text:span> <text:span text:style-name="T7">suo</text:span> <text:span text:style-name="T7"/><text:span text:style-name="T7"><text:span text:style-name="T1">con</text:span>cederet</text:span> <text:span text:style-name="T7">p<text:span text:style-name="T1">os</text:span>t</text:span> <text:span text:style-name="T7">erumpnas</text:span><text:span text:style-name="T7"> | </text:span><text:span text:style-name="T7"><text:span text:style-name="T1">et</text:span></text:span> <text:span text:style-name="T7"><text:span text:style-name="T3">t</text:span>antas</text:span> <text:span text:style-name="T7">moles</text:span> <text:span text:style-name="T7">p<text:span text:style-name="T1">os</text:span>t</text:span> <text:span text:style-name="T7">cap<text:span text:style-name="T3">t</text:span>iuitatem</text:span> <text:span text:style-name="T7">post</text:span><text:span text:style-name="T7"> | </text:span><text:span text:style-name="T7"/><text:span text:style-name="T7"><text:span text:style-name="T3">a</text:span>nnos</text:span> <text:span text:style-name="T7">multos</text:span> <text:span text:style-name="T7">in</text:span> <text:span text:style-name="T7">gentem</text:span> <text:span text:style-name="T7">illam</text:span> <text:span text:style-name="T7">tanta<text:span text:style-name="T1">m</text:span></text:span><text:span text:style-name="T7"> | </text:span><text:span text:style-name="T7"><text:span text:style-name="T3">g</text:span>ratiam</text:span> <text:span text:style-name="T7">mihi</text:span> <text:span text:style-name="T7">donaret</text:span> <text:span text:style-name="T7">q<text:span text:style-name="T1">uod</text:span></text:span> <text:span text:style-name="T7">ego</text:span> <text:span text:style-name="T7"/><text:span text:style-name="T7">aliq<text:span text:style-name="T1">ua</text:span>n<text:span text:style-name="T1">do</text:span></text:span><text:span text:style-name="T7"> | </text:span> <text:span text:style-name="T7"><text:span text:style-name="T3">i</text:span>n</text:span> <text:span text:style-name="T7"><text:span text:style-name="T3">i</text:span>uuentute</text:span> <text:span text:style-name="T7">mea</text:span> <text:span text:style-name="T7">numquam</text:span> <text:span text:style-name="T7">sp<text:span text:style-name="T1">er</text:span>aui</text:span><text:span text:style-name="T7"> | </text:span><text:span text:style-name="T7">neq<text:span text:style-name="T1">ue</text:span></text:span> <text:span text:style-name="T7">cogitaui</text:span> <text:span text:style-name="T7"/></text:p>
      <text:p>16. <text:span text:style-name="T7"/><text:span text:style-name="T7">s<text:span text:style-name="T1">ed</text:span></text:span> <text:span text:style-name="T7">p<text:span text:style-name="T1">os</text:span>tquam</text:span> <text:span text:style-name="T7">hib<text:span text:style-name="T1">er</text:span>ione</text:span> <text:span text:style-name="T7">de</text:span><text:span text:style-name="T7">|</text:span><text:span text:style-name="T7">ueneram</text:span> <text:span text:style-name="T7"><text:span text:style-name="T3">c</text:span>otidie</text:span> <text:span text:style-name="T7"><text:span text:style-name="T3">i</text:span>taq<text:span text:style-name="T1">ue</text:span></text:span> <text:span text:style-name="T7"><text:span text:style-name="T3">p</text:span>ecora</text:span><text:span text:style-name="T7"> | </text:span><text:span text:style-name="T7"/><text:span text:style-name="T7"><text:span text:style-name="T3">p</text:span>ascebam</text:span> <text:span text:style-name="T7"><text:span text:style-name="T1">et</text:span></text:span> <text:span text:style-name="T7"><text:span text:style-name="T3">f</text:span>requens</text:span> <text:span text:style-name="T7">in</text:span> <text:span text:style-name="T7">die</text:span> <text:span text:style-name="T7">orab</text:span><text:span text:style-name="T7">|</text:span><text:span text:style-name="T7">am</text:span> <text:span text:style-name="T7">magis</text:span> <text:span text:style-name="T7">ac</text:span> <text:span text:style-name="T7">magis</text:span> <text:span text:style-name="T7">accedebat</text:span> <text:span text:style-name="T7"/><text:span text:style-name="T7">amor</text:span><text:span text:style-name="T7"> | </text:span><text:span text:style-name="T7">d<text:span text:style-name="T1">e</text:span>i</text:span> <text:span text:style-name="T7"><text:span text:style-name="T1">et</text:span></text:span> <text:span text:style-name="T7"><text:span text:style-name="T3">t</text:span>imor</text:span> <text:span text:style-name="T7">ipsius</text:span> <text:span text:style-name="T7"><text:span text:style-name="T1">et</text:span></text:span> <text:span text:style-name="T7">fides</text:span> <text:span text:style-name="T7">augebat<text:span text:style-name="T1">ur</text:span></text:span> <text:span text:style-name="T7"><text:span text:style-name="T1">et</text:span></text:span><text:span text:style-name="T7"> | </text:span><text:span text:style-name="T7">sp<text:span text:style-name="T1">iritu</text:span>s</text:span> <text:span text:style-name="T7">agebat<text:span text:style-name="T1">ur</text:span></text:span> <text:span text:style-name="T7"/><text:span text:style-name="T7">ut</text:span> <text:span text:style-name="T7">in</text:span> <text:span text:style-name="T7">die</text:span> <text:span text:style-name="T7">una</text:span> <text:span text:style-name="T7">usq<text:span text:style-name="T1">ue</text:span></text:span> <text:span text:style-name="T7"><text:span text:style-name="T3">ad</text:span></text:span> <text:span text:style-name="T7">cent</text:span><text:span text:style-name="T7">|</text:span><text:span text:style-name="T7">um</text:span> <text:span text:style-name="T7">ora<text:span text:style-name="T3">t</text:span>iones</text:span> <text:span text:style-name="T7"><text:span text:style-name="T1">et</text:span></text:span> <text:span text:style-name="T7">in</text:span> <text:span text:style-name="T7">noc<text:span text:style-name="T3">t</text:span>e</text:span> <text:span text:style-name="T7">p<text:span text:style-name="T1">ro</text:span>pe</text:span> <text:span text:style-name="T7"><text:span text:style-name="T3">s</text:span>imilit<text:span text:style-name="T1">er</text:span></text:span><text:span text:style-name="T7"/><text:span text:style-name="T7"> | </text:span><text:span text:style-name="T7">ut</text:span> <text:span text:style-name="T7">etiam</text:span> <text:span text:style-name="T7">in</text:span> <text:span text:style-name="T7"><text:span text:style-name="T3">s</text:span>iluis</text:span> <text:span text:style-name="T7"><text:span text:style-name="T1">et</text:span></text:span> <text:span text:style-name="T7">monte</text:span> <text:span text:style-name="T7">manebam</text:span><text:span text:style-name="T7"> | </text:span><text:span text:style-name="T7">an<text:span text:style-name="T1">te</text:span></text:span> <text:span text:style-name="T7"><text:span text:style-name="T3">l</text:span>ucem</text:span> <text:span text:style-name="T7">excitabar</text:span> <text:span text:style-name="T7">ad</text:span> <text:span text:style-name="T7"/><text:span text:style-name="T7">orationem</text:span><text:span text:style-name="T7">(23rb)</text:span><text:span text:style-name="T7"> | </text:span><text:span text:style-name="T7"><text:span text:style-name="T3">p<text:span text:style-name="T1">er</text:span></text:span></text:span> <text:span text:style-name="T7">niuem</text:span> <text:span text:style-name="T7">p<text:span text:style-name="T1">er</text:span></text:span><text:span text:style-name="T7">·</text:span> <text:span text:style-name="T7">gelu</text:span> <text:span text:style-name="T7">p<text:span text:style-name="T1">er</text:span></text:span> <text:span text:style-name="T7">pluiam</text:span> <text:span text:style-name="T7"><text:span text:style-name="T1">et</text:span></text:span> <text:span text:style-name="T7">nihil</text:span> <text:span text:style-name="T7">mali</text:span><text:span text:style-name="T7"> | </text:span><text:span text:style-name="T7">sentiebam</text:span> <text:span text:style-name="T7"/><text:span text:style-name="T7">neq<text:span text:style-name="T1">ue</text:span></text:span> <text:span text:style-name="T7">ulla</text:span> <text:span text:style-name="T7">pigritia</text:span> <text:span text:style-name="T7">erat</text:span><text:span text:style-name="T7"> | </text:span><text:span text:style-name="T7"><text:span text:style-name="T3">i</text:span>n</text:span> <text:span text:style-name="T7">me</text:span> <text:span text:style-name="T7">si<text:span text:style-name="T1">cut</text:span></text:span> <text:span text:style-name="T7">m<text:span text:style-name="T1">od</text:span>o</text:span> <text:span text:style-name="T7">uideo</text:span> <text:span text:style-name="T7">q<text:span text:style-name="T1">uia</text:span></text:span> <text:span text:style-name="T7"><text:span text:style-name="T3">t</text:span>unc</text:span> <text:span text:style-name="T7">sp<text:span text:style-name="T1">iritu</text:span>s</text:span> <text:span text:style-name="T7">in</text:span> <text:span text:style-name="T7"/><text:span text:style-name="T7">me</text:span> <text:span text:style-name="T7">fer</text:span><text:span text:style-name="T7">|</text:span><text:span text:style-name="T7">uebat</text:span> <text:span text:style-name="T7"/></text:p>
      <text:p>17. <text:span text:style-name="T7"/><text:span text:style-name="T7"><text:span text:style-name="T1">et</text:span></text:span> <text:span text:style-name="T7">ibi</text:span> <text:span text:style-name="T7">scilicet</text:span> <text:span text:style-name="T7">quadam</text:span> <text:span text:style-name="T7">nocte</text:span> <text:span text:style-name="T7">in</text:span><text:span text:style-name="T7"> | </text:span><text:span text:style-name="T7"><text:span text:style-name="T3">s</text:span>omno</text:span> <text:span text:style-name="T7"><text:span text:style-name="T3">a</text:span>udiui</text:span> <text:span text:style-name="T7">uocem</text:span> <text:span text:style-name="T7"/><text:span text:style-name="T7">dicentem</text:span><text:span text:style-name="T7">[sibi]</text:span> <text:span text:style-name="T7">mihi</text:span><text:span text:style-name="T7"> | </text:span><text:span text:style-name="T7">\\<text:span text:style-name="T3">b</text:span>//ene</text:span> <text:span text:style-name="T7"><text:span text:style-name="T3">i</text:span>eiunas</text:span> <text:span text:style-name="T7"><text:span text:style-name="T3">c</text:span>ito</text:span> <text:span text:style-name="T7">[<text:span text:style-name="T3">i</text:span>eiunans<text:note text:id="ftn1" text:note-class="footnote"><text:note-citation>0</text:note-citation><text:note-body><text:p text:style-name="Footnote">Gwynn: ieiunans; Bieler: ieiunans; Freeman:
                                        Ieiuans</text:p></text:note-body></text:note>]</text:span> <text:span text:style-name="T7"><text:span text:style-name="T3">i</text:span>t<text:span text:style-name="T1">ur</text:span>us</text:span> <text:span text:style-name="T7"><text:span text:style-name="T3">ad</text:span></text:span> <text:span text:style-name="T7"><text:span text:style-name="T3">p</text:span>atriam</text:span><text:span text:style-name="T7"> | </text:span><text:span text:style-name="T7"><text:span text:style-name="T3">t</text:span>uam</text:span> <text:span text:style-name="T7"/><text:span text:style-name="T7"><text:span text:style-name="T3">e</text:span>t</text:span> <text:span text:style-name="T7"><text:span text:style-name="T3">i</text:span>t<text:span text:style-name="T1">er</text:span>um</text:span> <text:span text:style-name="T7">p<text:span text:style-name="T1">os</text:span>t</text:span> <text:span text:style-name="T7">paululum</text:span> <text:span text:style-name="T7">tempus</text:span><text:span text:style-name="T7"> | </text:span><text:span text:style-name="T7"><text:span text:style-name="T3">aud</text:span>iui</text:span> <text:span text:style-name="T7">responsum</text:span> <text:span text:style-name="T7">dicentem</text:span> <text:span text:style-name="T7">mihi</text:span> <text:span text:style-name="T7"/><text:span text:style-name="T7"><text:span text:style-name="T3">ecce</text:span></text:span><text:span text:style-name="T7"> | </text:span><text:span text:style-name="T7">nauis</text:span> <text:span text:style-name="T7"><text:span text:style-name="T3">t</text:span>ua</text:span> <text:span text:style-name="T7">parata</text:span> <text:span text:style-name="T7"><text:span text:style-name="T1">est</text:span></text:span> <text:span text:style-name="T7"><text:span text:style-name="T1">et</text:span></text:span> <text:span text:style-name="T7">n<text:span text:style-name="T1">on</text:span></text:span> <text:span text:style-name="T7">erat</text:span> <text:span text:style-name="T7">p<text:span text:style-name="T1">ro</text:span>pe</text:span> <text:span text:style-name="T7">s<text:span text:style-name="T1">ed</text:span></text:span><text:span text:style-name="T7"> | </text:span><text:span text:style-name="T7">forte</text:span> <text:span text:style-name="T7">habebat</text:span><text:span text:style-name="T7">·</text:span> <text:span text:style-name="T7"/><text:span text:style-name="T7">cc</text:span><text:span text:style-name="T7">·</text:span> <text:span text:style-name="T7">milia</text:span> <text:span text:style-name="T7">passus</text:span> <text:span text:style-name="T7"><text:span text:style-name="T1">et</text:span></text:span><text:span text:style-name="T7"> | </text:span><text:span text:style-name="T7">ibi</text:span> <text:span text:style-name="T7">numquam</text:span> <text:span text:style-name="T7"><text:span text:style-name="T3">f</text:span>uera<text:span text:style-name="T1">m</text:span></text:span> <text:span text:style-name="T7">nec</text:span> <text:span text:style-name="T7">ibi</text:span> <text:span text:style-name="T7">no<text:span text:style-name="T3">t</text:span>um</text:span> <text:span text:style-name="T7"/><text:span text:style-name="T7">q<text:span text:style-name="T1">uem</text:span>q<text:span text:style-name="T1">uam</text:span></text:span><text:span text:style-name="T7"> | </text:span><text:span text:style-name="T7">de</text:span> <text:span text:style-name="T7">hominib<text:span text:style-name="T1">us</text:span></text:span> <text:span text:style-name="T7">habebam</text:span> <text:span text:style-name="T7"><text:span text:style-name="T3">et</text:span></text:span> <text:span text:style-name="T7"><text:span text:style-name="T3">d</text:span>einde</text:span> <text:span text:style-name="T7">p<text:span text:style-name="T1">os</text:span>tmo</text:span><text:span text:style-name="T7">|</text:span><text:span text:style-name="T7">dum</text:span> <text:span text:style-name="T7"><text:span text:style-name="T3">c</text:span>onu<text:span text:style-name="T1">er</text:span>sus</text:span> <text:span text:style-name="T7">sum</text:span> <text:span text:style-name="T7"/><text:span text:style-name="T7"/><text:span text:style-name="T7">in</text:span> <text:span text:style-name="T7">fugam</text:span> <text:span text:style-name="T7">et</text:span> <text:span text:style-name="T7"><text:span text:style-name="T3">i</text:span>nt<text:span text:style-name="T1">er</text:span>missi<text:note text:id="ftn1" text:note-class="footnote"><text:note-citation>0</text:note-citation><text:note-body><text:p text:style-name="Footnote">Gwynn: intermissi; Bieler:
                                    intermissi; Freeman: Intermisi</text:p></text:note-body></text:note></text:span><text:span text:style-name="T7"> | </text:span><text:span text:style-name="T7">hominem</text:span> <text:span text:style-name="T7"><text:span text:style-name="T3">c</text:span>um</text:span> <text:span text:style-name="T7">fueram</text:span><text:span text:style-name="T7">·</text:span> <text:span text:style-name="T7">ui</text:span><text:span text:style-name="T7">·</text:span> <text:span text:style-name="T7">annis</text:span> <text:span text:style-name="T7"><text:span text:style-name="T1">et</text:span></text:span> <text:span text:style-name="T7"/><text:span text:style-name="T7">ueni</text:span><text:span text:style-name="T7"> | </text:span><text:span text:style-name="T7"><text:span text:style-name="T3">i</text:span>n</text:span> <text:span text:style-name="T7">uirtute</text:span> <text:span text:style-name="T7">d<text:span text:style-name="T1">e</text:span>i</text:span> <text:span text:style-name="T7">qui</text:span> <text:span text:style-name="T7">uiam</text:span> <text:span text:style-name="T7">m<text:span text:style-name="T1">ea</text:span>m</text:span> <text:span text:style-name="T7">ad</text:span> <text:span text:style-name="T7">bonum</text:span> <text:span text:style-name="T7">dirige</text:span><text:span text:style-name="T7">|</text:span><text:span text:style-name="T7">bat</text:span> <text:span text:style-name="T7"><text:span text:style-name="T1">et</text:span></text:span> <text:span text:style-name="T7">nihil</text:span> <text:span text:style-name="T7"/><text:span text:style-name="T7">metuebam</text:span> <text:span text:style-name="T7">donec</text:span> <text:span text:style-name="T7">p<text:span text:style-name="T1">er</text:span>ueni</text:span> <text:span text:style-name="T7">ad</text:span> <text:span text:style-name="T7">nauem</text:span><text:span text:style-name="T7"> | </text:span><text:span text:style-name="T7">illam</text:span> <text:span text:style-name="T7"/></text:p>
      <text:p>18. <text:span text:style-name="T7"/><text:span text:style-name="T7"><text:span text:style-name="T1">et</text:span></text:span> <text:span text:style-name="T7">illa</text:span> <text:span text:style-name="T7">die</text:span> <text:span text:style-name="T7">qua</text:span> <text:span text:style-name="T7">p<text:span text:style-name="T1">er</text:span>ueni</text:span> <text:span text:style-name="T7">p<text:span text:style-name="T1">ro</text:span>fecta</text:span> <text:span text:style-name="T7"><text:span text:style-name="T1">est</text:span></text:span> <text:span text:style-name="T7">nauis</text:span> <text:span text:style-name="T7">de</text:span><text:span text:style-name="T7"> | </text:span><text:span text:style-name="T7">loco</text:span> <text:span text:style-name="T7">suo</text:span> <text:span text:style-name="T7"><text:span text:style-name="T1">et</text:span></text:span> <text:span text:style-name="T7"/><text:span text:style-name="T7"><text:span text:style-name="T3">l</text:span>ocutus</text:span> <text:span text:style-name="T7">sum</text:span> <text:span text:style-name="T7">ut</text:span> <text:span text:style-name="T7">abirem</text:span> <text:span text:style-name="T7">un<text:span text:style-name="T1">de</text:span></text:span> <text:span text:style-name="T7">naui</text:span><text:span text:style-name="T7">|</text:span><text:span text:style-name="T7">garem</text:span> <text:span text:style-name="T7">cum</text:span> <text:span text:style-name="T7">illis</text:span> <text:span text:style-name="T7"><text:span text:style-name="T1">et</text:span></text:span> <text:span text:style-name="T7"><text:span text:style-name="T3">g</text:span>ub<text:span text:style-name="T1">er</text:span>natori</text:span> <text:span text:style-name="T7"/><text:span text:style-name="T7">displicuit</text:span> <text:span text:style-name="T7">illi</text:span><text:span text:style-name="T7"> | </text:span><text:span text:style-name="T7"><text:span text:style-name="T1">et</text:span></text:span> <text:span text:style-name="T7"><text:span text:style-name="T3">a</text:span>criter</text:span> <text:span text:style-name="T7">cum</text:span> <text:span text:style-name="T7">[int<text:span text:style-name="T1">er</text:span>rog]\\indign//atione</text:span> <text:span text:style-name="T7">respondit</text:span><text:span text:style-name="T7"> | </text:span><text:span text:style-name="T7">nequaquam</text:span> <text:span text:style-name="T7">tu</text:span> <text:span text:style-name="T7"/><text:span text:style-name="T7">nobiscum</text:span> <text:span text:style-name="T7">adpetes</text:span> <text:span text:style-name="T7">ire</text:span><text:span text:style-name="T7"> | </text:span><text:span text:style-name="T7"/><text:span text:style-name="T7"> \\et// </text:span><text:span text:style-name="T7"><text:span text:style-name="T3">c</text:span>um</text:span> <text:span text:style-name="T7">h<text:span text:style-name="T1">aec</text:span></text:span> <text:span text:style-name="T7">audiissem</text:span> <text:span text:style-name="T7">sep<text:span text:style-name="T1">er</text:span>aui</text:span> <text:span text:style-name="T7">me</text:span> <text:span text:style-name="T7">ab</text:span> <text:span text:style-name="T7">illis</text:span> <text:span text:style-name="T7">ut</text:span> <text:span text:style-name="T7">ue</text:span><text:span text:style-name="T7">|</text:span><text:span text:style-name="T7">nirem</text:span> <text:span text:style-name="T7">ad</text:span> <text:span text:style-name="T7"/><text:span text:style-name="T7">tegoriolum</text:span> <text:span text:style-name="T7">ubi</text:span> <text:span text:style-name="T7">hospitabam</text:span> <text:span text:style-name="T7"><text:span text:style-name="T1">et</text:span></text:span> <text:span text:style-name="T7">in</text:span><text:span text:style-name="T7"> | </text:span><text:span text:style-name="T7"><text:span text:style-name="T3">i</text:span>tenere</text:span> <text:span text:style-name="T7">caepi</text:span> <text:span text:style-name="T7">orare</text:span> <text:span text:style-name="T7"><text:span text:style-name="T1">et</text:span></text:span> <text:span text:style-name="T7">an<text:span text:style-name="T1">te</text:span>quam</text:span> <text:span text:style-name="T7"/><text:span text:style-name="T7">orationem</text:span><text:span text:style-name="T7"> | </text:span><text:span text:style-name="T7">consummarem</text:span> <text:span text:style-name="T7">audiui</text:span> <text:span text:style-name="T7">unum</text:span> <text:span text:style-name="T7">ex</text:span> <text:span text:style-name="T7">illis</text:span> <text:span text:style-name="T7"><text:span text:style-name="T1">et</text:span></text:span> <text:span text:style-name="T7">fortit<text:span text:style-name="T1">er</text:span></text:span><text:span text:style-name="T7"> | </text:span><text:span text:style-name="T7"/><text:span text:style-name="T7">exclamabat</text:span> <text:span text:style-name="T7"><text:span text:style-name="T3">p<text:span text:style-name="T1">os</text:span>t</text:span></text:span> <text:span text:style-name="T7">me</text:span> <text:span text:style-name="T7">ueni</text:span> <text:span text:style-name="T7"><text:span text:style-name="T3">c</text:span>ito</text:span> <text:span text:style-name="T7">q<text:span text:style-name="T1">uia</text:span></text:span><text:span text:style-name="T7">uocant</text:span> <text:span text:style-name="T7">te</text:span><text:span text:style-name="T7"> | </text:span><text:span text:style-name="T7">homines</text:span> <text:span text:style-name="T7">isti</text:span> <text:span text:style-name="T7"><text:span text:style-name="T1">et</text:span></text:span> <text:span text:style-name="T7"><text:span text:style-name="T3">S</text:span>tatim</text:span> <text:span text:style-name="T7">ad</text:span> <text:span text:style-name="T7">illos</text:span> <text:span text:style-name="T7"/><text:span text:style-name="T7">reuersus</text:span><text:span text:style-name="T7"> | </text:span><text:span text:style-name="T7">sum</text:span> <text:span text:style-name="T7"/><text:span text:style-name="T7"><text:span text:style-name="T3">et</text:span></text:span> <text:span text:style-name="T7">coep<text:span text:style-name="T1">er</text:span>unt</text:span> <text:span text:style-name="T7">mihi</text:span> <text:span text:style-name="T7">dicere</text:span> <text:span text:style-name="T7">ueni</text:span> <text:span text:style-name="T7">q<text:span text:style-name="T1">uia</text:span></text:span> <text:span text:style-name="T7">ex</text:span> <text:span text:style-name="T7">fide</text:span><text:span text:style-name="T7"> | </text:span><text:span text:style-name="T7">recipimus</text:span> <text:span text:style-name="T7"><text:span text:style-name="T3">t</text:span>e</text:span> <text:span text:style-name="T7">fac</text:span> <text:span text:style-name="T7"/><text:span text:style-name="T7">nobiscum</text:span> <text:span text:style-name="T7"><text:span text:style-name="T3">a</text:span>micitiam</text:span> <text:span text:style-name="T7">q<text:span text:style-name="T1">uo</text:span>m<text:span text:style-name="T1">od</text:span>o</text:span><text:span text:style-name="T7"> | </text:span><text:span text:style-name="T7">uolueris</text:span> <text:span text:style-name="T7"><text:span text:style-name="T1">et</text:span></text:span> <text:span text:style-name="T7">in</text:span> <text:span text:style-name="T7">illa</text:span> <text:span text:style-name="T7">die</text:span> <text:span text:style-name="T7">itaq<text:span text:style-name="T1">ue</text:span></text:span> <text:span text:style-name="T7">reppuli</text:span> <text:span text:style-name="T7"/><text:span text:style-name="T7">suge</text:span><text:span text:style-name="T7">|</text:span><text:span text:style-name="T7">re</text:span> <text:span text:style-name="T7">mammellas</text:span> <text:span text:style-name="T7">eoru<text:span text:style-name="T1">m</text:span></text:span> <text:span text:style-name="T7">p<text:span text:style-name="T1">ropter</text:span></text:span> <text:span text:style-name="T7">timorem</text:span> <text:span text:style-name="T7">d<text:span text:style-name="T1">e</text:span>i</text:span> <text:span text:style-name="T7">s<text:span text:style-name="T1">ed</text:span></text:span><text:span text:style-name="T7"> | </text:span><text:span text:style-name="T7">uerumt<text:span text:style-name="T1">ame</text:span>n</text:span> <text:span text:style-name="T7"/><text:span text:style-name="T7">ab</text:span> <text:span text:style-name="T7">illis</text:span> <text:span text:style-name="T7">sp<text:span text:style-name="T1">er</text:span>aui</text:span> <text:span text:style-name="T7">uenire</text:span> <text:span text:style-name="T7">in</text:span> <text:span text:style-name="T7">fidem</text:span><text:span text:style-name="T7"> | </text:span><text:span text:style-name="T7">i<text:span text:style-name="T1">es</text:span>u</text:span> <text:span text:style-name="T7">chr<text:span text:style-name="T1">ist</text:span>i</text:span> <text:span text:style-name="T7">q<text:span text:style-name="T1">uia</text:span></text:span> <text:span text:style-name="T7">gentes</text:span> <text:span text:style-name="T7">erant</text:span> <text:span text:style-name="T7"><text:span text:style-name="T1">et</text:span></text:span> <text:span text:style-name="T7"/><text:span text:style-name="T7">ob</text:span> <text:span text:style-name="T7">h<text:span text:style-name="T1">oc</text:span></text:span> <text:span text:style-name="T7">obtinui</text:span><text:span text:style-name="T7"> | </text:span><text:span text:style-name="T7">cum</text:span> <text:span text:style-name="T7">illis</text:span> <text:span text:style-name="T7"/></text:p>
      <text:p>19. <text:span text:style-name="T7"/><text:span text:style-name="T7"><text:span text:style-name="T1">et</text:span></text:span> <text:span text:style-name="T7">p<text:span text:style-name="T1">os</text:span>t</text:span> <text:span text:style-name="T7"><text:span text:style-name="T3">tri</text:span>duu<text:span text:style-name="T1">m</text:span></text:span> <text:span text:style-name="T7">t<text:span text:style-name="T1">er</text:span>ram</text:span> <text:span text:style-name="T7">caepimus</text:span><text:span text:style-name="T7">(23v)</text:span><text:span text:style-name="T7"/><text:span text:style-name="T7">(23va)</text:span><text:span text:style-name="T7"> | </text:span><text:span text:style-name="T7"><text:span text:style-name="T1">et</text:span></text:span> <text:span text:style-name="T7">xx</text:span> <text:span text:style-name="T7">viii</text:span> <text:span text:style-name="T7">dies</text:span> <text:span text:style-name="T7"><text:span text:style-name="T3">p<text:span text:style-name="T1">er</text:span></text:span></text:span> <text:span text:style-name="T7">disertum</text:span> <text:span text:style-name="T7"/><text:span text:style-name="T7"><text:span text:style-name="T3">i</text:span>t<text:span text:style-name="T1">er</text:span></text:span> <text:span text:style-name="T7">fecimus</text:span> <text:span text:style-name="T7"><text:span text:style-name="T1">et</text:span></text:span><text:span text:style-name="T7"> | </text:span><text:span text:style-name="T7"><text:span text:style-name="T3">c</text:span>ibus</text:span> <text:span text:style-name="T7">defuit</text:span> <text:span text:style-name="T7">illis</text:span> <text:span text:style-name="T7"><text:span text:style-name="T1">et</text:span></text:span> <text:span text:style-name="T7">fames</text:span> <text:span text:style-name="T7">inualuit</text:span> <text:span text:style-name="T7">sup<text:span text:style-name="T1">er</text:span></text:span><text:span text:style-name="T7"> | </text:span><text:span text:style-name="T7"><text:span text:style-name="T3">e</text:span>os</text:span> <text:span text:style-name="T7"/><text:span text:style-name="T7"><text:span text:style-name="T1">et</text:span></text:span> <text:span text:style-name="T7">alio</text:span> <text:span text:style-name="T7">die</text:span> <text:span text:style-name="T7">coepit</text:span> <text:span text:style-name="T7"><text:span text:style-name="T3">g</text:span>ub<text:span text:style-name="T1">er</text:span>nator</text:span> <text:span text:style-name="T7">mihi</text:span> <text:span text:style-name="T7">d<text:span text:style-name="T1">ice</text:span>re</text:span><text:span text:style-name="T7"> | </text:span><text:span text:style-name="T7">quid</text:span> <text:span text:style-name="T7">chr<text:span text:style-name="T1">ist</text:span>iane</text:span> <text:span text:style-name="T7"><text:span text:style-name="T3">t</text:span>u</text:span> <text:span text:style-name="T7"/><text:span text:style-name="T7">dicis</text:span> <text:span text:style-name="T7"><text:span text:style-name="T3">d</text:span><text:span text:style-name="T1">eu</text:span>s</text:span> <text:span text:style-name="T7"><text:span text:style-name="T3">t</text:span>uus</text:span> <text:span text:style-name="T7">magnus</text:span> <text:span text:style-name="T7"><text:span text:style-name="T1">et</text:span></text:span><text:span text:style-name="T7"> | </text:span><text:span text:style-name="T7"><text:span text:style-name="T3">o</text:span>mnipo<text:span text:style-name="T3">t</text:span>ens</text:span> <text:span text:style-name="T7"><text:span text:style-name="T1">est</text:span></text:span> <text:span text:style-name="T7">q<text:span text:style-name="T1">ua</text:span>re</text:span> <text:span text:style-name="T7"><text:span text:style-name="T1">er</text:span>go</text:span> <text:span text:style-name="T7"/><text:span text:style-name="T7">p<text:span text:style-name="T1">ro</text:span></text:span> <text:span text:style-name="T7">nobis</text:span> <text:span text:style-name="T7">orare</text:span> <text:span text:style-name="T7">n<text:span text:style-name="T1">on</text:span></text:span> <text:span text:style-name="T7">potes</text:span><text:span text:style-name="T7"> | </text:span><text:span text:style-name="T7">q<text:span text:style-name="T1">uia</text:span></text:span> <text:span text:style-name="T7">nos</text:span> <text:span text:style-name="T7">a</text:span> <text:span text:style-name="T7">fame</text:span> <text:span text:style-name="T7">p<text:span text:style-name="T1">er</text:span>iclitamur</text:span> <text:span text:style-name="T7">difficile<text:note text:id="ftn1" text:note-class="footnote"><text:note-citation>0</text:note-citation><text:note-body><text:p text:style-name="Footnote">Bieler: difficile;
                                    Freeman: difficle</text:p></text:note-body></text:note></text:span> <text:span text:style-name="T7"/><text:span text:style-name="T7"><text:span text:style-name="T1">enim</text:span></text:span><text:span text:style-name="T7"> | </text:span><text:span text:style-name="T7">umquam</text:span> <text:span text:style-name="T7">ut</text:span> <text:span text:style-name="T7">aliquem</text:span> <text:span text:style-name="T7">hominem</text:span> <text:span text:style-name="T7">uideam<text:span text:style-name="T1">us</text:span></text:span><text:span text:style-name="T7"> | </text:span><text:span text:style-name="T7"><text:span text:style-name="T3">eg</text:span>o</text:span> <text:span text:style-name="T7">enim</text:span> <text:span text:style-name="T7">euident<text:span text:style-name="T1">er</text:span></text:span> <text:span text:style-name="T7"/><text:span text:style-name="T7">dixi</text:span> <text:span text:style-name="T7">illis</text:span> <text:span text:style-name="T7">conu<text:span text:style-name="T1">er</text:span>temini</text:span> <text:span text:style-name="T7"><text:span text:style-name="T3">ex</text:span></text:span><text:span text:style-name="T7"> | </text:span> <text:span text:style-name="T7"><text:span text:style-name="T3">f</text:span>ide</text:span> <text:span text:style-name="T7">ad</text:span> <text:span text:style-name="T7">d<text:span text:style-name="T1">omi</text:span>n<text:span text:style-name="T1">u</text:span>m</text:span> <text:span text:style-name="T7">d<text:span text:style-name="T1">eu</text:span>m</text:span> <text:span text:style-name="T7">m<text:span text:style-name="T1">eu</text:span>m</text:span> <text:span text:style-name="T7"/><text:span text:style-name="T7"/><text:span text:style-name="T7">cui</text:span> <text:span text:style-name="T7">nihil</text:span> <text:span text:style-name="T7"><text:span text:style-name="T1">est</text:span></text:span> <text:span text:style-name="T7">inpossibile</text:span><text:span text:style-name="T7"> | </text:span><text:span text:style-name="T7">ut</text:span> <text:span text:style-name="T7"><text:span text:style-name="T3">c</text:span>ibum</text:span> <text:span text:style-name="T7">mittat</text:span> <text:span text:style-name="T7">uobis</text:span> <text:span text:style-name="T7">in</text:span> <text:span text:style-name="T7"/><text:span text:style-name="T7">uiam</text:span> <text:span text:style-name="T7">u<text:span text:style-name="T1">estr</text:span>am</text:span> <text:span text:style-name="T7">usq<text:span text:style-name="T1">ue</text:span></text:span><text:span text:style-name="T7"> | </text:span><text:span text:style-name="T7">dum</text:span> <text:span text:style-name="T7"><text:span text:style-name="T3">s</text:span>atiamini</text:span> <text:span text:style-name="T7">q<text:span text:style-name="T1">uia</text:span></text:span> <text:span text:style-name="T7">ubiq<text:span text:style-name="T1">ue</text:span></text:span> <text:span text:style-name="T7">habundat</text:span> <text:span text:style-name="T7">illi</text:span> <text:span text:style-name="T7"/><text:span text:style-name="T7"><text:span text:style-name="T1">et</text:span></text:span> <text:span text:style-name="T7">ad</text:span><text:span text:style-name="T7">|</text:span><text:span text:style-name="T7">iuante</text:span> <text:span text:style-name="T7">d<text:span text:style-name="T1">e</text:span>o</text:span> <text:span text:style-name="T7">ita</text:span> <text:span text:style-name="T7">f<text:span text:style-name="T1">a</text:span>c<text:span text:style-name="T1">tu</text:span>m</text:span> <text:span text:style-name="T7"><text:span text:style-name="T1">est</text:span></text:span> <text:span text:style-name="T7"><text:span text:style-name="T3">ec</text:span>ce</text:span> <text:span text:style-name="T7"><text:span text:style-name="T3">g</text:span>rex</text:span> <text:span text:style-name="T7">porcor<text:span text:style-name="T1">um</text:span></text:span><text:span text:style-name="T7"> | </text:span><text:span text:style-name="T7"><text:span text:style-name="T3">i</text:span>n</text:span> <text:span text:style-name="T7">uia</text:span> <text:span text:style-name="T7"/><text:span text:style-name="T7">an<text:span text:style-name="T1">te</text:span></text:span> <text:span text:style-name="T7">oculos</text:span> <text:span text:style-name="T7">nos<text:span text:style-name="T1">tros</text:span></text:span> <text:span text:style-name="T7">apparuit</text:span> <text:span text:style-name="T7"><text:span text:style-name="T1">et</text:span></text:span> <text:span text:style-name="T7">mul</text:span><text:span text:style-name="T7">|</text:span><text:span text:style-name="T7">tos</text:span> <text:span text:style-name="T7">ex</text:span> <text:span text:style-name="T7">illis</text:span> <text:span text:style-name="T7">int<text:span text:style-name="T1">er</text:span>ficerunt</text:span> <text:span text:style-name="T7"><text:span text:style-name="T1">et</text:span></text:span> <text:span text:style-name="T7">ibi</text:span> <text:span text:style-name="T7"/><text:span text:style-name="T7">·</text:span> <text:span text:style-name="T7">ii</text:span><text:span text:style-name="T7">·</text:span> <text:span text:style-name="T7">noctes</text:span><text:span text:style-name="T7"> | </text:span><text:span text:style-name="T7">manserunt</text:span> <text:span text:style-name="T7"><text:span text:style-name="T1">et</text:span></text:span> <text:span text:style-name="T7">bene</text:span> <text:span text:style-name="T7">refecti</text:span> <text:span text:style-name="T7"><text:span text:style-name="T1">et</text:span></text:span> <text:span text:style-name="T7">canes</text:span> <text:span text:style-name="T7">eorum</text:span><text:span text:style-name="T7"> | </text:span><text:span text:style-name="T7">repleti</text:span> <text:span text:style-name="T7"/><text:span text:style-name="T7">sunt</text:span> <text:span text:style-name="T7">q<text:span text:style-name="T1">uia</text:span></text:span> <text:span text:style-name="T7">multi</text:span> <text:span text:style-name="T7">ex</text:span> <text:span text:style-name="T7">illis</text:span> <text:span text:style-name="T7">secus</text:span> <text:span text:style-name="T7">uiam</text:span> <text:span text:style-name="T7">se</text:span><text:span text:style-name="T7">|</text:span><text:span text:style-name="T7">miuiui</text:span> <text:span text:style-name="T7">relicti</text:span> <text:span text:style-name="T7">sunt</text:span> <text:span text:style-name="T7"/><text:span text:style-name="T7"><text:span text:style-name="T1">et</text:span></text:span> <text:span text:style-name="T7"><text:span text:style-name="T3">p</text:span><text:span text:style-name="T1">os</text:span>t</text:span> <text:span text:style-name="T7">h<text:span text:style-name="T1">aec</text:span><text:note text:id="ftn1" text:note-class="footnote"><text:note-citation>0</text:note-citation><text:note-body><text:p text:style-name="Footnote">Gwynn: haec; Bieler: does not
                                    resolve the abbreviation; Freeman: haec</text:p></text:note-body></text:note></text:span> <text:span text:style-name="T7"><text:span text:style-name="T3">s</text:span>ummas</text:span> <text:span text:style-name="T7"><text:span text:style-name="T3">g</text:span>ra</text:span><text:span text:style-name="T7">|</text:span><text:span text:style-name="T7">tias</text:span> <text:span text:style-name="T7">egerunt</text:span> <text:span text:style-name="T7">d<text:span text:style-name="T1">e</text:span>o</text:span> <text:span text:style-name="T7"><text:span text:style-name="T1">et</text:span></text:span> <text:span text:style-name="T7">ego</text:span> <text:span text:style-name="T7">honorificatus</text:span> <text:span text:style-name="T7"/><text:span text:style-name="T7">su<text:span text:style-name="T1">m</text:span></text:span><text:span text:style-name="T7"> | </text:span><text:span text:style-name="T7">sub</text:span> <text:span text:style-name="T7">oculis</text:span> <text:span text:style-name="T7">eorum</text:span> <text:span text:style-name="T7"/><text:span text:style-name="T7">eti<text:span text:style-name="T1">am</text:span></text:span> <text:span text:style-name="T7">mel</text:span> <text:span text:style-name="T7">siluistre</text:span><text:span text:style-name="T7"> | </text:span><text:span text:style-name="T7">inuenierunt</text:span> <text:span text:style-name="T7"><text:span text:style-name="T1">et</text:span></text:span> <text:span text:style-name="T7">mihi</text:span> <text:span text:style-name="T7">partem</text:span> <text:span text:style-name="T7">obtulerunt</text:span><text:span text:style-name="T7"> | </text:span><text:span text:style-name="T7"><text:span text:style-name="T1">et</text:span></text:span> <text:span text:style-name="T7">unus</text:span> <text:span text:style-name="T7"/><text:span text:style-name="T7">ex</text:span> <text:span text:style-name="T7">illis</text:span> <text:span text:style-name="T7">d<text:span text:style-name="T1">i</text:span>x<text:span text:style-name="T1">it</text:span></text:span> <text:span text:style-name="T7">immolaticum</text:span> <text:span text:style-name="T7"><text:span text:style-name="T1">est</text:span></text:span> <text:span text:style-name="T7">d<text:span text:style-name="T1">e</text:span>o</text:span> <text:span text:style-name="T7">gratias</text:span> <text:span text:style-name="T7"><text:span text:style-name="T3">ex</text:span></text:span><text:span text:style-name="T7">|</text:span><text:span text:style-name="T7">inde</text:span> <text:span text:style-name="T7">nihil</text:span> <text:span text:style-name="T7"/><text:span text:style-name="T7">gustaui</text:span> <text:span text:style-name="T7"/></text:p>
      <text:p>20. <text:span text:style-name="T7"/><text:span text:style-name="T7">eadem</text:span> <text:span text:style-name="T7">u<text:span text:style-name="T1">er</text:span>o</text:span> <text:span text:style-name="T7">eram</text:span> <text:span text:style-name="T7">dormiens</text:span><text:span text:style-name="T7"> | </text:span><text:span text:style-name="T7"><text:span text:style-name="T1">et</text:span></text:span> <text:span text:style-name="T7">fortit<text:span text:style-name="T1">er</text:span></text:span> <text:span text:style-name="T7">temptauit</text:span> <text:span text:style-name="T7">me</text:span> <text:span text:style-name="T7"/><text:span text:style-name="T7"><text:span text:style-name="T3">s</text:span>atanas</text:span> <text:span text:style-name="T7">q<text:span text:style-name="T1">uod</text:span></text:span> <text:span text:style-name="T7">memor</text:span><text:span text:style-name="T7"> | </text:span><text:span text:style-name="T7">ero<text:note text:id="ftn1" text:note-class="footnote"><text:note-citation>0</text:note-citation><text:note-body><text:p text:style-name="Footnote">Freeman: memorero</text:p></text:note-body></text:note></text:span> <text:span text:style-name="T7">quandiu</text:span> <text:span text:style-name="T7">fuero</text:span> <text:span text:style-name="T7">in</text:span> <text:span text:style-name="T7">h<text:span text:style-name="T1">oc</text:span></text:span> <text:span text:style-name="T7">corpore</text:span> <text:span text:style-name="T7"><text:span text:style-name="T1">et</text:span></text:span> <text:span text:style-name="T7">cicidit</text:span><text:span text:style-name="T7"> | </text:span><text:span text:style-name="T7"/><text:span text:style-name="T7">sup<text:span text:style-name="T1">er</text:span></text:span> <text:span text:style-name="T7">me</text:span> <text:span text:style-name="T7"><text:span text:style-name="T1">ue</text:span>luti</text:span> <text:span text:style-name="T7">saxum</text:span> <text:span text:style-name="T7">ingens</text:span> <text:span text:style-name="T7"><text:span text:style-name="T1">et</text:span></text:span> <text:span text:style-name="T7">nihil</text:span> <text:span text:style-name="T7">membro</text:span><text:span text:style-name="T7">|</text:span><text:span text:style-name="T7">rum</text:span> <text:span text:style-name="T7"><text:span text:style-name="T3">p</text:span><text:span text:style-name="T1">rae</text:span>ualens</text:span> <text:span text:style-name="T7">s<text:span text:style-name="T1">ed</text:span></text:span> <text:span text:style-name="T7">un<text:span text:style-name="T1">de</text:span></text:span> <text:span text:style-name="T7">mihi</text:span> <text:span text:style-name="T7">uenit</text:span> <text:span text:style-name="T7">in</text:span> <text:span text:style-name="T7">sp<text:span text:style-name="T1">iritu</text:span>m</text:span> <text:span text:style-name="T7">ut</text:span> <text:span text:style-name="T7">he</text:span><text:span text:style-name="T7">|</text:span><text:span text:style-name="T7"><text:span text:style-name="T3">l</text:span>iam</text:span> <text:span text:style-name="T7">uocarem</text:span> <text:span text:style-name="T7"/><text:span text:style-name="T7"><text:span text:style-name="T1">et</text:span></text:span> <text:span text:style-name="T7">in</text:span> <text:span text:style-name="T7">h<text:span text:style-name="T1">oc</text:span></text:span> <text:span text:style-name="T7">uidi</text:span> <text:span text:style-name="T7">in</text:span> <text:span text:style-name="T7">caelum</text:span> <text:span text:style-name="T7">solem</text:span><text:span text:style-name="T7"> | </text:span><text:span text:style-name="T7">oriri</text:span> <text:span text:style-name="T7"><text:span text:style-name="T3">et</text:span></text:span> <text:span text:style-name="T7"><text:span text:style-name="T3">d</text:span>um</text:span> <text:span text:style-name="T7">clamarem</text:span> <text:span text:style-name="T7">heliam</text:span> <text:span text:style-name="T7"/><text:span text:style-name="T7">uirib<text:span text:style-name="T1">us</text:span></text:span><text:span text:style-name="T7"> | </text:span><text:span text:style-name="T7">meis</text:span> <text:span text:style-name="T7">ecce</text:span> <text:span text:style-name="T7"><text:span text:style-name="T3">s</text:span>plendor</text:span> <text:span text:style-name="T7">solis</text:span> <text:span text:style-name="T7">illius</text:span> <text:span text:style-name="T7">decidit</text:span><text:span text:style-name="T7"> | </text:span><text:span text:style-name="T7">sup<text:span text:style-name="T1">er</text:span></text:span> <text:span text:style-name="T7">me</text:span> <text:span text:style-name="T7"><text:span text:style-name="T1">et</text:span></text:span> <text:span text:style-name="T7"/><text:span text:style-name="T7">statim</text:span> <text:span text:style-name="T7">discussit</text:span> <text:span text:style-name="T7">a</text:span> <text:span text:style-name="T7">me</text:span> <text:span text:style-name="T7"><text:span text:style-name="T3">g</text:span>rauitu</text:span><text:span text:style-name="T7">|</text:span><text:span text:style-name="T7">dinem</text:span> <text:span text:style-name="T7"><text:span text:style-name="T3">et</text:span></text:span> <text:span text:style-name="T7"><text:span text:style-name="T3">c</text:span>redo</text:span> <text:span text:style-name="T7">q<text:span text:style-name="T1">uod</text:span></text:span> <text:span text:style-name="T7">a</text:span> <text:span text:style-name="T7"/><text:span text:style-name="T7">chr<text:span text:style-name="T1">ist</text:span>o</text:span> <text:span text:style-name="T7">d<text:span text:style-name="T1">o</text:span>m<text:span text:style-name="T1">in</text:span>o</text:span> <text:span text:style-name="T7">meo</text:span> <text:span text:style-name="T7"/><text:span text:style-name="T7">cla</text:span><text:span text:style-name="T7">|</text:span><text:span text:style-name="T7">mabat</text:span> <text:span text:style-name="T7">p<text:span text:style-name="T1">ro</text:span></text:span> <text:span text:style-name="T7">me</text:span> <text:span text:style-name="T7"><text:span text:style-name="T1">et</text:span></text:span> <text:span text:style-name="T7">sp<text:span text:style-name="T1">er</text:span>o</text:span> <text:span text:style-name="T7">quod</text:span> <text:span text:style-name="T7">sic</text:span> <text:span text:style-name="T7">erit</text:span> <text:span text:style-name="T7">in</text:span> <text:span text:style-name="T7">die</text:span><text:span text:style-name="T7"> | </text:span><text:span text:style-name="T7">p<text:span text:style-name="T1">rae</text:span>surae</text:span> <text:span text:style-name="T7">meae</text:span> <text:span text:style-name="T7"/><text:span text:style-name="T7">si<text:span text:style-name="T1">cut</text:span></text:span> <text:span text:style-name="T7">in</text:span> <text:span text:style-name="T7">aeuanguelio</text:span> <text:span text:style-name="T7">inquit</text:span><text:span text:style-name="T7"> | </text:span><text:span text:style-name="T7"> \\<text:note text:id="ftn1" text:note-class="footnote"><text:note-citation>0</text:note-citation><text:note-body><text:p text:style-name="Footnote">Freeman printed this z-like mark twice, one before
                                    the word 'dominus' and once before the word
                                    'multos'. Possibly he wanted to indicate that the
                                    metamark refers to the big space before the word
                                    'multos'.</text:p></text:note-body></text:note>// </text:span><text:span text:style-name="T7">d<text:span text:style-name="T1">omi</text:span>n<text:span text:style-name="T1">u</text:span>s</text:span> <text:span text:style-name="T7">n<text:span text:style-name="T1">on</text:span></text:span> <text:span text:style-name="T7"/><text:span text:style-name="T7"/><text:span text:style-name="T7">uos</text:span> <text:span text:style-name="T7">estis</text:span><text:span text:style-name="T7">·</text:span> <text:span text:style-name="T7"/><text:span text:style-name="T7"/></text:p>
      <text:p>21. <text:span text:style-name="T7"/><text:span text:style-name="T7">multos</text:span> <text:span text:style-name="T7">adhuc</text:span> <text:span text:style-name="T7">cap</text:span><text:span text:style-name="T7">|</text:span><text:span text:style-name="T7">t<text:span text:style-name="T1">ur</text:span>am</text:span> <text:span text:style-name="T7">dedi</text:span> <text:span text:style-name="T7">ea</text:span> <text:span text:style-name="T7"/><text:span text:style-name="T7">nocte</text:span> <text:span text:style-name="T7"><text:span text:style-name="T3">p</text:span><text:span text:style-name="T1">r</text:span>ima</text:span> <text:span text:style-name="T7">itaq<text:span text:style-name="T1">ue</text:span></text:span> <text:span text:style-name="T7">mansi</text:span><text:span text:style-name="T7">(23vb)</text:span><text:span text:style-name="T7"> | </text:span><text:span text:style-name="T7"><text:span text:style-name="T3">c</text:span>um</text:span> <text:span text:style-name="T7">illis</text:span> <text:span text:style-name="T7">responsum</text:span> <text:span text:style-name="T7"><text:span text:style-name="T1">autem</text:span></text:span> <text:span text:style-name="T7">diuinum</text:span> <text:span text:style-name="T7"/><text:span text:style-name="T7">audiui</text:span><text:span text:style-name="T7"> | </text:span><text:span text:style-name="T7"><text:span text:style-name="T3">d</text:span>uob<text:span text:style-name="T1">us</text:span></text:span> <text:span text:style-name="T7"><text:span text:style-name="T1">autem</text:span></text:span> <text:span text:style-name="T7">mensib<text:span text:style-name="T1">us</text:span></text:span> <text:span text:style-name="T7">eris</text:span> <text:span text:style-name="T7">cum</text:span> <text:span text:style-name="T7">illis</text:span> <text:span text:style-name="T7">q<text:span text:style-name="T1">uod</text:span></text:span> <text:span text:style-name="T7"/><text:span text:style-name="T7">ita</text:span> <text:span text:style-name="T7">f<text:span text:style-name="T1">a</text:span>c<text:span text:style-name="T1">tu</text:span>m</text:span> <text:span text:style-name="T7"><text:span text:style-name="T1">est</text:span></text:span><text:span text:style-name="T7"> | </text:span><text:span text:style-name="T7">nocte</text:span> <text:span text:style-name="T7">illa</text:span> <text:span text:style-name="T7">sexagensima</text:span> <text:span text:style-name="T7">lib<text:span text:style-name="T1">er</text:span>auit</text:span> <text:span text:style-name="T7">me</text:span> <text:span text:style-name="T7">d<text:span text:style-name="T1">omi</text:span>n<text:span text:style-name="T1">u</text:span>s</text:span><text:span text:style-name="T7"> | </text:span><text:span text:style-name="T7">de</text:span> <text:span text:style-name="T7"/><text:span text:style-name="T7">manib<text:span text:style-name="T1">us</text:span></text:span> <text:span text:style-name="T7">eorum</text:span> <text:span text:style-name="T7"/></text:p>
      <text:p>22. <text:span text:style-name="T7"/><text:span text:style-name="T7">eti<text:span text:style-name="T1">am</text:span></text:span> <text:span text:style-name="T7">in</text:span> <text:span text:style-name="T7"><text:span text:style-name="T3">i</text:span>tenere</text:span> <text:span text:style-name="T7">p<text:span text:style-name="T1">rae</text:span>uidit</text:span> <text:span text:style-name="T7">nobis</text:span><text:span text:style-name="T7"> | </text:span><text:span text:style-name="T7">cibum</text:span> <text:span text:style-name="T7"><text:span text:style-name="T1">et</text:span></text:span> <text:span text:style-name="T7">ignem</text:span> <text:span text:style-name="T7"><text:span text:style-name="T1">et</text:span></text:span> <text:span text:style-name="T7">siccitatem</text:span> <text:span text:style-name="T7"/><text:span text:style-name="T7">cotidie</text:span> <text:span text:style-name="T7">donec</text:span><text:span text:style-name="T7"> | </text:span><text:span text:style-name="T7">[X]</text:span> <text:span text:style-name="T7">decimo</text:span> <text:span text:style-name="T7">die</text:span> <text:span text:style-name="T7">p<text:span text:style-name="T1">er</text:span>uenimus</text:span> <text:span text:style-name="T7">om<text:span text:style-name="T1">ne</text:span>s</text:span> <text:span text:style-name="T7">si<text:span text:style-name="T1">cut</text:span></text:span> <text:span text:style-name="T7">sup<text:span text:style-name="T1">er</text:span>ius</text:span><text:span text:style-name="T7"> | </text:span><text:span text:style-name="T7"/><text:span text:style-name="T7">in<text:span text:style-name="T3">s</text:span>inuaui</text:span> <text:span text:style-name="T7">xx</text:span> <text:span text:style-name="T7"><text:span text:style-name="T1">et</text:span></text:span><text:span text:style-name="T7">·</text:span> <text:span text:style-name="T7">uiii</text:span><text:span text:style-name="T7">·</text:span> <text:span text:style-name="T7">disertum<text:note text:id="ftn1" text:note-class="footnote"><text:note-citation>0</text:note-citation><text:note-body><text:p text:style-name="Footnote">Gwynn: disertum; Bieler:
                                    disertum; Freeman: desertum</text:p></text:note-body></text:note></text:span> <text:span text:style-name="T7">it<text:span text:style-name="T1">er</text:span></text:span> <text:span text:style-name="T7">f[a]
                \e/
            cimus</text:span><text:span text:style-name="T7"> | </text:span><text:span text:style-name="T7"><text:span text:style-name="T3">e</text:span>t</text:span> <text:span text:style-name="T7">ea</text:span> <text:span text:style-name="T7">nocte</text:span> <text:span text:style-name="T7">q<text:span text:style-name="T1">u</text:span>a</text:span> <text:span text:style-name="T7"/><text:span text:style-name="T7"><text:span text:style-name="T3">p</text:span><text:span text:style-name="T1">er</text:span>uenimus</text:span> <text:span text:style-name="T7">om<text:span text:style-name="T1">ne</text:span>s</text:span> <text:span text:style-name="T7"><text:span text:style-name="T3">d</text:span>e</text:span> <text:span text:style-name="T7">cibo</text:span><text:span text:style-name="T7"> | </text:span><text:span text:style-name="T7">u<text:span text:style-name="T1">er</text:span>o</text:span> <text:span text:style-name="T7">nihil</text:span> <text:span text:style-name="T7">habuimus</text:span> <text:span text:style-name="T7"/></text:p>
      <text:p>23. <text:span text:style-name="T7"/><text:span text:style-name="T7"><text:span text:style-name="T3">et</text:span></text:span> <text:span text:style-name="T7"><text:span text:style-name="T3">i</text:span>t<text:span text:style-name="T1">er</text:span>um</text:span> <text:span text:style-name="T7">p<text:span text:style-name="T1">os</text:span>t</text:span> <text:span text:style-name="T7">paucos</text:span><text:span text:style-name="T7"> | </text:span><text:span text:style-name="T7"><text:span text:style-name="T3">a</text:span>nnos</text:span> <text:span text:style-name="T7">in</text:span> <text:span text:style-name="T7">britannis</text:span> <text:span text:style-name="T7">eram</text:span> <text:span text:style-name="T7">cum</text:span> <text:span text:style-name="T7"/><text:span text:style-name="T7">parentib<text:span text:style-name="T1">us</text:span></text:span> <text:span text:style-name="T7">meis</text:span><text:span text:style-name="T7"> | </text:span><text:span text:style-name="T7">qui</text:span> <text:span text:style-name="T7">me</text:span> <text:span text:style-name="T7">ut</text:span> <text:span text:style-name="T7"><text:span text:style-name="T3">fi</text:span>lium</text:span> <text:span text:style-name="T7">suscip<text:span text:style-name="T1">er</text:span>unt</text:span> <text:span text:style-name="T7"><text:span text:style-name="T1">et</text:span></text:span> <text:span text:style-name="T7">ex</text:span> <text:span text:style-name="T7">fide</text:span> <text:span text:style-name="T7">roga</text:span><text:span text:style-name="T7">|</text:span><text:span text:style-name="T7">u<text:span text:style-name="T1">er</text:span>unt</text:span> <text:span text:style-name="T7">me</text:span> <text:span text:style-name="T7">ut</text:span> <text:span text:style-name="T7"/><text:span text:style-name="T7"><text:span text:style-name="T1">ue</text:span>l</text:span> <text:span text:style-name="T7">m<text:span text:style-name="T1">od</text:span>o</text:span> <text:span text:style-name="T7">ego</text:span> <text:span text:style-name="T7">p<text:span text:style-name="T1">os</text:span>t</text:span> <text:span text:style-name="T7">tantas</text:span> <text:span text:style-name="T7">tribulatio</text:span><text:span text:style-name="T7">|</text:span><text:span text:style-name="T7">nes</text:span> <text:span text:style-name="T7">quas</text:span> <text:span text:style-name="T7">ego</text:span> <text:span text:style-name="T7">p<text:span text:style-name="T1">er</text:span>tuli</text:span> <text:span text:style-name="T7">nusquam</text:span> <text:span text:style-name="T7">ab</text:span> <text:span text:style-name="T7"/><text:span text:style-name="T7">illis</text:span> <text:span text:style-name="T7">disce</text:span><text:span text:style-name="T7">|</text:span><text:span text:style-name="T7">derem</text:span> <text:span text:style-name="T7"/><text:span text:style-name="T7"><text:span text:style-name="T3">et</text:span></text:span> <text:span text:style-name="T7">ibi</text:span> <text:span text:style-name="T7">scilicet</text:span> <text:span text:style-name="T7">in</text:span> <text:span text:style-name="T7"><text:span text:style-name="T3">s</text:span>inu</text:span> <text:span text:style-name="T7">noctis</text:span> <text:span text:style-name="T7">uir<text:span text:style-name="T1">um</text:span></text:span><text:span text:style-name="T7"> | </text:span><text:span text:style-name="T7">uenientem</text:span> <text:span text:style-name="T7">q<text:span text:style-name="T1">ua</text:span>si</text:span> <text:span text:style-name="T7">de</text:span> <text:span text:style-name="T7"/><text:span text:style-name="T7">hib<text:span text:style-name="T1">er</text:span>ione</text:span> <text:span text:style-name="T7">cui</text:span> <text:span text:style-name="T7">no<text:span text:style-name="T1">men</text:span></text:span> <text:span text:style-name="T7">uictoricus</text:span><text:span text:style-name="T7"> | </text:span><text:span text:style-name="T7">cum</text:span> <text:span text:style-name="T7">aepistolis</text:span> <text:span text:style-name="T7">innumerabilib<text:span text:style-name="T1">us</text:span></text:span> <text:span text:style-name="T7">uidi</text:span> <text:span text:style-name="T7"/><text:span text:style-name="T7"><text:span text:style-name="T3">et</text:span></text:span> <text:span text:style-name="T7"><text:span text:style-name="T3">d</text:span>edit</text:span><text:span text:style-name="T7"> | </text:span><text:span text:style-name="T7">mihi</text:span> <text:span text:style-name="T7">unam</text:span> <text:span text:style-name="T7">ex</text:span> <text:span text:style-name="T7">his</text:span> <text:span text:style-name="T7"><text:span text:style-name="T1">et</text:span></text:span> <text:span text:style-name="T7">legi</text:span> <text:span text:style-name="T7">p<text:span text:style-name="T1">r</text:span>incipium</text:span> <text:span text:style-name="T7">aepistole</text:span><text:span text:style-name="T7"> | </text:span><text:span text:style-name="T7"/><text:span text:style-name="T7"><text:span text:style-name="T1">con</text:span>tinentem</text:span> <text:span text:style-name="T7"><text:span text:style-name="T3">u</text:span>ox</text:span> <text:span text:style-name="T7">hyberionacum</text:span> <text:span text:style-name="T7"><text:span text:style-name="T3">et</text:span></text:span> <text:span text:style-name="T7"><text:span text:style-name="T3">d</text:span>um</text:span> <text:span text:style-name="T7">re</text:span><text:span text:style-name="T7">|</text:span><text:span text:style-name="T7">citabam</text:span> <text:span text:style-name="T7">principium</text:span> <text:span text:style-name="T7">aepistolae</text:span> <text:span text:style-name="T7"/><text:span text:style-name="T7">puta</text:span><text:span text:style-name="T7">|</text:span><text:span text:style-name="T7">bam</text:span> <text:span text:style-name="T7">enim</text:span> <text:span text:style-name="T7">ipse</text:span> <text:span text:style-name="T7">in</text:span> <text:span text:style-name="T7">mente</text:span> <text:span text:style-name="T7">audire</text:span> <text:span text:style-name="T7">uocem</text:span> <text:span text:style-name="T7">ipsor<text:span text:style-name="T1">um</text:span></text:span><text:span text:style-name="T7"> | </text:span><text:span text:style-name="T7">quierant</text:span> <text:span text:style-name="T7">iuxta</text:span> <text:span text:style-name="T7"/><text:span text:style-name="T7"><text:span text:style-name="T3">s</text:span>iluam</text:span> <text:span text:style-name="T7">focluti</text:span> <text:span text:style-name="T7">q<text:span text:style-name="T1">uae</text:span></text:span> <text:span text:style-name="T7"><text:span text:style-name="T1">est</text:span></text:span> <text:span text:style-name="T7">p<text:span text:style-name="T1">ro</text:span>pe</text:span><text:span text:style-name="T7"> | </text:span><text:span text:style-name="T7">mare</text:span> <text:span text:style-name="T7">occidentale</text:span> <text:span text:style-name="T7"><text:span text:style-name="T1">et</text:span></text:span> <text:span text:style-name="T7">sic</text:span> <text:span text:style-name="T7">exclamau<text:span text:style-name="T1">er</text:span>unt</text:span> <text:span text:style-name="T7"/><text:span text:style-name="T7"> | </text:span><text:span text:style-name="T7">ro<text:span text:style-name="T3">g</text:span>amus</text:span> <text:span text:style-name="T7"><text:span text:style-name="T3">t</text:span>e</text:span> <text:span text:style-name="T7">s<text:span text:style-name="T1">an</text:span>c<text:span text:style-name="T1">t</text:span>e</text:span> <text:span text:style-name="T7">puer</text:span> <text:span text:style-name="T7">ut</text:span> <text:span text:style-name="T7">uenias</text:span> <text:span text:style-name="T7"><text:span text:style-name="T1">et</text:span></text:span> <text:span text:style-name="T7">adhuc</text:span><text:span text:style-name="T7"> | </text:span><text:span text:style-name="T7"/><text:span text:style-name="T7">ambulas</text:span> <text:span text:style-name="T7">inter</text:span> <text:span text:style-name="T7">nos</text:span> <text:span text:style-name="T7"/><text:span text:style-name="T7"/><text:span text:style-name="T7"><text:span text:style-name="T1">et</text:span></text:span> <text:span text:style-name="T7">ualde</text:span> <text:span text:style-name="T7"><text:span text:style-name="T3">c</text:span>onpunc<text:span text:style-name="T3">t</text:span>us</text:span> <text:span text:style-name="T7">su<text:span text:style-name="T1">m</text:span></text:span><text:span text:style-name="T7"> | </text:span><text:span text:style-name="T7">corde</text:span> <text:span text:style-name="T7"><text:span text:style-name="T1">et</text:span></text:span> <text:span text:style-name="T7">[uald]</text:span> <text:span text:style-name="T7"><text:span text:style-name="T3">a</text:span>mplius</text:span> <text:span text:style-name="T7">n<text:span text:style-name="T1">on</text:span></text:span> <text:span text:style-name="T7">potui</text:span> <text:span text:style-name="T7">legere</text:span><text:span text:style-name="T7"> | </text:span><text:span text:style-name="T7"><text:span text:style-name="T3">et</text:span></text:span> <text:span text:style-name="T7"><text:span text:style-name="T3">s</text:span>ic</text:span> <text:span text:style-name="T7"/><text:span text:style-name="T7">ex<text:span text:style-name="T3">p<text:span text:style-name="T1">er</text:span></text:span>tus</text:span> <text:span text:style-name="T7">sum</text:span> <text:span text:style-name="T7">d<text:span text:style-name="T1">e</text:span>o</text:span> <text:span text:style-name="T7">gra<text:span text:style-name="T3">t</text:span>ias</text:span> <text:span text:style-name="T7">q<text:span text:style-name="T1">uia</text:span></text:span> <text:span text:style-name="T7">p<text:span text:style-name="T1">os</text:span>t</text:span> <text:span text:style-name="T7">pluri</text:span><text:span text:style-name="T7">|</text:span><text:span text:style-name="T7">mos</text:span> <text:span text:style-name="T7">annos</text:span> <text:span text:style-name="T7"><text:span text:style-name="T3">p</text:span><text:span text:style-name="T1">rae</text:span>stitit</text:span> <text:span text:style-name="T7">illis</text:span> <text:span text:style-name="T7"/><text:span text:style-name="T7">d<text:span text:style-name="T1">omi</text:span>n<text:span text:style-name="T1">u</text:span>s</text:span> <text:span text:style-name="T7"><text:span text:style-name="T3">s</text:span>ecundum</text:span> <text:span text:style-name="T7">c<text:span text:style-name="T3">l</text:span>a</text:span><text:span text:style-name="T7">|</text:span><text:span text:style-name="T7">morem</text:span> <text:span text:style-name="T7">illorum</text:span> <text:span text:style-name="T7"/></text:p>
      <text:p>24. <text:span text:style-name="T7"/><text:span text:style-name="T7"><text:span text:style-name="T3">et</text:span></text:span> <text:span text:style-name="T7">alia</text:span> <text:span text:style-name="T7">nocte</text:span> <text:span text:style-name="T7">nescio</text:span> <text:span text:style-name="T7">d<text:span text:style-name="T1">eu</text:span>s</text:span><text:span text:style-name="T7"> | </text:span><text:span text:style-name="T7">scit</text:span> <text:span text:style-name="T7">utrum</text:span> <text:span text:style-name="T7"><text:span text:style-name="T3">i</text:span>n</text:span> <text:span text:style-name="T7">me</text:span> <text:span text:style-name="T7"><text:span text:style-name="T3">a</text:span>n</text:span> <text:span text:style-name="T7">iuxta</text:span> <text:span text:style-name="T7">me</text:span> <text:span text:style-name="T7"/><text:span text:style-name="T7">u<text:span text:style-name="T1">er</text:span>bis</text:span><text:span text:style-name="T7"> | </text:span><text:span text:style-name="T7"> \\// </text:span><text:span text:style-name="T7"><text:span text:style-name="T3">p</text:span><text:span text:style-name="T1">er</text:span>itissime</text:span> <text:span text:style-name="T7">quos</text:span> <text:span text:style-name="T7">ego</text:span> <text:span text:style-name="T7">audiui</text:span> <text:span text:style-name="T7"><text:span text:style-name="T1">et</text:span></text:span> <text:span text:style-name="T7">n<text:span text:style-name="T1">on</text:span></text:span> <text:span text:style-name="T7">potui</text:span> <text:span text:style-name="T7">intel</text:span><text:span text:style-name="T7">|</text:span><text:span text:style-name="T7">legere</text:span> <text:span text:style-name="T7">n<text:span text:style-name="T1">is</text:span>i<text:note text:id="ftn1" text:note-class="footnote"><text:note-citation>0</text:note-citation><text:note-body><text:p text:style-name="Footnote">Gwynn: nissi; Bieler: nisi; Freeman:
                                    nissi</text:p></text:note-body></text:note></text:span> <text:span text:style-name="T7"/><text:span text:style-name="T7"><text:span text:style-name="T3">ad</text:span></text:span> <text:span text:style-name="T7"><text:span text:style-name="T3">p</text:span>ost<text:span text:style-name="T1">er</text:span>um</text:span> <text:span text:style-name="T7">ora<text:span text:style-name="T3">t</text:span>ionis</text:span> <text:span text:style-name="T7"><text:span text:style-name="T3">s</text:span>ic</text:span> <text:span text:style-name="T7">efficiat<text:span text:style-name="T1">us</text:span></text:span> <text:span text:style-name="T7"><text:span text:style-name="T1">est</text:span></text:span><text:span text:style-name="T7"> | </text:span><text:span text:style-name="T7"><text:span text:style-name="T3">q</text:span>ui</text:span> <text:span text:style-name="T7">dedit</text:span> <text:span text:style-name="T7"><text:span text:style-name="T3">a</text:span>nimam</text:span> <text:span text:style-name="T7"><text:span text:style-name="T3">s</text:span>uam</text:span> <text:span text:style-name="T7">p<text:span text:style-name="T1">ro</text:span></text:span> <text:span text:style-name="T7">te</text:span> <text:span text:style-name="T7"/><text:span text:style-name="T7">ipse</text:span> <text:span text:style-name="T7"><text:span text:style-name="T1">est</text:span></text:span> <text:span text:style-name="T7">qui</text:span><text:span text:style-name="T7"> | </text:span><text:span text:style-name="T7"><text:span text:style-name="T3">l</text:span>oquit<text:span text:style-name="T1">ur</text:span></text:span> <text:span text:style-name="T7"><text:span text:style-name="T3">i</text:span>n</text:span> <text:span text:style-name="T7">te</text:span> <text:span text:style-name="T7">et</text:span> <text:span text:style-name="T7">sic</text:span> <text:span text:style-name="T7">ex<text:span text:style-name="T3">p<text:span text:style-name="T1">er</text:span></text:span>tus</text:span> <text:span text:style-name="T7">sum</text:span> <text:span text:style-name="T7"><text:span text:style-name="T3">g</text:span>audibun</text:span><text:span text:style-name="T7">|</text:span><text:span text:style-name="T7">dus</text:span> <text:span text:style-name="T7"/></text:p>
      <text:p>25. <text:span text:style-name="T7"/><text:span text:style-name="T7">et</text:span> <text:span text:style-name="T7"><text:span text:style-name="T3">i</text:span>t<text:span text:style-name="T1">er</text:span>um</text:span> <text:span text:style-name="T7">uidi</text:span> <text:span text:style-name="T7">in</text:span> <text:span text:style-name="T7">me</text:span> <text:span text:style-name="T7">ipsum</text:span> <text:span text:style-name="T7">orantem</text:span><text:span text:style-name="T7"> | </text:span><text:span text:style-name="T7">et</text:span> <text:span text:style-name="T7">eram</text:span> <text:span text:style-name="T7">q<text:span text:style-name="T1">ua</text:span>si</text:span> <text:span text:style-name="T7">in<text:span text:style-name="T3">t</text:span>ra</text:span> <text:span text:style-name="T7"/><text:span text:style-name="T7">corp<text:span text:style-name="T1">us</text:span></text:span> <text:span text:style-name="T7">m<text:span text:style-name="T1">eu</text:span>m</text:span> <text:span text:style-name="T7"><text:span text:style-name="T1">et</text:span></text:span> <text:span text:style-name="T7">audiui</text:span> <text:span text:style-name="T7">hoc</text:span> <text:span text:style-name="T7"><text:span text:style-name="T1">est</text:span></text:span><text:span text:style-name="T7">(24r)</text:span><text:span text:style-name="T7"/><text:span text:style-name="T7">(24ra)</text:span><text:span text:style-name="T7"> | </text:span><text:span text:style-name="T7"><text:span text:style-name="T3">s</text:span>up<text:span text:style-name="T1">er</text:span></text:span> <text:span text:style-name="T7">in<text:span text:style-name="T3">t</text:span>eriorem</text:span> <text:span text:style-name="T7">hominem</text:span> <text:span text:style-name="T7"/><text:span text:style-name="T7"><text:span text:style-name="T1">et</text:span></text:span> <text:span text:style-name="T7">
                \i/
            bi</text:span> <text:span text:style-name="T7">fortit<text:span text:style-name="T1">er</text:span></text:span> <text:span text:style-name="T7">orabat</text:span><text:span text:style-name="T7"> | </text:span><text:span text:style-name="T7"><text:span text:style-name="T3">g</text:span>emitib<text:span text:style-name="T1">us</text:span></text:span> <text:span text:style-name="T7"><text:span text:style-name="T1">et</text:span></text:span> <text:span text:style-name="T7">int<text:span text:style-name="T1">er</text:span></text:span> <text:span text:style-name="T7">h<text:span text:style-name="T1">aec</text:span></text:span> <text:span text:style-name="T7"><text:span text:style-name="T3">s</text:span>tupebam</text:span> <text:span text:style-name="T7"><text:span text:style-name="T1">et</text:span></text:span> <text:span text:style-name="T7"><text:span text:style-name="T3">a</text:span>mmirabam</text:span> <text:span text:style-name="T7"/><text:span text:style-name="T7"><text:span text:style-name="T1">et</text:span></text:span> <text:span text:style-name="T7">co</text:span><text:span text:style-name="T7">|</text:span><text:span text:style-name="T7">gitabam</text:span> <text:span text:style-name="T7">quis</text:span> <text:span text:style-name="T7">e<text:span text:style-name="T1">sse</text:span>t</text:span> <text:span text:style-name="T7">qui</text:span> <text:span text:style-name="T7">in</text:span> <text:span text:style-name="T7">me</text:span> <text:span text:style-name="T7">orabat</text:span> <text:span text:style-name="T7">s<text:span text:style-name="T1">ed</text:span></text:span> <text:span text:style-name="T7">ad</text:span> <text:span text:style-name="T7">pos</text:span><text:span text:style-name="T7">|</text:span><text:span text:style-name="T7">tremum</text:span> <text:span text:style-name="T7"/><text:span text:style-name="T7">orationis</text:span> <text:span text:style-name="T7">sic</text:span> <text:span text:style-name="T7">efficiatus</text:span> <text:span text:style-name="T7"><text:span text:style-name="T1">est</text:span></text:span> <text:span text:style-name="T7">ut</text:span> <text:span text:style-name="T7">sit</text:span> <text:span text:style-name="T7">episco</text:span><text:span text:style-name="T7">|</text:span><text:span text:style-name="T7">p<text:span text:style-name="T1">us</text:span></text:span> <text:span text:style-name="T7"><text:span text:style-name="T1">et</text:span></text:span> <text:span text:style-name="T7">sic</text:span> <text:span text:style-name="T7">exp<text:span text:style-name="T1">er</text:span>tus</text:span> <text:span text:style-name="T7"><text:span text:style-name="T3">s</text:span>um</text:span> <text:span text:style-name="T7"/><text:span text:style-name="T7">recordatus</text:span> <text:span text:style-name="T7">sum</text:span> <text:span text:style-name="T7">apostolo</text:span><text:span text:style-name="T7"> | </text:span><text:span text:style-name="T7">dicente</text:span> <text:span text:style-name="T7">sp<text:span text:style-name="T1">iritu</text:span>s</text:span> <text:span text:style-name="T7">adiuuat</text:span> <text:span text:style-name="T7">infirmitates</text:span> <text:span text:style-name="T7">orationis</text:span><text:span text:style-name="T7"> | </text:span><text:span text:style-name="T7">n<text:span text:style-name="T1">ostr</text:span>ae</text:span> <text:span text:style-name="T7"/><text:span text:style-name="T7"><text:span text:style-name="T3">n</text:span>am</text:span> <text:span text:style-name="T7">q<text:span text:style-name="T1">uod</text:span></text:span> <text:span text:style-name="T7">oremus</text:span> <text:span text:style-name="T7">si<text:span text:style-name="T1">cut</text:span></text:span> <text:span text:style-name="T7">oportet</text:span> <text:span text:style-name="T7">nescimus</text:span> <text:span text:style-name="T7">s<text:span text:style-name="T1">ed</text:span></text:span> <text:span text:style-name="T7">ipse</text:span><text:span text:style-name="T7"> | </text:span><text:span text:style-name="T7"><text:span text:style-name="T3">s</text:span>p<text:span text:style-name="T1">iritu</text:span>s</text:span> <text:span text:style-name="T7"/><text:span text:style-name="T7">postulat</text:span> <text:span text:style-name="T7">p<text:span text:style-name="T1">ro</text:span></text:span> <text:span text:style-name="T7">nobis</text:span> <text:span text:style-name="T7">gemitib<text:span text:style-name="T1">us</text:span></text:span> <text:span text:style-name="T7">inerrabilib<text:span text:style-name="T1">us</text:span></text:span> <text:span text:style-name="T7">q<text:span text:style-name="T1">uae</text:span></text:span> <text:span text:style-name="T7">u<text:span text:style-name="T1">er</text:span></text:span><text:span text:style-name="T7">|</text:span><text:span text:style-name="T7">bis</text:span> <text:span text:style-name="T7">exp<text:span text:style-name="T1">re</text:span>mi</text:span> <text:span text:style-name="T7">n<text:span text:style-name="T1">on</text:span></text:span> <text:span text:style-name="T7"/><text:span text:style-name="T7">possunt</text:span> <text:span text:style-name="T7"><text:span text:style-name="T3">e</text:span>t</text:span> <text:span text:style-name="T7"><text:span text:style-name="T3">i</text:span>t<text:span text:style-name="T1">er</text:span>um</text:span> <text:span text:style-name="T7">d<text:span text:style-name="T1">omi</text:span>n<text:span text:style-name="T1">u</text:span>s</text:span> <text:span text:style-name="T7">aduocatus</text:span> <text:span text:style-name="T7">n<text:span text:style-name="T1">oste</text:span>r</text:span><text:span text:style-name="T7"> | </text:span><text:span text:style-name="T7"><text:span text:style-name="T3">p</text:span>ostulat</text:span> <text:span text:style-name="T7">p<text:span text:style-name="T1">ro</text:span></text:span> <text:span text:style-name="T7">nobis</text:span> <text:span text:style-name="T7"/></text:p>
      <text:p>26. <text:span text:style-name="T7"/><text:span text:style-name="T7"/><text:span text:style-name="T7"/><text:span text:style-name="T7"/><text:span text:style-name="T7"/><text:span text:style-name="T7"/><text:span text:style-name="T7"/></text:p>
      <text:p>27. <text:span text:style-name="T7"/><text:span text:style-name="T7"/><text:span text:style-name="T7"/><text:span text:style-name="T7"/><text:span text:style-name="T7"/><text:span text:style-name="T7"/><text:span text:style-name="T7"/><text:span text:style-name="T7"/><text:span text:style-name="T7"/><text:span text:style-name="T7"/></text:p>
      <text:p>28. <text:span text:style-name="T7"/><text:span text:style-name="T7"/><text:span text:style-name="T7"/><text:span text:style-name="T7"/><text:span text:style-name="T7"/><text:span text:style-name="T7"/></text:p>
      <text:p>29. <text:span text:style-name="T7"/><text:span text:style-name="T7"/><text:span text:style-name="T7"><text:span text:style-name="T3">u</text:span>idi</text:span> <text:span text:style-name="T7">in</text:span> <text:span text:style-name="T7">uissu</text:span> <text:span text:style-name="T7">noctis</text:span> <text:span text:style-name="T7">scrip<text:span text:style-name="T3">t</text:span>u<text:span text:style-name="T1">m</text:span></text:span><text:span text:style-name="T7"> | </text:span><text:span text:style-name="T7">erat</text:span> <text:span text:style-name="T7"><text:span text:style-name="T1">contra</text:span></text:span> <text:span text:style-name="T7"><text:span text:style-name="T3">f</text:span>aciem</text:span> <text:span text:style-name="T7"/><text:span text:style-name="T7">m<text:span text:style-name="T1">ea</text:span>m</text:span> <text:span text:style-name="T7"><text:span text:style-name="T3">s</text:span><text:span text:style-name="T1">i</text:span>n<text:span text:style-name="T1">e</text:span></text:span> <text:span text:style-name="T7">honore</text:span> <text:span text:style-name="T7">et</text:span> <text:span text:style-name="T7">int<text:span text:style-name="T1">er</text:span></text:span> <text:span text:style-name="T7">h<text:span text:style-name="T1">aec</text:span></text:span> <text:span text:style-name="T7">audiui</text:span><text:span text:style-name="T7"> | </text:span><text:span text:style-name="T7">respon<text:span text:style-name="T3">s</text:span>um</text:span> <text:span text:style-name="T7">dicentem</text:span> <text:span text:style-name="T7"/><text:span text:style-name="T7">m<text:span text:style-name="T1">ih</text:span>i</text:span> <text:span text:style-name="T7">male</text:span> <text:span text:style-name="T7">audiuimus</text:span> <text:span text:style-name="T7">fa</text:span><text:span text:style-name="T7">|</text:span><text:span text:style-name="T7">ciem</text:span> <text:span text:style-name="T7">designati</text:span> <text:span text:style-name="T7">nudato</text:span> <text:span text:style-name="T7">nomine</text:span> <text:span text:style-name="T7">nec</text:span> <text:span text:style-name="T7"/><text:span text:style-name="T7">sic</text:span> <text:span text:style-name="T7">p<text:span text:style-name="T1">rae</text:span>d<text:span text:style-name="T1">i</text:span>x<text:span text:style-name="T1">it</text:span></text:span><text:span text:style-name="T7"> | </text:span><text:span text:style-name="T7">male</text:span> <text:span text:style-name="T7">uidisti</text:span> <text:span text:style-name="T7">s<text:span text:style-name="T1">ed</text:span></text:span> <text:span text:style-name="T7">male</text:span> <text:span text:style-name="T7">uidimus</text:span> <text:span text:style-name="T7">q<text:span text:style-name="T1">ua</text:span>si</text:span> <text:span text:style-name="T7">sibi</text:span> <text:span text:style-name="T7">se</text:span> <text:span text:style-name="T7">iunxis</text:span><text:span text:style-name="T7">|</text:span><text:span text:style-name="T7">set</text:span> <text:span text:style-name="T7"/><text:span text:style-name="T7">si<text:span text:style-name="T1">cut</text:span></text:span> <text:span text:style-name="T7">d<text:span text:style-name="T1">i</text:span>x<text:span text:style-name="T1">it</text:span></text:span> <text:span text:style-name="T7">qui</text:span> <text:span text:style-name="T7">uos</text:span> <text:span text:style-name="T7">tanguit</text:span> <text:span text:style-name="T7">q<text:span text:style-name="T1">ua</text:span>si</text:span> <text:span text:style-name="T7">qui</text:span> <text:span text:style-name="T7">tanguit</text:span><text:span text:style-name="T7"> | </text:span><text:span text:style-name="T7"><text:span text:style-name="T3">p</text:span>upillam</text:span> <text:span text:style-name="T7">oculi</text:span> <text:span text:style-name="T7">mei</text:span> <text:span text:style-name="T7"/></text:p>
      <text:p>30. <text:span text:style-name="T7"/><text:span text:style-name="T7">idcirco</text:span> <text:span text:style-name="T7">gratias</text:span> <text:span text:style-name="T7">ago</text:span> <text:span text:style-name="T7">ei</text:span><text:span text:style-name="T7"> | </text:span><text:span text:style-name="T7">qui</text:span> <text:span text:style-name="T7">me</text:span> <text:span text:style-name="T7"><text:span text:style-name="T3">i</text:span>n</text:span> <text:span text:style-name="T7">omnib<text:span text:style-name="T1">us</text:span></text:span> <text:span text:style-name="T7"><text:span text:style-name="T1">con</text:span>fortauit</text:span> <text:span text:style-name="T7">ut</text:span> <text:span text:style-name="T7">n<text:span text:style-name="T1">on</text:span></text:span> <text:span text:style-name="T7">me</text:span> <text:span text:style-name="T7"/><text:span text:style-name="T7">inpediret</text:span><text:span text:style-name="T7"> \\...,// </text:span><text:span text:style-name="T7"> | </text:span><text:span text:style-name="T7">a</text:span> <text:span text:style-name="T7">p<text:span text:style-name="T1">ro</text:span>fectione</text:span> <text:span text:style-name="T7">qua</text:span> <text:span text:style-name="T7">statueram</text:span> <text:span text:style-name="T7"><text:span text:style-name="T1">et</text:span></text:span> <text:span text:style-name="T7">de</text:span> <text:span text:style-name="T7">mea</text:span> <text:span text:style-name="T7">q<text:span text:style-name="T1">uo</text:span>q<text:span text:style-name="T1">ue</text:span></text:span> <text:span text:style-name="T7">op<text:span text:style-name="T1">er</text:span>a</text:span><text:span text:style-name="T7"> \\...,// </text:span><text:span text:style-name="T7"> | </text:span><text:span text:style-name="T7"/><text:span text:style-name="T7">q<text:span text:style-name="T1">uod</text:span></text:span> <text:span text:style-name="T7">a</text:span> <text:span text:style-name="T7">christo</text:span> <text:span text:style-name="T7">d<text:span text:style-name="T1">omi</text:span>no</text:span> <text:span text:style-name="T7">meo</text:span> <text:span text:style-name="T7">dedideram</text:span> <text:span text:style-name="T7">s<text:span text:style-name="T1">ed</text:span></text:span> <text:span text:style-name="T7">magis</text:span> <text:span text:style-name="T7">ex</text:span> <text:span text:style-name="T7">eo</text:span> <text:span text:style-name="T7">sensi</text:span><text:span text:style-name="T7"> | </text:span><text:span text:style-name="T7"/><text:span text:style-name="T7">uirtutem</text:span> <text:span text:style-name="T7">n<text:span text:style-name="T1">on</text:span></text:span> <text:span text:style-name="T7">paruam</text:span> <text:span text:style-name="T7"><text:span text:style-name="T1">et</text:span></text:span> <text:span text:style-name="T7">fides</text:span> <text:span text:style-name="T7">mea</text:span> <text:span text:style-name="T7">p<text:span text:style-name="T1">ro</text:span>bata</text:span> <text:span text:style-name="T7"><text:span text:style-name="T1">est</text:span></text:span><text:span text:style-name="T7"> | </text:span><text:span text:style-name="T7"><text:span text:style-name="T3">c</text:span>oram</text:span> <text:span text:style-name="T7">d<text:span text:style-name="T1">e</text:span>o</text:span> <text:span text:style-name="T7"><text:span text:style-name="T1">et</text:span></text:span> <text:span text:style-name="T7"/><text:span text:style-name="T7">hominib<text:span text:style-name="T1">us</text:span></text:span> <text:span text:style-name="T7"/></text:p>
      <text:p>31. <text:span text:style-name="T7"/><text:span text:style-name="T7">un<text:span text:style-name="T1">de</text:span></text:span> <text:span text:style-name="T7"><text:span text:style-name="T1">autem</text:span></text:span> <text:span text:style-name="T7">audent<text:span text:style-name="T1">er</text:span></text:span> <text:span text:style-name="T7">dico</text:span> <text:span text:style-name="T7">n<text:span text:style-name="T1">on</text:span></text:span> <text:span text:style-name="T7">me</text:span><text:span text:style-name="T7"> | </text:span><text:span text:style-name="T7">rep<text:span text:style-name="T1">re</text:span>hendit</text:span> <text:span text:style-name="T7"><text:span text:style-name="T3">c</text:span>onscientia</text:span> <text:span text:style-name="T7">mea</text:span> <text:span text:style-name="T7"/><text:span text:style-name="T7">hic</text:span> <text:span text:style-name="T7"><text:span text:style-name="T1">et</text:span></text:span> <text:span text:style-name="T7">in</text:span> <text:span text:style-name="T7">fut<text:span text:style-name="T1">ur</text:span>um</text:span><text:span text:style-name="T7"> | </text:span><text:span text:style-name="T7">teste</text:span> <text:span text:style-name="T7">d<text:span text:style-name="T1">e</text:span>o</text:span> <text:span text:style-name="T7">abeo<text:note text:id="ftn1" text:note-class="footnote"><text:note-citation>0</text:note-citation><text:note-body><text:p text:style-name="Footnote">Bieler: abeo</text:p></text:note-body></text:note></text:span> <text:span text:style-name="T7">q<text:span text:style-name="T1">uia</text:span></text:span> <text:span text:style-name="T7">n<text:span text:style-name="T1">on</text:span></text:span> <text:span text:style-name="T7">sum</text:span> <text:span text:style-name="T7">mentitus</text:span> <text:span text:style-name="T7"/><text:span text:style-name="T7">in</text:span> <text:span text:style-name="T7">sermonib<text:span text:style-name="T1">us</text:span></text:span><text:span text:style-name="T7"> | </text:span><text:span text:style-name="T7">quos</text:span> <text:span text:style-name="T7">ego</text:span> <text:span text:style-name="T7">retuli</text:span> <text:span text:style-name="T7">uobis</text:span> <text:span text:style-name="T7"/></text:p>
      <text:p>32. <text:span text:style-name="T7"/><text:span text:style-name="T7"/><text:span text:style-name="T7"/><text:span text:style-name="T7"/><text:span text:style-name="T7"/><text:span text:style-name="T7"/><text:span text:style-name="T7"/><text:span text:style-name="T7"/><text:span text:style-name="T7"/><text:span text:style-name="T7"/><text:span text:style-name="T7"/></text:p>
      <text:p>33. <text:span text:style-name="T7"/><text:span text:style-name="T7"/><text:span text:style-name="T7"/><text:span text:style-name="T7"/><text:span text:style-name="T7"/><text:span text:style-name="T7"/><text:span text:style-name="T7"/></text:p>
      <text:p>34. <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35. <text:span text:style-name="T7"/><text:span text:style-name="T7"><text:span text:style-name="T3">l</text:span>ongum</text:span> <text:span text:style-name="T7"><text:span text:style-name="T1">est</text:span></text:span> <text:span text:style-name="T7"><text:span text:style-name="T1">autem</text:span></text:span> <text:span text:style-name="T7"><text:span text:style-name="T3">t</text:span>otum</text:span> <text:span text:style-name="T7">p<text:span text:style-name="T1">er</text:span></text:span><text:span text:style-name="T7"> | </text:span><text:span text:style-name="T7">singula</text:span> <text:span text:style-name="T7">enarrare</text:span> <text:span text:style-name="T7"><text:span text:style-name="T3">l</text:span>aborem</text:span> <text:span text:style-name="T7">m<text:span text:style-name="T1">eu</text:span>m</text:span> <text:span text:style-name="T7"/><text:span text:style-name="T7"><text:span text:style-name="T1">ue</text:span>l</text:span> <text:span text:style-name="T7">p<text:span text:style-name="T1">er</text:span></text:span> <text:span text:style-name="T7">par</text:span><text:span text:style-name="T7">|</text:span><text:span text:style-name="T7">tes</text:span> <text:span text:style-name="T7">breuit<text:span text:style-name="T1">er</text:span></text:span> <text:span text:style-name="T7">dicam</text:span> <text:span text:style-name="T7">qualiter</text:span> <text:span text:style-name="T7"><text:span text:style-name="T3">p</text:span>issimus</text:span> <text:span text:style-name="T7">d<text:span text:style-name="T1">eu</text:span>s</text:span> <text:span text:style-name="T7">de</text:span><text:span text:style-name="T7"> | </text:span><text:span text:style-name="T7">seruitute</text:span> <text:span text:style-name="T7"/><text:span text:style-name="T7">sepe</text:span> <text:span text:style-name="T7">lib<text:span text:style-name="T1">er</text:span>auit</text:span> <text:span text:style-name="T7"><text:span text:style-name="T1">et</text:span></text:span> <text:span text:style-name="T7">de</text:span> <text:span text:style-name="T7"> p<text:span text:style-name="T1">er</text:span>iculis</text:span> <text:span text:style-name="T7">xii</text:span> <text:span text:style-name="T7">q<text:span text:style-name="T1">u</text:span>a</text:span><text:span text:style-name="T7"> | </text:span><text:span text:style-name="T7">p<text:span text:style-name="T1">er</text:span>iclitata</text:span> <text:span text:style-name="T7"><text:span text:style-name="T1">est</text:span></text:span> <text:span text:style-name="T7">anima</text:span> <text:span text:style-name="T7"/><text:span text:style-name="T7">mea</text:span> <text:span text:style-name="T7">p<text:span text:style-name="T1">rae</text:span>t<text:span text:style-name="T1">er</text:span></text:span> <text:span text:style-name="T7">insidias</text:span> <text:span text:style-name="T7">multas</text:span><text:span text:style-name="T7"> | </text:span><text:span text:style-name="T7"><text:span text:style-name="T1">et</text:span></text:span> <text:span text:style-name="T7">q<text:span text:style-name="T1">uae</text:span></text:span> <text:span text:style-name="T7">u<text:span text:style-name="T1">er</text:span>bis</text:span> <text:span text:style-name="T7">exp<text:span text:style-name="T1">re</text:span>mere<text:note text:id="ftn1" text:note-class="footnote"><text:note-citation>0</text:note-citation><text:note-body><text:p text:style-name="Footnote">Gwynn: expremere; Bieler: does not
                                    resolve the abbreviation; Freeman: exremere</text:p></text:note-body></text:note></text:span> <text:span text:style-name="T7">n<text:span text:style-name="T1">on</text:span></text:span> <text:span text:style-name="T7">ualeo</text:span> <text:span text:style-name="T7">nec</text:span> <text:span text:style-name="T7"/><text:span text:style-name="T7">iniuriam</text:span><text:span text:style-name="T7"> | </text:span><text:span text:style-name="T7">legentib<text:span text:style-name="T1">us</text:span></text:span> <text:span text:style-name="T7">faciam</text:span> <text:span text:style-name="T7">s<text:span text:style-name="T1">ed</text:span></text:span> <text:span text:style-name="T7">d<text:span text:style-name="T1">eu</text:span>m</text:span> <text:span text:style-name="T7">auc<text:span text:style-name="T3">t</text:span>orem</text:span> <text:span text:style-name="T7">qui</text:span> <text:span text:style-name="T7">nouit</text:span><text:span text:style-name="T7"> | </text:span><text:span text:style-name="T7"/><text:span text:style-name="T7">omnia</text:span> <text:span text:style-name="T7"><text:span text:style-name="T3">e</text:span>ti<text:span text:style-name="T1">am</text:span></text:span> <text:span text:style-name="T7">an<text:span text:style-name="T1">te</text:span>quam</text:span> <text:span text:style-name="T7">fiant</text:span> <text:span text:style-name="T7"/><text:span text:style-name="T7"/></text:p>
      <text:p>36. <text:span text:style-name="T7"/><text:span text:style-name="T7"/><text:span text:style-name="T7"/><text:span text:style-name="T7"/><text:span text:style-name="T7"/></text:p>
      <text:p>37. <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38. <text:span text:style-name="T7"/><text:span text:style-name="T7">q<text:span text:style-name="T1">uia</text:span></text:span> <text:span text:style-name="T7">ualde</text:span> <text:span text:style-name="T7">debitor</text:span><text:span text:style-name="T7"> | </text:span><text:span text:style-name="T7">sum</text:span> <text:span text:style-name="T7">d<text:span text:style-name="T1">e</text:span>o</text:span> <text:span text:style-name="T7">qui</text:span> <text:span text:style-name="T7">mihi</text:span> <text:span text:style-name="T7"><text:span text:style-name="T3">t</text:span>antam</text:span> <text:span text:style-name="T7">gratiam</text:span> <text:span text:style-name="T7">donauit</text:span><text:span text:style-name="T7"> | </text:span><text:span text:style-name="T7"/><text:span text:style-name="T7">ut</text:span> <text:span text:style-name="T7"><text:span text:style-name="T3">p</text:span>opuli</text:span> <text:span text:style-name="T7">multi</text:span> <text:span text:style-name="T7">p<text:span text:style-name="T1">er</text:span></text:span> <text:span text:style-name="T7">me</text:span> <text:span text:style-name="T7">in</text:span> <text:span text:style-name="T7">d<text:span text:style-name="T1">eu</text:span>m</text:span> <text:span text:style-name="T7">renascerent<text:span text:style-name="T1">ur</text:span></text:span><text:span text:style-name="T7"> | </text:span><text:span text:style-name="T7">et</text:span> <text:span text:style-name="T7">ut</text:span> <text:span text:style-name="T7"/><text:span text:style-name="T7">clerici</text:span> <text:span text:style-name="T7">ubiq<text:span text:style-name="T1">ue</text:span></text:span> <text:span text:style-name="T7">illis</text:span> <text:span text:style-name="T7">ordinarent<text:span text:style-name="T1">ur</text:span></text:span><text:span text:style-name="T7">(24rb)</text:span><text:span text:style-name="T7"> | </text:span><text:span text:style-name="T7">ad</text:span> <text:span text:style-name="T7">plebem</text:span> <text:span text:style-name="T7"/><text:span text:style-name="T7">nup<text:span text:style-name="T1">er</text:span></text:span> <text:span text:style-name="T7">uenientem</text:span> <text:span text:style-name="T7">ad</text:span> <text:span text:style-name="T7">credulita</text:span><text:span text:style-name="T7">|</text:span><text:span text:style-name="T7">tem</text:span> <text:span text:style-name="T7">q<text:span text:style-name="T1">uam</text:span></text:span> <text:span text:style-name="T7"><text:span text:style-name="T3">s</text:span>umsit</text:span> <text:span text:style-name="T7">d<text:span text:style-name="T1">omi</text:span>n<text:span text:style-name="T1">u</text:span>s</text:span> <text:span text:style-name="T7">ab</text:span> <text:span text:style-name="T7">ex<text:span text:style-name="T3">t</text:span>remis</text:span> <text:span text:style-name="T7"/><text:span text:style-name="T7">t<text:span text:style-name="T1">er</text:span>rae</text:span> <text:span text:style-name="T7">si<text:span text:style-name="T1">cut</text:span></text:span><text:span text:style-name="T7"> | </text:span><text:span text:style-name="T7"><text:span text:style-name="T3">o</text:span>lim</text:span> <text:span text:style-name="T7">p<text:span text:style-name="T1">ro</text:span>misserat</text:span> <text:span text:style-name="T7">p<text:span text:style-name="T1">er</text:span></text:span> <text:span text:style-name="T7">p<text:span text:style-name="T1">ro</text:span>fetas</text:span> <text:span text:style-name="T7">suos</text:span> <text:span text:style-name="T7"/><text:span text:style-name="T7">si<text:span text:style-name="T1">cut</text:span></text:span> <text:span text:style-name="T7">fal</text:span><text:span text:style-name="T7">|</text:span><text:span text:style-name="T7">so</text:span> <text:span text:style-name="T7"><text:span text:style-name="T3">c</text:span>onparau<text:span text:style-name="T1">er</text:span>unt</text:span> <text:span text:style-name="T7">patres</text:span> <text:span text:style-name="T7">n<text:span text:style-name="T1">ost</text:span>ri</text:span> <text:span text:style-name="T7">idola</text:span> <text:span text:style-name="T7"/><text:span text:style-name="T7"/><text:span text:style-name="T7"><text:span text:style-name="T1">et</text:span></text:span><text:span text:style-name="T7"> | </text:span><text:span text:style-name="T7">n<text:span text:style-name="T1">on</text:span></text:span> <text:span text:style-name="T7"><text:span text:style-name="T1">est</text:span></text:span> <text:span text:style-name="T7">in</text:span> <text:span text:style-name="T7">eis</text:span> <text:span text:style-name="T7">utilitas</text:span> <text:span text:style-name="T7">ad</text:span> <text:span text:style-name="T7">te</text:span> <text:span text:style-name="T7">gentes</text:span> <text:span text:style-name="T7">ueniunt</text:span><text:span text:style-name="T7"> | </text:span><text:span text:style-name="T7"><text:span text:style-name="T3">e</text:span>t</text:span> <text:span text:style-name="T7">dicent</text:span> <text:span text:style-name="T7">
                ERROR
            </text:span><text:span text:style-name="T7">et</text:span> <text:span text:style-name="T7"><text:span text:style-name="T3">i</text:span>t<text:span text:style-name="T1">er</text:span>um </text:span><text:span text:style-name="T7">·</text:span><text:span text:style-name="T7">·</text:span> <text:span text:style-name="T7"><text:span text:style-name="T3">p</text:span>osui</text:span> <text:span text:style-name="T7">te</text:span> <text:span text:style-name="T7"><text:span text:style-name="T3">l</text:span>umen</text:span><text:span text:style-name="T7"> | </text:span><text:span text:style-name="T7"><text:span text:style-name="T3">i</text:span>n</text:span> <text:span text:style-name="T7">gentib<text:span text:style-name="T1">us</text:span></text:span> <text:span text:style-name="T7">ut</text:span> <text:span text:style-name="T7"/><text:span text:style-name="T7">sis</text:span> <text:span text:style-name="T7">in</text:span> <text:span text:style-name="T7">salutem</text:span> <text:span text:style-name="T7">usq<text:span text:style-name="T1">ue</text:span></text:span> <text:span text:style-name="T7">ad</text:span> <text:span text:style-name="T7">extre</text:span><text:span text:style-name="T7">|</text:span><text:span text:style-name="T7">mum</text:span> <text:span text:style-name="T7">t<text:span text:style-name="T1">er</text:span>re</text:span> <text:span text:style-name="T7"/></text:p>
      <text:p>39. <text:span text:style-name="T7"/><text:span text:style-name="T7">et</text:span> <text:span text:style-name="T7">ibi</text:span> <text:span text:style-name="T7">uolo</text:span> <text:span text:style-name="T7">expectare</text:span> <text:span text:style-name="T7">p<text:span text:style-name="T1">ro</text:span>mis</text:span><text:span text:style-name="T7">|</text:span><text:span text:style-name="T7">sum</text:span> <text:span text:style-name="T7">ipsius</text:span> <text:span text:style-name="T7">qui</text:span> <text:span text:style-name="T7">utiq<text:span text:style-name="T1">ue</text:span></text:span> <text:span text:style-name="T7">numqua<text:span text:style-name="T1">m</text:span></text:span> <text:span text:style-name="T7"/><text:span text:style-name="T7">fallit</text:span><text:span text:style-name="T7"> | </text:span><text:span text:style-name="T7">si<text:span text:style-name="T1">cut</text:span></text:span> <text:span text:style-name="T7">in</text:span> <text:span text:style-name="T7">aeuanguelio<text:note text:id="ftn1" text:note-class="footnote"><text:note-citation>0</text:note-citation><text:note-body><text:p text:style-name="Footnote">Bieler:
                                    euangelio</text:p></text:note-body></text:note></text:span> <text:span text:style-name="T7">pollicetur</text:span><text:span text:style-name="T7"> | </text:span><text:span text:style-name="T7"><text:span text:style-name="T3">U</text:span>enient</text:span> <text:span text:style-name="T7">ab</text:span> <text:span text:style-name="T7">oriente</text:span> <text:span text:style-name="T7"><text:span text:style-name="T1">et</text:span></text:span> <text:span text:style-name="T7">occidente</text:span> <text:span text:style-name="T7"/><text:span text:style-name="T7">et</text:span> <text:span text:style-name="T7">ab</text:span><text:span text:style-name="T7"> | </text:span><text:span text:style-name="T7">austro</text:span> <text:span text:style-name="T7"><text:span text:style-name="T1">et</text:span></text:span> <text:span text:style-name="T7">ab</text:span> <text:span text:style-name="T7">aquilone</text:span> <text:span text:style-name="T7"><text:span text:style-name="T3">et</text:span></text:span> <text:span text:style-name="T7">recumbent</text:span><text:span text:style-name="T7"> | </text:span><text:span text:style-name="T7">cum</text:span> <text:span text:style-name="T7">abraam</text:span> <text:span text:style-name="T7"><text:span text:style-name="T1">et</text:span></text:span> <text:span text:style-name="T7">issac</text:span> <text:span text:style-name="T7"><text:span text:style-name="T1">et</text:span></text:span> <text:span text:style-name="T7">iacob</text:span> <text:span text:style-name="T7"/><text:span text:style-name="T7">si<text:span text:style-name="T1">cut</text:span></text:span> <text:span text:style-name="T7">cre</text:span><text:span text:style-name="T7">|</text:span><text:span text:style-name="T7">dimus</text:span> <text:span text:style-name="T7">ab</text:span> <text:span text:style-name="T7">omni</text:span> <text:span text:style-name="T7">mundo</text:span> <text:span text:style-name="T7">uent<text:span text:style-name="T1">ur</text:span>i</text:span> <text:span text:style-name="T7">sunt</text:span> <text:span text:style-name="T7">cre</text:span><text:span text:style-name="T7">|</text:span><text:span text:style-name="T7">dentes</text:span> <text:span text:style-name="T7"/></text:p>
      <text:p>40. <text:span text:style-name="T7"/><text:span text:style-name="T7">id<text:span text:style-name="T3">c</text:span>irco</text:span> <text:span text:style-name="T7">itaq<text:span text:style-name="T1">ue</text:span></text:span> <text:span text:style-name="T7">oportet</text:span> <text:span text:style-name="T7">bene</text:span><text:span text:style-name="T7"> | </text:span><text:span text:style-name="T7"><text:span text:style-name="T1">et</text:span></text:span> <text:span text:style-name="T7">dilegent<text:span text:style-name="T1">er</text:span><text:note text:id="ftn1" text:note-class="footnote"><text:note-citation>0</text:note-citation><text:note-body><text:p text:style-name="Footnote">Gwynn: dilegenter; Freeman:
                                    diligenter</text:p></text:note-body></text:note></text:span> <text:span text:style-name="T7"><text:span text:style-name="T3">p</text:span>iscare</text:span> <text:span text:style-name="T7">si<text:span text:style-name="T1">cut</text:span></text:span> <text:span text:style-name="T7"/><text:span text:style-name="T7">d<text:span text:style-name="T1">omi</text:span>n<text:span text:style-name="T1">u</text:span>s</text:span> <text:span text:style-name="T7"><text:span text:style-name="T3">p</text:span><text:span text:style-name="T1">rae</text:span>monet</text:span><text:span text:style-name="T7"> | </text:span><text:span text:style-name="T7"><text:span text:style-name="T1">et</text:span></text:span> <text:span text:style-name="T7">docet</text:span> <text:span text:style-name="T7">d<text:span text:style-name="T1">i</text:span>c<text:span text:style-name="T1">en</text:span>s</text:span> <text:span text:style-name="T7">uenite</text:span> <text:span text:style-name="T7">p<text:span text:style-name="T1">os</text:span>t</text:span> <text:span text:style-name="T7">me</text:span> <text:span text:style-name="T7"><text:span text:style-name="T1">et</text:span></text:span> <text:span text:style-name="T7">faciam</text:span><text:span text:style-name="T7"> | </text:span><text:span text:style-name="T7">uos</text:span> <text:span text:style-name="T7"/><text:span text:style-name="T7"><text:span text:style-name="T3">f</text:span>ieri</text:span> <text:span text:style-name="T7">piscatores</text:span> <text:span text:style-name="T7">hominu<text:span text:style-name="T1">m</text:span></text:span><text:span text:style-name="T7">·</text:span><text:span text:style-name="T7">·</text:span> <text:span text:style-name="T7">et</text:span> <text:span text:style-name="T7"><text:span text:style-name="T3">i</text:span>t<text:span text:style-name="T1">er</text:span>um</text:span><text:span text:style-name="T7"> | </text:span><text:span text:style-name="T7"><text:span text:style-name="T3">ec</text:span>ce</text:span> <text:span text:style-name="T7">mitto</text:span> <text:span text:style-name="T7"/><text:span text:style-name="T7">piscatores</text:span> <text:span text:style-name="T7"><text:span text:style-name="T1">et</text:span></text:span> <text:span text:style-name="T7">uenatores</text:span><text:span text:style-name="T7"> | </text:span><text:span text:style-name="T7">multos</text:span> <text:span text:style-name="T7">d<text:span text:style-name="T1">ici</text:span>t</text:span> <text:span text:style-name="T7">d<text:span text:style-name="T1">eu</text:span>s</text:span> <text:span text:style-name="T7"><text:span text:style-name="T1">et</text:span></text:span> <text:span text:style-name="T7">caet<text:span text:style-name="T1">er</text:span>a</text:span> <text:span text:style-name="T7"/><text:span text:style-name="T7">un<text:span text:style-name="T1">de</text:span></text:span> <text:span text:style-name="T7">autem</text:span> <text:span text:style-name="T7">ualde</text:span> <text:span text:style-name="T7">opor</text:span><text:span text:style-name="T7">|</text:span><text:span text:style-name="T7">tebat</text:span> <text:span text:style-name="T7">retia</text:span> <text:span text:style-name="T7">n<text:span text:style-name="T1">ost</text:span>ra</text:span> <text:span text:style-name="T7">tendere</text:span> <text:span text:style-name="T7"><text:span text:style-name="T3">i</text:span>ta</text:span> <text:span text:style-name="T7">ut</text:span><text:span text:style-name="T7"> | </text:span><text:span text:style-name="T7">multitudo</text:span> <text:span text:style-name="T7"/><text:span text:style-name="T7">copiossa</text:span> <text:span text:style-name="T7"><text:span text:style-name="T1">et</text:span></text:span> <text:span text:style-name="T7">t<text:span text:style-name="T1">ur</text:span>ba</text:span> <text:span text:style-name="T7">d<text:span text:style-name="T1">e</text:span>o</text:span> <text:span text:style-name="T7">cap<text:span text:style-name="T1">er</text:span>et<text:span text:style-name="T1">ur</text:span></text:span><text:span text:style-name="T7"> | </text:span><text:span text:style-name="T7"><text:span text:style-name="T1">et</text:span></text:span> <text:span text:style-name="T7">ubiq<text:span text:style-name="T1">ue</text:span></text:span> <text:span text:style-name="T7">e<text:span text:style-name="T1">sse</text:span>nt</text:span> <text:span text:style-name="T7"><text:span text:style-name="T3">c</text:span>lerici</text:span> <text:span text:style-name="T7">qui</text:span> <text:span text:style-name="T7"/><text:span text:style-name="T7">babtizarent</text:span><text:span text:style-name="T7"> | </text:span><text:span text:style-name="T7">et</text:span> <text:span text:style-name="T7">exhortarent</text:span> <text:span text:style-name="T7"><text:span text:style-name="T3">p</text:span>opulum</text:span> <text:span text:style-name="T7">indegentem</text:span><text:span text:style-name="T7"> | </text:span><text:span text:style-name="T7"><text:span text:style-name="T1">et</text:span></text:span> <text:span text:style-name="T7">dissiderantem</text:span> <text:span text:style-name="T7"/><text:span text:style-name="T7">si<text:span text:style-name="T1">cut</text:span></text:span> <text:span text:style-name="T7">d<text:span text:style-name="T1">omi</text:span>n<text:span text:style-name="T1">u</text:span>s</text:span> <text:span text:style-name="T7">in</text:span> <text:span text:style-name="T7">aeuanguelio</text:span><text:span text:style-name="T7"> | </text:span><text:span text:style-name="T7">ammonet</text:span> <text:span text:style-name="T7"><text:span text:style-name="T1">et</text:span></text:span> <text:span text:style-name="T7">docet</text:span> <text:span text:style-name="T7">d<text:span text:style-name="T1">ice</text:span>ns</text:span> <text:span text:style-name="T7"><text:span text:style-name="T3">E</text:span>untes</text:span> <text:span text:style-name="T7"/><text:span text:style-name="T7"><text:span text:style-name="T1">er</text:span>go</text:span> <text:span text:style-name="T7">n<text:span text:style-name="T1">un</text:span>c</text:span> <text:span text:style-name="T7">do</text:span><text:span text:style-name="T7">|</text:span><text:span text:style-name="T7">cete</text:span> <text:span text:style-name="T7">omnes</text:span> <text:span text:style-name="T7"><text:span text:style-name="T3">g</text:span>entes</text:span> <text:span text:style-name="T7">babtizantes</text:span> <text:span text:style-name="T7">eas</text:span><text:span text:style-name="T7"> | </text:span><text:span text:style-name="T7"><text:span text:style-name="T3">i</text:span>n</text:span> <text:span text:style-name="T7">nomine</text:span> <text:span text:style-name="T7"><text:span text:style-name="T3">p</text:span>atris</text:span> <text:span text:style-name="T7"><text:span text:style-name="T1">et</text:span></text:span> <text:span text:style-name="T7">filii</text:span> <text:span text:style-name="T7"/><text:span text:style-name="T7"><text:span text:style-name="T1">et</text:span></text:span> <text:span text:style-name="T7">sp<text:span text:style-name="T1">iritu</text:span>s</text:span> <text:span text:style-name="T7">s<text:span text:style-name="T1">an</text:span>c<text:span text:style-name="T1">t</text:span>i</text:span><text:span text:style-name="T7"> | </text:span><text:span text:style-name="T7">r<text:span text:style-name="T1">e</text:span>l<text:span text:style-name="T1">iqua</text:span></text:span> <text:span text:style-name="T7">usq<text:span text:style-name="T1">ue</text:span></text:span> <text:span text:style-name="T7">d<text:span text:style-name="T1">ici</text:span>t</text:span> <text:span text:style-name="T7"/><text:span text:style-name="T7"/><text:span text:style-name="T7"><text:span text:style-name="T3">s</text:span>aeculi</text:span><text:span text:style-name="T7">..,</text:span> <text:span text:style-name="T7"><text:span text:style-name="T3">e</text:span>t</text:span> <text:span text:style-name="T7"><text:span text:style-name="T3">i</text:span>t<text:span text:style-name="T1">er</text:span>um</text:span> <text:span text:style-name="T7">
                ERROR
            </text:span><text:span text:style-name="T7">euntes</text:span><text:span text:style-name="T7"> | </text:span><text:span text:style-name="T7"><text:span text:style-name="T1">er</text:span>go</text:span> <text:span text:style-name="T7"><text:span text:style-name="T3">i</text:span>n</text:span> <text:span text:style-name="T7">mundum</text:span> <text:span text:style-name="T7">uniuersum</text:span> <text:span text:style-name="T7">p<text:span text:style-name="T1">rae</text:span>dicate</text:span><text:span text:style-name="T7"> | </text:span><text:span text:style-name="T7"/><text:span text:style-name="T7">aeuanguelium</text:span> <text:span text:style-name="T7">omni</text:span> <text:span text:style-name="T7"><text:span text:style-name="T3">c</text:span>reat<text:span text:style-name="T1">ur</text:span>ae</text:span> <text:span text:style-name="T7"><text:span text:style-name="T3">q</text:span>ui</text:span><text:span text:style-name="T7"> | </text:span><text:span text:style-name="T7">crediderit</text:span> <text:span text:style-name="T7"><text:span text:style-name="T1">et</text:span></text:span> <text:span text:style-name="T7">babtizatus</text:span> <text:span text:style-name="T7">fuerit</text:span><text:span text:style-name="T7"> | </text:span><text:span text:style-name="T7"/><text:span text:style-name="T7">saluus</text:span> <text:span text:style-name="T7">erit</text:span> <text:span text:style-name="T7">qui</text:span> <text:span text:style-name="T7">u<text:span text:style-name="T1">er</text:span>o</text:span><text:span text:style-name="T7">n<text:span text:style-name="T1">on</text:span></text:span> <text:span text:style-name="T7">crediderit</text:span><text:span text:style-name="T7"> | </text:span><text:span text:style-name="T7"><text:span text:style-name="T1">con</text:span>dempnabi<text:span text:style-name="T3">t</text:span>ur</text:span><text:span text:style-name="T7">·</text:span><text:span text:style-name="T7">·</text:span> <text:span text:style-name="T7">r<text:span text:style-name="T1">e</text:span>l<text:span text:style-name="T1">i</text:span>qua</text:span> <text:span text:style-name="T7">s<text:span text:style-name="T1">un</text:span>t</text:span> <text:span text:style-name="T7">exempla</text:span><text:span text:style-name="T7"> | </text:span><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41. <text:span text:style-name="T7"/><text:span text:style-name="T7"><text:span text:style-name="T3">u</text:span>n<text:span text:style-name="T1">de</text:span></text:span> <text:span text:style-name="T7"><text:span text:style-name="T1">autem</text:span></text:span> <text:span text:style-name="T7">hiberione</text:span> <text:span text:style-name="T7">qui</text:span> <text:span text:style-name="T7">numquam</text:span><text:span text:style-name="T7"> | </text:span> <text:span text:style-name="T7">notitiam</text:span> <text:span text:style-name="T7">habuerunt</text:span><text:span text:style-name="T7">(24v)</text:span><text:span text:style-name="T7"/><text:span text:style-name="T7">(24va)</text:span><text:span text:style-name="T7"> | </text:span><text:span text:style-name="T7"/><text:span text:style-name="T7">nissi</text:span> <text:span text:style-name="T7">idula</text:span> <text:span text:style-name="T7"><text:span text:style-name="T1">et</text:span></text:span> <text:span text:style-name="T7">inmunda</text:span> <text:span text:style-name="T7">usq<text:span text:style-name="T1">ue</text:span></text:span> <text:span text:style-name="T7"><text:span text:style-name="T3">s</text:span>emp<text:span text:style-name="T1">er</text:span></text:span> <text:span text:style-name="T7">colu</text:span><text:span text:style-name="T7">|</text:span><text:span text:style-name="T7">erunt</text:span> <text:span text:style-name="T7">q<text:span text:style-name="T1">uo</text:span>m<text:span text:style-name="T1">od</text:span>o</text:span> <text:span text:style-name="T7"/><text:span text:style-name="T7">nup<text:span text:style-name="T1">er</text:span></text:span> <text:span text:style-name="T7">facta</text:span> <text:span text:style-name="T7"><text:span text:style-name="T1">est</text:span></text:span> <text:span text:style-name="T7">plebs</text:span> <text:span text:style-name="T7">d<text:span text:style-name="T1">omi</text:span>ni</text:span> <text:span text:style-name="T7"><text:span text:style-name="T1">et</text:span></text:span> <text:span text:style-name="T7">filii</text:span><text:span text:style-name="T7"> | </text:span><text:span text:style-name="T7">d<text:span text:style-name="T1">e</text:span>i</text:span> <text:span text:style-name="T7">nun<text:span text:style-name="T3">c</text:span>upantur</text:span> <text:span text:style-name="T7">filii</text:span> <text:span text:style-name="T7">sc<text:span text:style-name="T1">ott</text:span>orum<text:note text:id="ftn1" text:note-class="footnote"><text:note-citation>0</text:note-citation><text:note-body><text:p text:style-name="Footnote">Gwynn: sanctorum; Bieler: does not
                                    resolve abbreviation; Freeman: sanctorum</text:p></text:note-body></text:note></text:span> <text:span text:style-name="T7"/><text:span text:style-name="T7"><text:span text:style-name="T1">et</text:span></text:span> <text:span text:style-name="T7">filiae</text:span> <text:span text:style-name="T7">re</text:span><text:span text:style-name="T7">|</text:span><text:span text:style-name="T7">gulorum</text:span> <text:span text:style-name="T7">monachi</text:span> <text:span text:style-name="T7"><text:span text:style-name="T1">et</text:span></text:span> <text:span text:style-name="T7">uirgines</text:span> <text:span text:style-name="T7">chr<text:span text:style-name="T1">ist</text:span>i</text:span> <text:span text:style-name="T7">e<text:span text:style-name="T1">sse</text:span></text:span> <text:span text:style-name="T7">uident<text:span text:style-name="T1">ur</text:span></text:span><text:span text:style-name="T7"> | </text:span><text:span text:style-name="T7"/></text:p>
      <text:p>42. <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43. <text:span text:style-name="T7"/><text:span text:style-name="T7"/><text:span text:style-name="T7"/><text:span text:style-name="T7"/><text:span text:style-name="T7"/><text:span text:style-name="T7"/><text:span text:style-name="T7"/><text:span text:style-name="T7"/><text:span text:style-name="T7"/><text:span text:style-name="T7"/></text:p>
      <text:p>44. <text:span text:style-name="T7"/><text:span text:style-name="T7"/><text:span text:style-name="T7"/><text:span text:style-name="T7"/><text:span text:style-name="T7"/><text:span text:style-name="T7"/><text:span text:style-name="T7"/><text:span text:style-name="T7"/><text:span text:style-name="T7"/><text:span text:style-name="T7"/><text:span text:style-name="T7"/></text:p>
      <text:p>45. <text:span text:style-name="T7"/><text:span text:style-name="T7"/><text:span text:style-name="T7"/><text:span text:style-name="T7"/><text:span text:style-name="T7"/></text:p>
      <text:p>46. <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47. <text:span text:style-name="T7"/><text:span text:style-name="T7"/><text:span text:style-name="T7"/><text:span text:style-name="T7"/><text:span text:style-name="T7"/><text:span text:style-name="T7"/><text:span text:style-name="T7"/></text:p>
      <text:p>48. <text:span text:style-name="T7"/><text:span text:style-name="T7"/><text:span text:style-name="T7"/><text:span text:style-name="T7"/><text:span text:style-name="T7"/><text:span text:style-name="T7"/><text:span text:style-name="T7"/><text:span text:style-name="T7"/></text:p>
      <text:p>49. <text:span text:style-name="T7"/><text:span text:style-name="T7"/><text:span text:style-name="T7"/><text:span text:style-name="T7"/><text:span text:style-name="T7"/><text:span text:style-name="T7"/><text:span text:style-name="T7"/><text:span text:style-name="T7"/><text:span text:style-name="T7"/><text:span text:style-name="T7"/></text:p>
      <text:p>50. <text:span text:style-name="T7"/><text:span text:style-name="T7"/><text:span text:style-name="T7"/><text:span text:style-name="T7"/><text:span text:style-name="T7"/><text:span text:style-name="T7"/><text:span text:style-name="T7"/></text:p>
      <text:p>51. <text:span text:style-name="T7"/><text:span text:style-name="T7"/><text:span text:style-name="T7"/><text:span text:style-name="T7"/><text:span text:style-name="T7"/><text:span text:style-name="T7"/></text:p>
      <text:p>52. <text:span text:style-name="T7"/><text:span text:style-name="T7"/><text:span text:style-name="T7"/><text:span text:style-name="T7"/><text:span text:style-name="T7"/><text:span text:style-name="T7"/><text:span text:style-name="T7"/><text:span text:style-name="T7"/><text:span text:style-name="T7"/><text:span text:style-name="T7"/></text:p>
      <text:p>53. <text:span text:style-name="T7"/><text:span text:style-name="T7"/><text:span text:style-name="T7"/><text:span text:style-name="T7"/><text:span text:style-name="T7"/><text:span text:style-name="T7"/><text:span text:style-name="T7"/><text:span text:style-name="T7"/></text:p>
      <text:p>54. <text:span text:style-name="T7"/><text:span text:style-name="T7"><text:span text:style-name="T3">ecce</text:span></text:span> <text:span text:style-name="T7"><text:span text:style-name="T3">t</text:span>estem</text:span> <text:span text:style-name="T7">d<text:span text:style-name="T1">eu</text:span>m</text:span> <text:span text:style-name="T7">inuoco</text:span> <text:span text:style-name="T7"><text:span text:style-name="T3">i</text:span>n</text:span> <text:span text:style-name="T7">animam</text:span> <text:span text:style-name="T7">m<text:span text:style-name="T1">ea</text:span>m</text:span> <text:span text:style-name="T7">q<text:span text:style-name="T1">uia</text:span></text:span> <text:span text:style-name="T7">n<text:span text:style-name="T1">on</text:span></text:span> <text:span text:style-name="T7">men</text:span><text:span text:style-name="T7">|</text:span><text:span text:style-name="T7">tior</text:span> <text:span text:style-name="T7"/><text:span text:style-name="T7"><text:span text:style-name="T3">n</text:span>eq<text:span text:style-name="T1">ue</text:span></text:span> <text:span text:style-name="T7">ut</text:span> <text:span text:style-name="T7">sit</text:span> <text:span text:style-name="T7">occasio</text:span> <text:span text:style-name="T7">uobis</text:span> <text:span text:style-name="T7"/><text:span text:style-name="T7">neq<text:span text:style-name="T1">ue</text:span></text:span> <text:span text:style-name="T7">ut</text:span> <text:span text:style-name="T7">ho</text:span><text:span text:style-name="T7">|</text:span><text:span text:style-name="T7">norem</text:span> <text:span text:style-name="T7">sp<text:span text:style-name="T1">er</text:span>o</text:span> <text:span text:style-name="T7">ab</text:span> <text:span text:style-name="T7">aliquo</text:span> <text:span text:style-name="T7">u<text:span text:style-name="T1">est</text:span>ro</text:span> <text:span text:style-name="T7"><text:span text:style-name="T3">s</text:span>ufficit</text:span> <text:span text:style-name="T7"><text:span text:style-name="T3">e</text:span>nim</text:span> <text:span text:style-name="T7">ho</text:span><text:span text:style-name="T7">|</text:span><text:span text:style-name="T7">nor</text:span> <text:span text:style-name="T7">qui</text:span> <text:span text:style-name="T7"/><text:span text:style-name="T7">n<text:span text:style-name="T1">on</text:span></text:span> <text:span text:style-name="T7"/><text:span text:style-name="T7">mentitur</text:span> <text:span text:style-name="T7"/></text:p>
      <text:p>55. <text:span text:style-name="T7"/><text:span text:style-name="T7">s<text:span text:style-name="T1">ed</text:span></text:span> <text:span text:style-name="T7">uideo</text:span> <text:span text:style-name="T7"><text:span text:style-name="T3">i</text:span>am</text:span> <text:span text:style-name="T7">in</text:span> <text:span text:style-name="T7"> p<text:span text:style-name="T1">rae</text:span>senti</text:span> <text:span text:style-name="T7">sae</text:span><text:span text:style-name="T7">|</text:span><text:span text:style-name="T7"><text:span text:style-name="T3">c</text:span>ulo</text:span> <text:span text:style-name="T7">me</text:span> <text:span text:style-name="T7"><text:span text:style-name="T3">s</text:span>up<text:span text:style-name="T1">ra</text:span></text:span><text:span text:style-name="T7"/> <text:span text:style-name="T7">modum</text:span> <text:span text:style-name="T7">exaltatus</text:span> <text:span text:style-name="T7">sum</text:span> <text:span text:style-name="T7"/><text:span text:style-name="T7">a</text:span> <text:span text:style-name="T7">d<text:span text:style-name="T1">omi</text:span>no</text:span><text:span text:style-name="T7"> | </text:span><text:span text:style-name="T7"><text:span text:style-name="T3">et</text:span></text:span> <text:span text:style-name="T7">n<text:span text:style-name="T1">on</text:span></text:span> <text:span text:style-name="T7">eram</text:span> <text:span text:style-name="T7">dignus</text:span> <text:span text:style-name="T7">neq<text:span text:style-name="T1">ue</text:span></text:span> <text:span text:style-name="T7">talis</text:span> <text:span text:style-name="T7">ut</text:span> <text:span text:style-name="T7">h<text:span text:style-name="T1">oc</text:span></text:span> <text:span text:style-name="T7">mihi</text:span> <text:span text:style-name="T7">p<text:span text:style-name="T1">rae</text:span></text:span><text:span text:style-name="T7"> | </text:span><text:span text:style-name="T7"/><text:span text:style-name="T7">staret</text:span> <text:span text:style-name="T7">dum</text:span> <text:span text:style-name="T7">scio</text:span> <text:span text:style-name="T7">melius</text:span> <text:span text:style-name="T7"><text:span text:style-name="T1">con</text:span>uenit</text:span> <text:span text:style-name="T7"><text:span text:style-name="T3">p</text:span>aup<text:span text:style-name="T1">er</text:span>tas</text:span><text:span text:style-name="T7"> | </text:span><text:span text:style-name="T7"><text:span text:style-name="T1">et</text:span></text:span> <text:span text:style-name="T7"><text:span text:style-name="T3">c</text:span>alamitas</text:span> <text:span text:style-name="T7"/><text:span text:style-name="T7">quam</text:span> <text:span text:style-name="T7">diuitiae</text:span> <text:span text:style-name="T7"><text:span text:style-name="T1">et</text:span></text:span> <text:span text:style-name="T7">diliciae</text:span> <text:span text:style-name="T7">s<text:span text:style-name="T1">ed</text:span></text:span> <text:span text:style-name="T7"><text:span text:style-name="T1">et</text:span></text:span><text:span text:style-name="T7"> | </text:span><text:span text:style-name="T7">chr<text:span text:style-name="T1">istu</text:span>s</text:span> <text:span text:style-name="T7">d<text:span text:style-name="T1">omi</text:span>n<text:span text:style-name="T1">u</text:span>s</text:span> <text:span text:style-name="T7">paup<text:span text:style-name="T1">er</text:span></text:span> <text:span text:style-name="T7">fuit</text:span> <text:span text:style-name="T7"/><text:span text:style-name="T7">p<text:span text:style-name="T1">ro</text:span></text:span> <text:span text:style-name="T7">nobis</text:span> <text:span text:style-name="T7"><text:span text:style-name="T3">e</text:span>go</text:span> <text:span text:style-name="T7">u<text:span text:style-name="T1">er</text:span>o</text:span> <text:span text:style-name="T7">miser</text:span><text:span text:style-name="T7"> | </text:span><text:span text:style-name="T7"><text:span text:style-name="T1">et</text:span></text:span> <text:span text:style-name="T7"><text:span text:style-name="T3">i</text:span>nfelix</text:span> <text:span text:style-name="T7"><text:span text:style-name="T3">et</text:span><text:span text:style-name="T3">s</text:span>i</text:span> <text:span text:style-name="T7">opes</text:span> <text:span text:style-name="T7">uoluero</text:span> <text:span text:style-name="T7"><text:span text:style-name="T3">i</text:span>am</text:span> <text:span text:style-name="T7"/><text:span text:style-name="T7">n<text:span text:style-name="T1">on</text:span></text:span> <text:span text:style-name="T7">habeo</text:span><text:span text:style-name="T7"> | </text:span><text:span text:style-name="T7">neq<text:span text:style-name="T1">ue</text:span></text:span> <text:span text:style-name="T7">me</text:span> <text:span text:style-name="T7">ipsum</text:span> <text:span text:style-name="T7">iudico</text:span> <text:span text:style-name="T7">q<text:span text:style-name="T1">uia</text:span></text:span> <text:span text:style-name="T7">quotidie</text:span> <text:span text:style-name="T7"><text:span text:style-name="T3">s</text:span>p<text:span text:style-name="T1">er</text:span>o</text:span> <text:span text:style-name="T7">a<text:span text:style-name="T1">ut</text:span></text:span><text:span text:style-name="T7"> | </text:span><text:span text:style-name="T7"/><text:span text:style-name="T7"><text:span text:style-name="T3">i</text:span>n<text:span text:style-name="T3">t</text:span>ernicionem</text:span> <text:span text:style-name="T7"><text:span text:style-name="T3">a</text:span>ut</text:span> <text:span text:style-name="T7">circumueniri</text:span> <text:span text:style-name="T7"><text:span text:style-name="T3">a</text:span>ut</text:span><text:span text:style-name="T7"> | </text:span><text:span text:style-name="T7"><text:span text:style-name="T3">r</text:span>edigi</text:span> <text:span text:style-name="T7">in</text:span> <text:span text:style-name="T7">seruitutem</text:span> <text:span text:style-name="T7"><text:span text:style-name="T3">s</text:span>iue</text:span> <text:span text:style-name="T7">occassio<text:note text:id="ftn1" text:note-class="footnote"><text:note-citation>0</text:note-citation><text:note-body><text:p text:style-name="Footnote">Gwynn: occassio; Freeman:
                                    occasio</text:p></text:note-body></text:note></text:span> <text:span text:style-name="T7"/><text:span text:style-name="T7">c<text:span text:style-name="T1">uiu</text:span>s</text:span> <text:span text:style-name="T7">li</text:span><text:span text:style-name="T7">|</text:span><text:span text:style-name="T7">bet</text:span> <text:span text:style-name="T7"/><text:span text:style-name="T7"/><text:span text:style-name="T7"/><text:span text:style-name="T7"/></text:p>
      <text:p>56. <text:span text:style-name="T7"/><text:span text:style-name="T7"/><text:span text:style-name="T7"/><text:span text:style-name="T7"/><text:span text:style-name="T7"/></text:p>
      <text:p>57. <text:span text:style-name="T7"/><text:span text:style-name="T7"/><text:span text:style-name="T7"/><text:span text:style-name="T7"/><text:span text:style-name="T7"/><text:span text:style-name="T7"/></text:p>
      <text:p>58. <text:span text:style-name="T7"/><text:span text:style-name="T7"/><text:span text:style-name="T7"/><text:span text:style-name="T7"/><text:span text:style-name="T7"/></text:p>
      <text:p>59. <text:span text:style-name="T7"/><text:span text:style-name="T7"/><text:span text:style-name="T7"/><text:span text:style-name="T7"/><text:span text:style-name="T7"/><text:span text:style-name="T7"/><text:span text:style-name="T7"/><text:span text:style-name="T7"/><text:span text:style-name="T7"/><text:span text:style-name="T7"/><text:span text:style-name="T7"/><text:span text:style-name="T7"/></text:p>
      <text:p>60. <text:span text:style-name="T7"/><text:span text:style-name="T7"/><text:span text:style-name="T7"/><text:span text:style-name="T7"/><text:span text:style-name="T7"/><text:span text:style-name="T7"/><text:span text:style-name="T7"/><text:span text:style-name="T7"/><text:span text:style-name="T7"/><text:span text:style-name="T7"/></text:p>
      <text:p>61. <text:span text:style-name="T7"/><text:span text:style-name="T7"/><text:span text:style-name="T7"/><text:span text:style-name="T7"/><text:span text:style-name="T7"/><text:span text:style-name="T7"/></text:p>
      <text:p>62. <text:span text:style-name="T7"/><text:span text:style-name="T7"><text:span text:style-name="T3">s<text:span text:style-name="T1">ed</text:span></text:span></text:span> <text:span text:style-name="T7">p<text:span text:style-name="T1">re</text:span>cor</text:span> <text:span text:style-name="T7"><text:span text:style-name="T3">c</text:span>redentib<text:span text:style-name="T1">us</text:span></text:span> <text:span text:style-name="T7"><text:span text:style-name="T1">et</text:span></text:span> <text:span text:style-name="T7"><text:span text:style-name="T3">t</text:span>imentib<text:span text:style-name="T1">us</text:span></text:span> <text:span text:style-name="T7">d<text:span text:style-name="T1">eu</text:span>m</text:span><text:span text:style-name="T7"> | </text:span><text:span text:style-name="T7">qui<text:span text:style-name="T3">c</text:span>umq<text:span text:style-name="T1">ue</text:span></text:span> <text:span text:style-name="T7"/><text:span text:style-name="T7">dignatus</text:span> <text:span text:style-name="T7">fuerit</text:span> <text:span text:style-name="T7">inspicere</text:span><text:span text:style-name="T7"> | </text:span><text:span text:style-name="T7"><text:span text:style-name="T1">ue</text:span>l</text:span> <text:span text:style-name="T7">recip<text:span text:style-name="T1">er</text:span>e</text:span> <text:span text:style-name="T7">hanc</text:span> <text:span text:style-name="T7">script<text:span text:style-name="T1">ur</text:span>am</text:span> <text:span text:style-name="T7">quam</text:span> <text:span text:style-name="T7">patri</text:span><text:span text:style-name="T7">|</text:span><text:span text:style-name="T7">cius</text:span> <text:span text:style-name="T7"/><text:span text:style-name="T7"><text:span text:style-name="T3">p</text:span>eccator</text:span> <text:span text:style-name="T7">indoctus</text:span> <text:span text:style-name="T7">scilice&lt;t&gt;<text:note text:id="ftn1" text:note-class="footnote"><text:note-citation>0</text:note-citation><text:note-body><text:p text:style-name="Footnote">Gwynn: scilicet</text:p></text:note-body></text:note></text:span> <text:span text:style-name="T7">hiberione</text:span><text:span text:style-name="T7"> | </text:span><text:span text:style-name="T7">conscripsit</text:span> <text:span text:style-name="T7">ut</text:span> <text:span text:style-name="T7">nemo</text:span> <text:span text:style-name="T7">umquam</text:span> <text:span text:style-name="T7"/><text:span text:style-name="T7">d&lt;i&gt;cat</text:span> <text:span text:style-name="T7">q<text:span text:style-name="T1">uod</text:span></text:span><text:span text:style-name="T7"> | </text:span><text:span text:style-name="T7">mea</text:span> <text:span text:style-name="T7"><text:span text:style-name="T3">i</text:span>gnorantia</text:span> <text:span text:style-name="T7"><text:span text:style-name="T3">s</text:span>i</text:span> <text:span text:style-name="T7">aliquid</text:span> <text:span text:style-name="T7">pussillum</text:span> <text:span text:style-name="T7"><text:span text:style-name="T3">eg</text:span>i</text:span><text:span text:style-name="T7"> | </text:span><text:span text:style-name="T7"><text:span text:style-name="T1">ue</text:span>l</text:span> <text:span text:style-name="T7">demons<text:span text:style-name="T3">t</text:span>rau<text:span text:style-name="T1">er</text:span>im</text:span> <text:span text:style-name="T7"/><text:span text:style-name="T7"><text:span text:style-name="T3">s</text:span>ecundum</text:span> <text:span text:style-name="T7"><text:span text:style-name="T3">s<text:span text:style-name="T1">ed</text:span></text:span></text:span> <text:span text:style-name="T7"><text:span text:style-name="T3">a</text:span>rbitrami</text:span><text:span text:style-name="T7">|</text:span><text:span text:style-name="T7">ni</text:span> <text:span text:style-name="T7"><text:span text:style-name="T1">et</text:span></text:span> <text:span text:style-name="T7">u<text:span text:style-name="T1">er</text:span>issime</text:span> <text:span text:style-name="T7"><text:span text:style-name="T3">c</text:span>redatur</text:span> <text:span text:style-name="T7"/><text:span text:style-name="T7">q<text:span text:style-name="T1">uod</text:span></text:span> <text:span text:style-name="T7">donum</text:span> <text:span text:style-name="T7">d<text:span text:style-name="T1">e</text:span>i</text:span> <text:span text:style-name="T7">&lt;f&gt;uis</text:span><text:span text:style-name="T7">|</text:span><text:span text:style-name="T7">set</text:span> <text:span text:style-name="T7"><text:span text:style-name="T3">et</text:span></text:span> <text:span text:style-name="T7"><text:span text:style-name="T3">h</text:span>aec</text:span> <text:span text:style-name="T7"><text:span text:style-name="T1">est</text:span></text:span> <text:span text:style-name="T7"><text:span text:style-name="T3">c</text:span>onfessio</text:span> <text:span text:style-name="T7">mea</text:span> <text:span text:style-name="T7">ante&lt;qu&gt;a<text:span text:style-name="T1">m</text:span></text:span><text:span text:style-name="T7"> | </text:span><text:span text:style-name="T7"/><text:span text:style-name="T7">moriar</text:span><text:span text:style-name="T7"> | </text:span><text:span text:style-name="T7"> | </text:span><text:span text:style-name="T7"><text:span text:style-name="T3">h</text:span>uc</text:span> <text:span text:style-name="T7"><text:span text:style-name="T3">usq</text:span>ue</text:span> <text:span text:style-name="T7">uo<text:span text:style-name="T3">l</text:span>umen</text:span> <text:span text:style-name="T7"><text:span text:style-name="T3">q</text:span>uod</text:span> <text:span text:style-name="T7"><text:span text:style-name="T3">p</text:span>a<text:span text:style-name="T3">tri</text:span>cius</text:span><text:span text:style-name="T7"> | </text:span><text:span text:style-name="T7">manu</text:span> <text:span text:style-name="T7"><text:span text:style-name="T3">c</text:span>onscripsit</text:span> <text:span text:style-name="T7"><text:span text:style-name="T3">s</text:span>ua</text:span><text:span text:style-name="T7"/> <text:span text:style-name="T7"><text:span text:style-name="T3">septi</text:span>madeci</text:span><text:span text:style-name="T7">|</text:span><text:span text:style-name="T7">m<text:span text:style-name="T3">a</text:span></text:span> <text:span text:style-name="T7"><text:span text:style-name="T3">m</text:span>artii</text:span> <text:span text:style-name="T7">die</text:span> <text:span text:style-name="T7"><text:span text:style-name="T3">t<text:span text:style-name="T1">ran</text:span>s</text:span>latus</text:span> <text:span text:style-name="T7">est</text:span> <text:span text:style-name="T7"><text:span text:style-name="T3">p</text:span>at</text:span><text:span text:style-name="T7">|</text:span><text:span text:style-name="T7"><text:span text:style-name="T3">ri</text:span>ciu<text:span text:style-name="T3">s</text:span></text:span> <text:span text:style-name="T7"><text:span text:style-name="T3">ad</text:span></text:span> <text:span text:style-name="T7"><text:span text:style-name="T3">c</text:span>ae<text:span text:style-name="T3">l</text:span>os</text:span></text:p>
      <text:p>1. </text:p>
      <text:p>2. </text:p>
      <text:p>3. </text:p>
      <text:p>4. </text:p>
      <text:p>5. </text:p>
      <text:p>6. </text:p>
      <text:p>7. </text:p>
      <text:p>8. </text:p>
      <text:p>9. </text:p>
      <text:p>10. </text:p>
      <text:p>11. </text:p>
      <text:p>12. </text:p>
      <text:p>13. </text:p>
      <text:p>14. </text:p>
      <text:p>15. </text:p>
      <text:p>16. </text:p>
      <text:p>17. </text:p>
      <text:p>18. </text:p>
      <text:p>19. </text:p>
      <text:p>20. </text:p>
      <text:p>21. </text:p>
    </office:text>
  </office:body>
</office:document-content>
</file>

<file path=styles.xml><?xml version="1.0" encoding="utf-8"?>
<office:document-styles xmlns:rpt="http://openoffice.org/2005/report" xmlns:office="urn:oasis:names:tc:opendocument:xmlns:office:1.0" xmlns:text="urn:oasis:names:tc:opendocument:xmlns:text:1.0" xmlns:grddl="http://www.w3.org/2003/g/data-view#" xmlns:number="urn:oasis:names:tc:opendocument:xmlns:datastyle:1.0" xmlns:meta="urn:oasis:names:tc:opendocument:xmlns:meta:1.0" xmlns:table="urn:oasis:names:tc:opendocument:xmlns:table:1.0" xmlns:style="urn:oasis:names:tc:opendocument:xmlns:style:1.0" xmlns:script="urn:oasis:names:tc:opendocument:xmlns:script:1.0" xmlns:xlink="http://www.w3.org/1999/xlink" xmlns:xhtml="http://www.w3.org/1999/xhtml" xmlns:tableooo="http://openoffice.org/2009/table" xmlns:math="http://www.w3.org/1998/Math/MathML" xmlns:draw="urn:oasis:names:tc:opendocument:xmlns:drawing:1.0" xmlns:form="urn:oasis:names:tc:opendocument:xmlns:form:1.0" xmlns:ooo="http://openoffice.org/2004/office" xmlns:chart="urn:oasis:names:tc:opendocument:xmlns:chart:1.0" xmlns:dc="http://purl.org/dc/elements/1.1/" xmlns:dr3d="urn:oasis:names:tc:opendocument:xmlns:dr3d:1.0" xmlns:fo="urn:oasis:names:tc:opendocument:xmlns:xsl-fo-compatible:1.0" xmlns:dom="http://www.w3.org/2001/xml-events" xmlns:ooow="http://openoffice.org/2004/writer" xmlns:svg="urn:oasis:names:tc:opendocument:xmlns:svg-compatible:1.0" xmlns:css3t="http://www.w3.org/TR/css3-text/" xmlns:of="urn:oasis:names:tc:opendocument:xmlns:of:1.2" xmlns:oooc="http://openoffice.org/2004/calc">
  <office:font-face-decls/>
  <office:styles>
    <style:style xmlns:xforms="http://www.w3.org/2002/xforms" xmlns:xsd="http://www.w3.org/2001/XMLSchema" xmlns:xsi="http://www.w3.org/2001/XMLSchema-instance" xmlns:rdfa="http://docs.oasis-open.org/opendocument/meta/rdfa#" xmlns:field="urn:openoffice:names:experimental:ooo-ms-interop:xmlns:field:1.0" style:name="P1" style:family="paragraph" style:parent-style-name="Footer">
      <style:paragraph-properties fo:text-align="center" style:justify-single-word="false"/>
    </style:style>
    <style:style xmlns:xforms="http://www.w3.org/2002/xforms" xmlns:xsd="http://www.w3.org/2001/XMLSchema" xmlns:xsi="http://www.w3.org/2001/XMLSchema-instance" xmlns:rdfa="http://docs.oasis-open.org/opendocument/meta/rdfa#" xmlns:field="urn:openoffice:names:experimental:ooo-ms-interop:xmlns:field:1.0" style:name="P2" style:family="paragraph" style:parent-style-name="Standard">
      <style:paragraph-properties fo:line-height="150%"/>
      <style:text-properties fo:font-size="12pt"/>
    </style:style>
    <style:style xmlns:xforms="http://www.w3.org/2002/xforms" xmlns:xsd="http://www.w3.org/2001/XMLSchema" xmlns:xsi="http://www.w3.org/2001/XMLSchema-instance" xmlns:rdfa="http://docs.oasis-open.org/opendocument/meta/rdfa#" xmlns:field="urn:openoffice:names:experimental:ooo-ms-interop:xmlns:field:1.0" style:name="P3" style:family="paragraph" style:parent-style-name="Table_20_Contents">
      <style:paragraph-properties fo:line-height="150%"/>
    </style:style>
    <style:style xmlns:xforms="http://www.w3.org/2002/xforms" xmlns:xsd="http://www.w3.org/2001/XMLSchema" xmlns:xsi="http://www.w3.org/2001/XMLSchema-instance" xmlns:rdfa="http://docs.oasis-open.org/opendocument/meta/rdfa#" xmlns:field="urn:openoffice:names:experimental:ooo-ms-interop:xmlns:field:1.0" style:name="P4" style:family="paragraph" style:parent-style-name="Heading">
      <style:paragraph-properties fo:line-height="150%"/>
      <style:text-properties fo:font-weight="bold"/>
    </style:style>
    <style:style xmlns:xforms="http://www.w3.org/2002/xforms" xmlns:xsd="http://www.w3.org/2001/XMLSchema" xmlns:xsi="http://www.w3.org/2001/XMLSchema-instance" xmlns:rdfa="http://docs.oasis-open.org/opendocument/meta/rdfa#" xmlns:field="urn:openoffice:names:experimental:ooo-ms-interop:xmlns:field:1.0" style:name="T1" style:family="text">
      <style:text-properties fo:font-style="italic"/>
    </style:style>
    <style:style xmlns:xforms="http://www.w3.org/2002/xforms" xmlns:xsd="http://www.w3.org/2001/XMLSchema" xmlns:xsi="http://www.w3.org/2001/XMLSchema-instance" xmlns:rdfa="http://docs.oasis-open.org/opendocument/meta/rdfa#" xmlns:field="urn:openoffice:names:experimental:ooo-ms-interop:xmlns:field:1.0" style:name="T2" style:family="text">
      <style:text-properties fo:font-weight="bold"/>
    </style:style>
    <style:style xmlns:xforms="http://www.w3.org/2002/xforms" xmlns:xsd="http://www.w3.org/2001/XMLSchema" xmlns:xsi="http://www.w3.org/2001/XMLSchema-instance" xmlns:rdfa="http://docs.oasis-open.org/opendocument/meta/rdfa#" xmlns:field="urn:openoffice:names:experimental:ooo-ms-interop:xmlns:field:1.0" style:name="T3" style:family="text">
      <style:text-properties fo:font-size="18pt" fo:font-weight="bold"/>
    </style:style>
    <style:style xmlns:xforms="http://www.w3.org/2002/xforms" xmlns:xsd="http://www.w3.org/2001/XMLSchema" xmlns:xsi="http://www.w3.org/2001/XMLSchema-instance" xmlns:rdfa="http://docs.oasis-open.org/opendocument/meta/rdfa#" xmlns:field="urn:openoffice:names:experimental:ooo-ms-interop:xmlns:field:1.0" style:name="Table1" style:family="table">
      <style:table-properties style:width="16.999cm" table:align="margins" style:shadow="none"/>
    </style:style>
    <style:style xmlns:xforms="http://www.w3.org/2002/xforms" xmlns:xsd="http://www.w3.org/2001/XMLSchema" xmlns:xsi="http://www.w3.org/2001/XMLSchema-instance" xmlns:rdfa="http://docs.oasis-open.org/opendocument/meta/rdfa#" xmlns:field="urn:openoffice:names:experimental:ooo-ms-interop:xmlns:field:1.0" style:name="Table1.A" style:family="table-column">
      <style:table-column-properties style:column-width="8.5cm" style:rel-column-width="32767*"/>
    </style:style>
    <style:style xmlns:xforms="http://www.w3.org/2002/xforms" xmlns:xsd="http://www.w3.org/2001/XMLSchema" xmlns:xsi="http://www.w3.org/2001/XMLSchema-instance" xmlns:rdfa="http://docs.oasis-open.org/opendocument/meta/rdfa#" xmlns:field="urn:openoffice:names:experimental:ooo-ms-interop:xmlns:field:1.0" style:name="Table1.1" style:family="table-row">
      <style:table-row-properties style:min-row-height="1.402cm"/>
    </style:style>
    <style:style xmlns:xforms="http://www.w3.org/2002/xforms" xmlns:xsd="http://www.w3.org/2001/XMLSchema" xmlns:xsi="http://www.w3.org/2001/XMLSchema-instance" xmlns:rdfa="http://docs.oasis-open.org/opendocument/meta/rdfa#" xmlns:field="urn:openoffice:names:experimental:ooo-ms-interop:xmlns:field:1.0" style:name="Table1.A1" style:family="table-cell">
      <style:table-cell-properties fo:padding="0.097cm" fo:border="none"/>
    </style:style>
    <style:style xmlns:xforms="http://www.w3.org/2002/xforms" xmlns:xsd="http://www.w3.org/2001/XMLSchema" xmlns:xsi="http://www.w3.org/2001/XMLSchema-instance" xmlns:rdfa="http://docs.oasis-open.org/opendocument/meta/rdfa#" xmlns:field="urn:openoffice:names:experimental:ooo-ms-interop:xmlns:field:1.0" style:name="Table1.B1" style:family="table-cell">
      <style:table-cell-properties style:vertical-align="middle" fo:background-color="transparent" fo:padding="0.097cm" fo:border="none">
        <style:background-image/>
      </style:table-cell-properties>
    </style:style>
    <style:style xmlns:xforms="http://www.w3.org/2002/xforms" xmlns:xsd="http://www.w3.org/2001/XMLSchema" xmlns:xsi="http://www.w3.org/2001/XMLSchema-instance" xmlns:rdfa="http://docs.oasis-open.org/opendocument/meta/rdfa#" xmlns:field="urn:openoffice:names:experimental:ooo-ms-interop:xmlns:field:1.0"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xmlns:xforms="http://www.w3.org/2002/xforms" xmlns:xsd="http://www.w3.org/2001/XMLSchema" xmlns:xsi="http://www.w3.org/2001/XMLSchema-instance" xmlns:rdfa="http://docs.oasis-open.org/opendocument/meta/rdfa#" xmlns:field="urn:openoffice:names:experimental:ooo-ms-interop:xmlns:field:1.0" style:name="H1" style:family="paragraph" style:parent-style-name="Heading" style:class="text">
      <style:text-properties fo:font-size="85%" fo:font-weight="bold"/>
    </style:style>
  </office:styles>
  <office:automatic-styles/>
  <office:master-styles/>
</office:document-styles>
</file>

<file path=meta.xml><?xml version="1.0" encoding="utf-8"?>
<office:document-meta xmlns:office="urn:oasis:names:tc:opendocument:xmlns:office:1.0" xmlns:ooo="http://openoffice.org/2004/office" xmlns:grddl="http://www.w3.org/2003/g/data-view#" xmlns:xlink="http://www.w3.org/1999/xlink" xmlns:dc="http://purl.org/dc/elements/1.1/" xmlns:meta="urn:oasis:names:tc:opendocument:xmlns:meta:1.0" grddl:transformation="http://docs.oasis-open.org/office/1.2/xslt/odf2rdf.xsl">
  <office:meta>
    <meta:creation-date>2015-09-24T08:53:54.211000</meta:creation-date>
    <dc:date>2015-09-24T08:53:54.237000</dc:date>
    <meta:generator>http://pypi.python.org/pypi/ezodf/0.1.0$Python2.7.5 (default, May 15 2013, 22:43:36) [MSC v.1500 32 bit (Intel)]</meta:generator>
    <meta:document-statistic/>
    <meta:editing-cycles>1</meta:editing-cycles>
  </office:meta>
</office:document-meta>
</file>